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entry_letData">-d  </text:span><text:span text:style-name="pronunciation_pronunciations_entry_letData">[ⁿd]</text:span> <text:span>N(inal) </text:span><text:span text:style-name="slotname_.en_slots_grammaticalinfo_sense_senses_entry_letData">: Possessive </text:span> <text:span>first person plural inclusive possessive suffix--this is the form used with the major class of inalienable possession nouns. </text:span></text:p>
        <text:p text:style-name="entry_letData"><text:span text:style-name="headword_entry_letData">da  </text:span><text:span text:style-name="pronunciation_pronunciations_entry_letData">[ⁿda]</text:span> <text:span>N </text:span> <text:span text:style-name="xsensenumber_sense_senses_entry_letData">1) </text:span><text:span text:style-name="xitem_.en_definition_sense_senses_entry_letData">Sunday morning church service.</text:span><text:span text:style-name="xitem_.tpi_definition_sense_senses_entry_letData"> lotu.</text:span> <text:span text:style-name="example_examples_sense_senses_entry_letData">Ya dëlë da dub ayo. </text:span><text:span text:style-name="translation_translations_examples_sense_senses_entry_letData">They went to the service in the church. </text:span> <text:span>(sem. domains: 4.5.4.3 - </text:span><text:span text:style-name="semanticdomainname_.en_xitem_semanticdomains_sense_senses_entry_letData">Serve</text:span><text:span>, 8.4.1 - </text:span><text:span text:style-name="semanticdomainname_.en_xitem_semanticdomains_sense_senses_entry_letData">Period of time</text:span>.) <text:span text:style-name="xsensenumber_sense_senses_entry_letData">  2) </text:span><text:span text:style-name="xitem_.en_definition_sense_senses_entry_letData">week.</text:span><text:span text:style-name="xitem_.tpi_definition_sense_senses_entry_letData"> wik.</text:span> <text:span text:style-name="example_examples_sense_senses_entry_letData">Venë ya nedo Moresby da ti. </text:span><text:span text:style-name="translation_translations_examples_sense_senses_entry_letData">His wife went and stayed a week in Moresby. </text:span> <text:span>(sem. domains: 8.4.1 - </text:span><text:span text:style-name="semanticdomainname_.en_semanticdomains_sense_senses_entry_letData">Period of time</text:span>.) </text:p>
        <text:p text:style-name="entry_letData"><text:span text:style-name="headword_entry_letData">daba  </text:span><text:span text:style-name="pronunciation_pronunciations_entry_letData">[ˈⁿda.ᵐba]</text:span> <text:span>N(inal) </text:span> <text:span text:style-name="xitem_.en_definition_sense_senses_entry_letData">forehead.</text:span><text:span text:style-name="xitem_.tpi_definition_sense_senses_entry_letData"> poret.</text:span> <text:span text:style-name="example_examples_sense_senses_entry_letData">He ġebë he Anutu yi ḳanaḳ jaḳ yi hur lo dabaj namuġin rë. </text:span><text:span text:style-name="translation_translations_examples_sense_senses_entry_letData">We will put the mark of our God on his servants foreheads first. </text:span> <text:span>(sem. domains: 2.1 - </text:span><text:span text:style-name="semanticdomainname_.en_semanticdomains_sense_senses_entry_letData">Body</text:span>.) </text:p>
        <text:p text:style-name="entry_letData"><text:span text:style-name="headword_entry_letData">dabanġ  </text:span><text:span text:style-name="pronunciation_pronunciations_entry_letData">[ⁿda.ˈᵐbaɴ]</text:span> <text:span>N </text:span> <text:span text:style-name="xitem_.en_definition_sense_senses_entry_letData">catapult, shanghai, slingshot.</text:span><text:span text:style-name="xitem_.tpi_definition_sense_senses_entry_letData"> katapel.</text:span> <text:span text:style-name="example_examples_sense_senses_entry_letData">Hur mahen dëvanëh soḳ raḳ dabanġ. </text:span><text:span text:style-name="translation_translations_examples_sense_senses_entry_letData">Children shoot birds with their shanghais. </text:span> <text:span>(sem. domains: 4.8.3.7 - </text:span><text:span text:style-name="semanticdomainname_.en_semanticdomains_sense_senses_entry_letData">Weapon, shoot</text:span>.) </text:p>
        <text:p text:style-name="entry_letData"><text:span text:style-name="headword_entry_letData">dabeenġ  </text:span><text:span text:style-name="pronunciation_pronunciations_entry_letData">[ⁿda.ˈᵐbɛːɴ]</text:span> <text:span>N </text:span> <text:span text:style-name="xitem_.en_definition_sense_senses_entry_letData">type of bird-probably the Greenwinged King Parrot, or the Papuan King.</text:span><text:span text:style-name="xitem_.tpi_definition_sense_senses_entry_letData"> wanpela kain pisin.</text:span> <text:span text:style-name="example_examples_sense_senses_entry_letData">Dejom dabeenġ nalu medevet. </text:span><text:span text:style-name="translation_translations_examples_sense_senses_entry_letData">They captured a young <text:span text:style-name="span_.bzh_translation_translations_examples_sense_senses_entry_letData">dabeeng</text:span> and cared for it. </text:span> <text:span text:style-name="lexreftype_relations_sense_senses_entry_letData">spec: </text:span><text:span text:style-name="sensecrossref_xitem_lexreftargets_relations_sense_senses_entry_letData">dabudenġ<text:span text:style-name="xhomographnumber_sensecrossref_xitem_lexreftargets_relations_sense_senses_entry_letData">1</text:span></text:span><text:span text:style-name="sensecrossref_xitem_lexreftargets_relations_sense_senses_entry_letData">, daġed</text:span><text:span text:style-name="sensecrossref_xitem_lexreftargets_relations_sense_senses_entry_letData">, daġöl</text:span><text:span text:style-name="sensecrossref_xitem_lexreftargets_relations_sense_senses_entry_letData">, dehud</text:span><text:span text:style-name="sensecrossref_xitem_lexreftargets_relations_sense_senses_entry_letData">, duvöön</text:span><text:span text:style-name="sensecrossref_xitem_lexreftargets_relations_sense_senses_entry_letData">, danġed<text:span text:style-name="xhomographnumber_sensecrossref_xitem_lexreftargets_relations_sense_senses_entry_letData">2</text:span></text:span>. <text:span>(sem. domains: 1.6.1.2 - </text:span><text:span text:style-name="semanticdomainname_.en_semanticdomains_sense_senses_entry_letData">Bird</text:span>.) </text:p>
        <text:p text:style-name="entry_letData"><text:span text:style-name="headword_entry_letData">dabi  </text:span><text:span text:style-name="pronunciation_pronunciations_entry_letData">[ˈⁿda.ᵐbi]</text:span> <text:span>N </text:span> <text:span text:style-name="xitem_.en_definition_sense_senses_entry_letData">fourth daughter, the fourth female issue of a woman.</text:span><text:span text:style-name="xitem_.tpi_definition_sense_senses_entry_letData"> namba poa pikinini meri.</text:span> <text:span text:style-name="example_examples_sense_senses_entry_letData">Ḳo nalu dabi. </text:span><text:span text:style-name="translation_translations_examples_sense_senses_entry_letData">She bore her fourth daughter. </text:span> <text:span text:style-name="lexreftype_relations_sense_senses_entry_letData">Nmc: </text:span><text:span text:style-name="sensecrossref_lexreftargets_relations_sense_senses_entry_letData">dabi</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budenġ  </text:span><text:span text:style-name="pronunciation_pronunciations_entry_letData">[ⁿda.ˈᵐbuⁿd.əɴ]</text:span> <text:span>N </text:span> <text:span text:style-name="xitem_.en_definition_sense_senses_entry_letData">a demon or evil spirit, it deceives dogs and people and freezes them fast to it so they can't draw away.</text:span><text:span text:style-name="xitem_.tpi_definition_sense_senses_entry_letData"> bus tewel.</text:span> <text:span text:style-name="example_examples_sense_senses_entry_letData">Dabudenġ og yiḳ memö ti menejom mehönon los anöö lu nġaa ahon bemedo dëdiiḳ. </text:span><text:span text:style-name="span_.bzh_translation_translations_examples_sense_senses_entry_letData">Dabudenġ</text:span><text:span text:style-name="translation_translations_examples_sense_senses_entry_letData"> is a demon which holds people and dogs and things fast and they die. </text:span> </text:p>
        <text:p text:style-name="entry_letData"><text:span text:style-name="headword_entry_letData">dabudenġ<text:span text:style-name="xhomographnumber_headword_entry_letData">1</text:span>  </text:span><text:span text:style-name="pronunciation_pronunciations_entry_letData">[ⁿda.ˈᵐbuⁿd.əɴ]</text:span> <text:span>N </text:span> <text:span text:style-name="xitem_.en_definition_sense_senses_entry_letData">type of bird-probably the Red-capped Streaked Lory.</text:span><text:span text:style-name="xitem_.tpi_definition_sense_senses_entry_letData"> wanpela kain pisin.</text:span> <text:span text:style-name="example_examples_sense_senses_entry_letData">Soḳ dabudenġ niviis nimewis ḳöḳ los nisanġ nebë soḳ ḳangwii. </text:span><text:span text:style-name="translation_translations_examples_sense_senses_entry_letData">The <text:span text:style-name="span_.bzh_translation_translations_examples_sense_senses_entry_letData">dabudenġ</text:span>'s feathers are green red and yellow like the <text:span text:style-name="span_.bzh_translation_translations_examples_sense_senses_entry_letData">ḳangwii</text:span>'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budenġ<text:span text:style-name="xhomographnumber_headword_entry_letData">2</text:span>  </text:span><text:span text:style-name="pronunciation_pronunciations_entry_letData">[ⁿda.ˈᵐbuⁿd.əɴ]</text:span> <text:span>N </text:span> <text:span text:style-name="xitem_.en_definition_sense_senses_entry_letData">variety of tree the bark of which is used for tying, especially for tying the grass onto the roof.</text:span><text:span text:style-name="span_.en_xitem_.tpi_definition_sense_senses_entry_letData"> wanpela kain skin rop</text:span><text:span text:style-name="xitem_.tpi_definition_sense_senses_entry_letData"> diwai.</text:span> <text:span text:style-name="example_examples_sense_senses_entry_letData">Ngap dabudenġ menaduu sapu jaḳ. </text:span><text:span text:style-name="translation_translations_examples_sense_senses_entry_letData">He will cut a <text:span text:style-name="span_.bzh_translation_translations_examples_sense_senses_entry_letData">dabudenġ</text:span> and (use the bark to) tie his snare. </text:span> <text:span text:style-name="lexreftype_relations_sense_senses_entry_letData">spec: </text:span><text:span text:style-name="sensecrossref_xitem_lexreftargets_relations_sense_senses_entry_letData">dadah-nevu</text:span><text:span text:style-name="sensecrossref_xitem_lexreftargets_relations_sense_senses_entry_letData">, daġölahë<text:span text:style-name="xhomographnumber_sensecrossref_xitem_lexreftargets_relations_sense_senses_entry_letData">2</text:span></text:span><text:span text:style-name="sensecrossref_xitem_lexreftargets_relations_sense_senses_entry_letData">, dagwem<text:span text:style-name="xhomographnumber_sensecrossref_xitem_lexreftargets_relations_sense_senses_entry_letData">2</text:span></text:span><text:span text:style-name="sensecrossref_xitem_lexreftargets_relations_sense_senses_entry_letData">, dahaam</text:span><text:span text:style-name="sensecrossref_xitem_lexreftargets_relations_sense_senses_entry_letData">, dalibeng</text:span><text:span text:style-name="sensecrossref_xitem_lexreftargets_relations_sense_senses_entry_letData">, daröö</text:span><text:span text:style-name="sensecrossref_xitem_lexreftargets_relations_sense_senses_entry_letData">, datëv</text:span><text:span text:style-name="sensecrossref_xitem_lexreftargets_relations_sense_senses_entry_letData">, dedonġ</text:span><text:span text:style-name="sensecrossref_xitem_lexreftargets_relations_sense_senses_entry_letData">, deggédek</text:span><text:span text:style-name="sensecrossref_xitem_lexreftargets_relations_sense_senses_entry_letData">, dod</text:span><text:span text:style-name="sensecrossref_xitem_lexreftargets_relations_sense_senses_entry_letData">, dönġ-hus</text:span><text:span text:style-name="sensecrossref_xitem_lexreftargets_relations_sense_senses_entry_letData">, döleng<text:span text:style-name="xsensenumber_sensecrossref_xitem_lexreftargets_relations_sense_senses_entry_letData"> 1</text:span></text:span>. <text:span>Tiliaceae, Triumfetta pilosa Roth </text:span><text:span>(sem. domains: 1.5.1 - </text:span><text:span text:style-name="semanticdomainname_.en_semanticdomains_sense_senses_entry_letData">Tree</text:span>.) </text:p>
        <text:p text:style-name="entry_letData"><text:span text:style-name="headword_entry_letData">dabun  </text:span><text:span text:style-name="pronunciation_pronunciations_entry_letData">[ⁿda.ˈᵐbun]</text:span> <text:span>N </text:span> <text:span text:style-name="xsensenumber_sense_senses_entry_letData">1) </text:span><text:span text:style-name="xitem_.en_definition_sense_senses_entry_letData">cluster, heap, bundle, group.</text:span><text:span text:style-name="xitem_.tpi_definition_sense_senses_entry_letData"> wantaim.</text:span> <text:span text:style-name="example_xitem_examples_sense_senses_entry_letData">Deya dabun. </text:span><text:span text:style-name="translation_translations_xitem_examples_sense_senses_entry_letData">They all went together. </text:span>  <text:span text:style-name="example_xitem_examples_sense_senses_entry_letData">Rengö abuhek dabun luu. </text:span><text:span text:style-name="translation_translations_xitem_examples_sense_senses_entry_letData">She put two bundles of pitpit into the bamboo. </text:span> <text:span>(sem. domains: 4.2.1.7 - </text:span><text:span text:style-name="semanticdomainname_.en_xitem_semanticdomains_sense_senses_entry_letData">Crowd, group</text:span><text:span>, 7.5.5 - </text:span><text:span text:style-name="semanticdomainname_.en_xitem_semanticdomains_sense_senses_entry_letData">Organize</text:span>.) <text:span text:style-name="xsensenumber_sense_senses_entry_letData">  2) </text:span><text:span text:style-name="xitem_.en_definition_sense_senses_entry_letData">clump.</text:span><text:span text:style-name="xitem_.tpi_definition_sense_senses_entry_letData"> mekpas.</text:span> <text:span text:style-name="example_examples_sense_senses_entry_letData">Beggob dabun ti lo yam nyë taḳut dus raḳ sa. </text:span><text:span text:style-name="translation_translations_examples_sense_senses_entry_letData">A small clump of cloud came with a blunt end near to me. </text:span> </text:p>
        <text:p text:style-name="entry_letData"><text:span text:style-name="headword_entry_letData">dadah-nevu  </text:span><text:span text:style-name="pronunciation_pronunciations_entry_letData">[ⁿda.ˈⁿdaʁ nə.ˈβu]</text:span> <text:span>Nc </text:span> <text:span text:style-name="xitem_.en_definition_sense_senses_entry_letData">variety of tree which grows in high places, on top of cliffs etc. It is used as a shade tree, and is good for fences.</text:span><text:span text:style-name="xitem_.tpi_definition_sense_senses_entry_letData"> wanpela kain pikus i save kamap antap long ston.</text:span> <text:span text:style-name="example_examples_sense_senses_entry_letData">Dadah-nevu kip raḳ peḳë yu. </text:span><text:span text:style-name="translation_translations_examples_sense_senses_entry_letData">The <text:span text:style-name="span_.bzh_translation_translations_examples_sense_senses_entry_letData">dadah-nevu</text:span> came up on top of the cliff. </text:span> <text:span text:style-name="lexreftype_xitem_relations_sense_senses_entry_letData">spec: </text:span><text:span text:style-name="sensecrossref_lexreftargets_xitem_relations_sense_senses_entry_letData">daġölahë<text:span text:style-name="xhomographnumber_sensecrossref_lexreftargets_xitem_relations_sense_senses_entry_letData">2</text:span></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Moraceae Ficus sp. </text:span><text:span>(sem. domains: 1.5.1 - </text:span><text:span text:style-name="semanticdomainname_.en_semanticdomains_sense_senses_entry_letData">Tree</text:span>.) </text:p>
        <text:p text:style-name="entry_letData"><text:span text:style-name="headword_entry_letData">dadah-reek  </text:span><text:span text:style-name="pronunciation_pronunciations_entry_letData">[ⁿda.ˈⁿdaʁ ɾɛːk]</text:span> <text:span>Nc </text:span> <text:span text:style-name="xitem_.en_definition_sense_senses_entry_letData">a huge flat stone, a layer or slab of stone.</text:span><text:span text:style-name="xitem_.tpi_definition_sense_senses_entry_letData"> ston nating.</text:span> <text:span text:style-name="example_examples_sense_senses_entry_letData">Dadah-reek og ġelönġ böp sën neggëp ya dob ġebinë. </text:span><text:span text:style-name="span_.bzh_translation_translations_examples_sense_senses_entry_letData">Dadah-reek</text:span><text:span text:style-name="translation_translations_examples_sense_senses_entry_letData"> is a big (flat) stone which goes underground. </text:span> <text:span text:style-name="lexreftype_relations_sense_senses_entry_letData">spec: </text:span><text:span text:style-name="sensecrossref_xitem_lexreftargets_relations_sense_senses_entry_letData">daġoreḳ</text:span><text:span text:style-name="sensecrossref_xitem_lexreftargets_relations_sense_senses_entry_letData">, duh</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2.3 - </text:span><text:span text:style-name="semanticdomainname_.en_xitem_semanticdomains_sense_senses_entry_letData">Music</text:span><text:span>, 8.3.2.2 - </text:span><text:span text:style-name="semanticdomainname_.en_xitem_semanticdomains_sense_senses_entry_letData">Rough</text:span>.) </text:p>
        <text:p text:style-name="entry_letData"><text:span text:style-name="headword_entry_letData">dadëk  </text:span><text:span text:style-name="pronunciation_pronunciations_entry_letData">[ⁿda.ˈⁿdek]</text:span> <text:span>N </text:span> <text:span text:style-name="xitem_.en_definition_sense_senses_entry_letData">pains in the throat and chest. People drink pig blood and salt to cure it; some people eat raw sweetpotato and drink cold water.</text:span><text:span text:style-name="xitem_.tpi_definition_sense_senses_entry_letData"> wanpela kain sik, lewa pen.</text:span> <text:span text:style-name="example_examples_sense_senses_entry_letData">Dadëk negga newa. </text:span><text:span text:style-name="translation_translations_examples_sense_senses_entry_letData">He has chest pains. </text:span> <text:span text:style-name="lexreftype_relations_sense_senses_entry_letData">Sim: </text:span>. <text:span>(sem. domains: 2.5.6.1 - </text:span><text:span text:style-name="semanticdomainname_.en_semanticdomains_sense_senses_entry_letData">Pain</text:span>.) </text:p>
        <text:p text:style-name="entry_letData"><text:span text:style-name="headword_entry_letData">dadii  </text:span><text:span text:style-name="pronunciation_pronunciations_entry_letData">[ⁿda.ˈⁿdiː]</text:span> <text:span>V1 </text:span> <text:span text:style-name="xitem_.en_definition_sense_senses_entry_letData">pull.</text:span><text:span text:style-name="xitem_.tpi_definition_sense_senses_entry_letData"> pulim.</text:span> <text:span text:style-name="example_xitem_examples_sense_senses_entry_letData">Sëḳ dadii honġ jaḳ nam vavunë. </text:span><text:span text:style-name="translation_translations_xitem_examples_sense_senses_entry_letData">I will pull you up on top. </text:span>  <text:span text:style-name="example_xitem_examples_sense_senses_entry_letData">Jom loḳ nema medadii. </text:span><text:span text:style-name="translation_translations_xitem_examples_sense_senses_entry_letData">He grasped his hand and pulled. </text:span> <text:span>(sem. domains: 7.3.2.8 - </text:span><text:span text:style-name="semanticdomainname_.en_semanticdomains_sense_senses_entry_letData">Pull</text:span>.) </text:p>
        <text:p text:style-name="entry_letData"><text:span text:style-name="headword_entry_letData">dadov  </text:span><text:span text:style-name="pronunciation_pronunciations_entry_letData">[ⁿda.ˈⁿdoβ]</text:span> <text:span>N </text:span> <text:span text:style-name="xitem_.en_definition_sense_senses_entry_letData">Job's tears. The seeds are used for decoration, making necklaces etc; they were once used as a sign of grief or mourning.</text:span><text:span text:style-name="xitem_.tpi_definition_sense_senses_entry_letData"> kain gras pikinini bilong em i wait, yelo, na blakpela.</text:span> <text:span text:style-name="example_examples_sense_senses_entry_letData">Jur dadov anon in naduu mebanuh. </text:span><text:span text:style-name="translation_translations_examples_sense_senses_entry_letData">She will collect Job's tears to make into a necklace and wear round her neck. </text:span> <text:span text:style-name="lexreftype_xitem_relations_sense_senses_entry_letData">Sim: </text:span><text:span text:style-name="lexreftype_xitem_relations_sense_senses_entry_letData">; gen: </text:span><text:span text:style-name="sensecrossref_lexreftargets_xitem_relations_sense_senses_entry_letData">daduġ</text:span>. <text:span>Gramineae Coix lachryma, jobi L. </text:span></text:p>
        <text:p text:style-name="entry_letData"><text:span text:style-name="headword_entry_letData">daduġ  </text:span><text:span text:style-name="pronunciation_pronunciations_entry_letData">[ⁿda.ˈⁿduᵑɢ]</text:span> <text:span>N </text:span> <text:span text:style-name="xitem_.en_definition_sense_senses_entry_letData">a kind of strong vine or bush with tiny leaves which are as dance decorations--the leaves are poked into the armbands.</text:span><text:span text:style-name="xitem_.tpi_definition_sense_senses_entry_letData"> wanpela kain liklik diwai lip bilong en i bilong bilas.</text:span> <text:span text:style-name="example_examples_sense_senses_entry_letData">Alam denevuneḳ vu sir raḳ daduġ in sengii. </text:span><text:span text:style-name="translation_translations_examples_sense_senses_entry_letData">People decorate themselves with <text:span text:style-name="span_.bzh_translation_translations_examples_sense_senses_entry_letData">dadug</text:span> to dance. </text:span> <text:span text:style-name="lexreftype_relations_sense_senses_entry_letData">spec: </text:span><text:span text:style-name="sensecrossref_xitem_lexreftargets_relations_sense_senses_entry_letData">daġölahë<text:span text:style-name="xhomographnumber_sensecrossref_xitem_lexreftargets_relations_sense_senses_entry_letData">1</text:span></text:span><text:span text:style-name="sensecrossref_xitem_lexreftargets_relations_sense_senses_entry_letData">, dadov</text:span><text:span text:style-name="sensecrossref_xitem_lexreftargets_relations_sense_senses_entry_letData">, daröd</text:span>. <text:span>Polygonaceae Muehlenbeckia polyclada Meisn. </text:span><text:span>(sem. domains: 1.5.3 - </text:span><text:span text:style-name="semanticdomainname_.en_semanticdomains_sense_senses_entry_letData">Grass, herb, vine</text:span>.) </text:p>
        <text:p text:style-name="entry_letData"><text:span text:style-name="headword_entry_letData">dagul-ggoo  </text:span><text:span text:style-name="pronunciation_pronunciations_entry_letData">[ⁿda.ˈᵑɡul̪.ɣoː]</text:span> <text:span>Nc </text:span> <text:span text:style-name="xitem_.en_definition_sense_senses_entry_letData">variety of yam.</text:span><text:span text:style-name="xitem_.tpi_definition_sense_senses_entry_letData"> wanpela kain yam.</text:span> <text:span text:style-name="example_examples_sense_senses_entry_letData">Alam dënër mehö sagu bë dagul-ggoo degwa in yö nevaroh go dagul-ggoo nġahiseḳë. </text:span><text:span text:style-name="translation_translations_examples_sense_senses_entry_letData">People call that man over there is a specialist in <text:span text:style-name="span_.bzh_translation_translations_examples_sense_senses_entry_letData">dagul-ggoo</text:span> yams because he plants lots of them.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ġaheng  </text:span><text:span text:style-name="pronunciation_pronunciations_entry_letData">[ⁿda.ˈᵑɡaʁ.əŋ]</text:span> <text:span>N </text:span> <text:span text:style-name="xitem_.en_definition_sense_senses_entry_letData">kind of vine, the leaves were used to wrap tobacco leaves for smoking.</text:span><text:span text:style-name="xitem_.tpi_definition_sense_senses_entry_letData"> wanpela kain rop.</text:span> <text:span text:style-name="example_examples_sense_senses_entry_letData">Alam böp dëbom aru loḳ daġaheng ris medëvë. </text:span><text:span text:style-name="translation_translations_examples_sense_senses_entry_letData">People used to wrap tobacco in <text:span text:style-name="span_.bzh_translation_translations_examples_sense_senses_entry_letData">daġaheng</text:span> leaves and smoke it. </text:span> <text:span text:style-name="lexreftype_relations_sense_senses_entry_letData">spec: </text:span><text:span text:style-name="sensecrossref_lexreftargets_relations_sense_senses_entry_letData">dedöggin</text:span>. <text:span>(sem. domains: 1.5.3 - </text:span><text:span text:style-name="semanticdomainname_.en_semanticdomains_sense_senses_entry_letData">Grass, herb, vine</text:span>.) </text:p>
        <text:p text:style-name="entry_letData"><text:span text:style-name="headword_entry_letData">daġed  </text:span><text:span text:style-name="pronunciation_pronunciations_entry_letData">[ⁿda.ˈᵑɢɛⁿd]</text:span> <text:span>N </text:span> <text:span text:style-name="xitem_.en_definition_sense_senses_entry_letData">willie wagtail.</text:span><text:span text:style-name="xitem_.tpi_definition_sense_senses_entry_letData"> wanpela kain liklik pisin.</text:span> <text:span text:style-name="example_examples_sense_senses_entry_letData">Soḳ daġed to nesesipeḳ raḳ dob. </text:span><text:span text:style-name="translation_translations_examples_sense_senses_entry_letData">The <text:span text:style-name="span_.bzh_translation_translations_examples_sense_senses_entry_letData">daġed</text:span> bird came down and was hopping about on the ground.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ġi  </text:span><text:span text:style-name="pronunciation_pronunciations_entry_letData">[ˈⁿda.ᵑɢi]</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ġi yiḳ go ti arë, ris veroo nebë nabon ganon ading. </text:span><text:span text:style-name="span_.bzh_translation_translations_examples_sense_senses_entry_letData">Daġi</text:span><text:span text:style-name="translation_translations_examples_sense_senses_entry_letData"> is the name of a yam with white leaves like the <text:span text:style-name="span_.bzh_translation_translations_examples_sense_senses_entry_letData">nabon</text:span> and a long tuber. </text:span> </text:p>
        <text:p text:style-name="entry_letData"><text:span text:style-name="headword_entry_letData">daġijébeng  </text:span><text:span text:style-name="pronunciation_pronunciations_entry_letData">[ⁿda.ᵑɡi.ˈⁿd͡ʒɛᵐb.əŋ]</text:span> <text:span>N </text:span> <text:span text:style-name="xitem_.en_definition_sense_senses_entry_letData">kind of fern.</text:span><text:span text:style-name="xitem_.tpi_definition_sense_senses_entry_letData"> wanpela kain susa.</text:span> <text:span text:style-name="example_examples_sense_senses_entry_letData">Daġijebeng nekip loḳ huk yoh vu nyëġ. </text:span><text:span text:style-name="span_.bzh_translation_translations_examples_sense_senses_entry_letData">Daġijebeng</text:span><text:span text:style-name="translation_translations_examples_sense_senses_entry_letData"> grows everywhere in gardens. </text:span> <text:span text:style-name="lexreftype_relations_sense_senses_entry_letData">spec: </text:span>. <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o  </text:span><text:span text:style-name="pronunciation_pronunciations_entry_letData">[ˈⁿda.ᵑɢo]</text:span> </text:p>
        <text:p text:style-name="entry_letData"><text:span text:style-name="headword_entry_letData">daġoo  </text:span><text:span text:style-name="pronunciation_pronunciations_entry_letData">[ⁿda.ˈᵑɢoː]</text:span> <text:span>V1 </text:span> <text:span text:style-name="xitem_.en_definition_sense_senses_entry_letData">immerse, dip, dye .</text:span><text:span text:style-name="xitem_.tpi_definition_sense_senses_entry_letData"> putim long wara.</text:span> <text:span text:style-name="example_xitem_examples_sense_senses_entry_letData">Daġoo aggis luḳ bël ḳöḳ. </text:span><text:span text:style-name="translation_translations_xitem_examples_sense_senses_entry_letData">She dipped the string in the red dye. </text:span>  <text:span text:style-name="example_xitem_examples_sense_senses_entry_letData">Ya nedaġoo luḳ nyëġ ruḳ. </text:span><text:span text:style-name="translation_translations_xitem_examples_sense_senses_entry_letData">He dipped it in the moisture (from the leaves). </text:span>  <text:span text:style-name="example_xitem_examples_sense_senses_entry_letData">SDA dedaġoo hir alam luḳ ya bël in degeḳo arëj mewis medenatu Anutu yi alam. </text:span><text:span text:style-name="translation_translations_xitem_examples_sense_senses_entry_letData">The SDA's push their people under the water to give them a new name so that they become God's people. </text:span> <text:span>(sem. domains: 4.9.5.6 - </text:span><text:span text:style-name="semanticdomainname_.en_semanticdomains_sense_senses_entry_letData">Religious purification</text:span>.) </text:p>
        <text:p text:style-name="entry_letData"><text:span text:style-name="headword_entry_letData">Daġoraa  </text:span><text:span text:style-name="pronunciation_pronunciations_entry_letData">[ⁿda.ᵑɢo.ˈɾaː]</text:span> <text:span>N </text:span> <text:span text:style-name="xsensenumber_sense_senses_entry_letData">1) </text:span><text:span text:style-name="xitem_.en_definition_sense_senses_entry_letData">a village close to the Watut near Mumeng which figures in one of the Buang's main legends.</text:span><text:span text:style-name="xitem_.tpi_definition_sense_senses_entry_letData"> wanpela ples klostu long Mumeng.</text:span> <text:span text:style-name="example_examples_sense_senses_entry_letData">Pariiḳ atov ya maluh Dagoraa. </text:span><text:span text:style-name="translation_translations_examples_sense_senses_entry_letData">Pariik married a man from Dagoraa. </text:span> <text:span text:style-name="xsensenumber_sense_senses_entry_letData">  2) </text:span><text:span text:style-name="xitem_.en_definition_sense_senses_entry_letData">variety of Saccharum Edule-probably originally from the village of the same name.</text:span><text:span text:style-name="xitem_.tpi_definition_sense_senses_entry_letData"> wanpela kain pitpit.</text:span> <text:span text:style-name="example_examples_sense_senses_entry_letData">Sëḳ besi abuhek daġoraa. </text:span><text:span text:style-name="translation_translations_examples_sense_senses_entry_letData">I'm going to roast some <text:span text:style-name="span_.bzh_translation_translations_examples_sense_senses_entry_letData">daġoraa.</text:span> </text:span> <text:span text:style-name="lexreftype_relations_sense_senses_entry_letData">spec: </text:span>. <text:span>Saccharum Edule </text:span><text:span>(sem. domains: 1.5.3 - </text:span><text:span text:style-name="semanticdomainname_.en_xitem_semanticdomains_sense_senses_entry_letData">Grass, herb, vine</text:span><text:span>, 4.8.2.8 - </text:span><text:span text:style-name="semanticdomainname_.en_xitem_semanticdomains_sense_senses_entry_letData">Violent</text:span>.) </text:p>
        <text:p text:style-name="entry_letData"><text:span text:style-name="headword_entry_letData">daġoreḳ  </text:span><text:span text:style-name="pronunciation_pronunciations_entry_letData">[ⁿda.ˈᵑɢoɾ.əq]</text:span> <text:span>N </text:span> <text:span text:style-name="xitem_.en_definition_sense_senses_entry_letData">limestone. The white stones known as <text:span text:style-name="span_.bzh_xitem_.en_definition_sense_senses_entry_letData">go kenu</text:span>, or yam spirits, which were planted at the head of yam holes, were usually of this kind.</text:span><text:span text:style-name="xitem_.tpi_definition_sense_senses_entry_letData"> waitpela ston.</text:span> <text:span text:style-name="example_xitem_examples_sense_senses_entry_letData">Daġoreḳ veroo menedo bël ayo. </text:span><text:span text:style-name="translation_translations_xitem_examples_sense_senses_entry_letData">Limestone is white and is found near the river. </text:span>  <text:span text:style-name="example_xitem_examples_sense_senses_entry_letData">Ketul daġoreḳ raḳ ḳoov yu mepuvin. </text:span><text:span text:style-name="translation_translations_xitem_examples_sense_senses_entry_letData">He pounded the limestone with the head of his axe and crushed it. </text:span> <text:span text:style-name="lexreftype_relations_sense_senses_entry_letData">gen: </text:span><text:span text:style-name="sensecrossref_lexreftargets_relations_sense_senses_entry_letData">dadah-reek</text:span>. <text:span>(sem. domains: 1.2.2.4 - </text:span><text:span text:style-name="semanticdomainname_.en_semanticdomains_sense_senses_entry_letData">Mineral</text:span>.) </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text:p></draw:text-box></draw:frame><text:span text:style-name="headword_entry_letData">daġöl  </text:span><text:span text:style-name="pronunciation_pronunciations_entry_letData">[ⁿda.ˈᵑɢɔl̪]</text:span> <text:span>N </text:span> <text:span text:style-name="xitem_.en_definition_sense_senses_entry_letData">hornbill.</text:span><text:span text:style-name="xitem_.tpi_definition_sense_senses_entry_letData"> kokomo.</text:span> <text:span text:style-name="example_examples_sense_senses_entry_letData">Nġaa ti nenġeeḳ nebë soḳ daġöl. </text:span><text:span text:style-name="translation_translations_examples_sense_senses_entry_letData">Something was calling out like a hornbill does. </text:span> <text:span text:style-name="lexreftype_relations_sense_senses_entry_letData">gen: </text:span><text:span text:style-name="sensecrossref_lexreftargets_relations_sense_senses_entry_letData">dabeenġ</text:span>. </text:p>
        <text:p text:style-name="entry_letData"><text:span text:style-name="headword_entry_letData">daġölahë<text:span text:style-name="xhomographnumber_headword_entry_letData">1</text:span>  </text:span><text:span text:style-name="pronunciation_pronunciations_entry_letData">[ⁿda.ˈᵑɢɔl̪]</text:span> <text:span>N </text:span> <text:span text:style-name="xitem_.en_definition_sense_senses_entry_letData">type of bush growing about head height with sharp seeds that stick to clothes etc. It comes up in new gardens.</text:span><text:span text:style-name="span_.en_xitem_.tpi_definition_sense_senses_entry_letData"> wanpela kain </text:span><text:span text:style-name="xitem_.tpi_definition_sense_senses_entry_letData">gras bilong garden.</text:span> <text:span text:style-name="example_examples_sense_senses_entry_letData">Daġölahë vetii tob rot om nerur ya. </text:span><text:span text:style-name="translation_translations_examples_sense_senses_entry_letData">The <text:span text:style-name="span_.bzh_translation_translations_examples_sense_senses_entry_letData">daġölahë </text:span>has stuck to the clothes so pick it off. </text:span> <text:span text:style-name="lexreftype_relations_sense_senses_entry_letData">gen: </text:span><text:span text:style-name="sensecrossref_lexreftargets_relations_sense_senses_entry_letData">daduġ</text:span>. <text:span>Compositae Bidens pilosa </text:span><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ölahë<text:span text:style-name="xhomographnumber_headword_entry_letData">2</text:span>  </text:span><text:span text:style-name="pronunciation_pronunciations_entry_letData">[ⁿda.ᵑɢɔl̪.ˈa.ʁe]</text:span> <text:span>N </text:span> <text:span text:style-name="xitem_.en_definition_sense_senses_entry_letData">kind of tree-usually planted in the villages in association with the <text:span text:style-name="span_.bzh_xitem_.en_definition_sense_senses_entry_letData">map</text:span> tree. The two grow together and make fine shade trees. Probably one of the Ficus species.</text:span><text:span text:style-name="xitem_.tpi_definition_sense_senses_entry_letData"> wanpela kain diwai pikus.</text:span> <text:span text:style-name="example_examples_sense_senses_entry_letData">Daġolahë yiḳ ḳele böp ti besoḳ dëgga anon. </text:span><text:span text:style-name="span_.bzh_translation_translations_examples_sense_senses_entry_letData">Daġolahë</text:span><text:span text:style-name="translation_translations_examples_sense_senses_entry_letData"> is a big tree and the birds eat its fruit. </text:span> <text:span text:style-name="lexreftype_xitem_relations_sense_senses_entry_letData">gen: </text:span><text:span text:style-name="sensecrossref_lexreftargets_xitem_relations_sense_senses_entry_letData">dadah-nevu</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sem. domains: 1.5.1 - </text:span><text:span text:style-name="semanticdomainname_.en_semanticdomains_sense_senses_entry_letData">Tree</text:span>.) </text:p>
        <text:p text:style-name="entry_letData"><text:span text:style-name="headword_entry_letData">daggen  </text:span><text:span text:style-name="pronunciation_pronunciations_entry_letData">[ⁿda.ˈɣɛn]</text:span> <text:span>N(inal) </text:span> <text:span text:style-name="xsensenumber_sense_senses_entry_letData">1) </text:span><text:span text:style-name="xitem_.en_definition_sense_senses_entry_letData">tongue.</text:span><text:span text:style-name="xitem_.tpi_definition_sense_senses_entry_letData"> tang.</text:span> <text:span text:style-name="example_xitem_examples_sense_senses_entry_letData">Tep mamireng raḳ daggen in nengën. </text:span><text:span text:style-name="translation_translations_xitem_examples_sense_senses_entry_letData">He tasted the salt with his tongue because it was sweet. </text:span>  <text:span text:style-name="example_xitem_examples_sense_senses_entry_letData">Röp daggen. </text:span><text:span text:style-name="translation_translations_xitem_examples_sense_senses_entry_letData">She stuck her tongue out. </text:span> <text:span>(sem. domains: 2.1 - </text:span><text:span text:style-name="semanticdomainname_.en_semanticdomains_sense_senses_entry_letData">Body</text:span>.) <text:span text:style-name="xsensenumber_sense_senses_entry_letData">  2) </text:span><text:span text:style-name="xitem_.en_definition_sense_senses_entry_letData">flame.</text:span><text:span text:style-name="xitem_.tpi_definition_sense_senses_entry_letData"> lait bilong paia.</text:span> <text:span text:style-name="example_examples_sense_senses_entry_letData">Nengwah tum daggen. </text:span><text:span text:style-name="translation_translations_examples_sense_senses_entry_letData">The fire burned brightly/ flamed up. </text:span> <text:span>(sem. domains: 5.5 - </text:span><text:span text:style-name="semanticdomainname_.en_semanticdomains_sense_senses_entry_letData">Fire</text:span>.) </text:p>
        <text:p text:style-name="entry_letData"><text:span text:style-name="headword_entry_letData">dagwem<text:span text:style-name="xhomographnumber_headword_entry_letData">1</text:span>  </text:span><text:span text:style-name="pronunciation_pronunciations_entry_letData">[ⁿda.ˈᵑɡʷɛm]</text:span> <text:span>N </text:span> <text:span text:style-name="xitem_.en_definition_sense_senses_entry_letData">variety of yam.</text:span><text:span text:style-name="xitem_.tpi_definition_sense_senses_entry_letData"> wanpela kain yam.</text:span> <text:span text:style-name="example_examples_sense_senses_entry_letData">Go ti arë nebë dagwem, go soġek. </text:span><text:span text:style-name="translation_translations_examples_sense_senses_entry_letData">There is a yam called <text:span text:style-name="span_.bzh_translation_translations_examples_sense_senses_entry_letData">dagwem</text:span>, a real yam. </text:span> <text:span text:style-name="lexreftype_relations_sense_senses_entry_letData">spec: </text:span><text:span text:style-name="sensecrossref_lexreftargets_relations_sense_senses_entry_letData">danġed<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gwem<text:span text:style-name="xhomographnumber_headword_entry_letData">2</text:span>  </text:span><text:span text:style-name="pronunciation_pronunciations_entry_letData">[ⁿda.ˈᵑɡʷɛm]</text:span> <text:span>N </text:span> <text:span text:style-name="xitem_.en_definition_sense_senses_entry_letData">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sense_senses_entry_letData"> wanpela kain mosong diwai.</text:span> <text:span text:style-name="example_examples_sense_senses_entry_letData">Nesap dagwem in jegwi soḳ. </text:span><text:span text:style-name="translation_translations_examples_sense_senses_entry_letData">He cut the <text:span text:style-name="span_.bzh_translation_translations_examples_sense_senses_entry_letData">dagwem</text:span> in order to use the sap catch bird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  </text:span><text:span text:style-name="pronunciation_pronunciations_entry_letData">[ⁿdaʁ]</text:span> <text:span>V2 </text:span> <text:span text:style-name="xitem_.en_definition_sense_senses_entry_letData">eat raw.</text:span><text:span text:style-name="xitem_.tpi_definition_sense_senses_entry_letData"> kaikaim kaikai i no tan o i no kuk.</text:span> <text:span text:style-name="example_examples_sense_senses_entry_letData">Busip nedah mun yoh vu buk. </text:span><text:span text:style-name="translation_translations_examples_sense_senses_entry_letData">Cats eat rats raw all the time. </text:span> <text:span>(sem. domains: 5.2.2 - </text:span><text:span text:style-name="semanticdomainname_.en_xitem_semanticdomains_sense_senses_entry_letData">Eat</text:span><text:span>, 8.3.4 - </text:span><text:span text:style-name="semanticdomainname_.en_xitem_semanticdomains_sense_senses_entry_letData">Hot</text:span><text:span>, 8.3.4.1 - </text:span><text:span text:style-name="semanticdomainname_.en_xitem_semanticdomains_sense_senses_entry_letData">Cold</text:span>.) </text:p>
        <text:p text:style-name="entry_letData"><text:span text:style-name="headword_entry_letData">dahaam  </text:span><text:span text:style-name="pronunciation_pronunciations_entry_letData">[ⁿda.ˈʁaːm]</text:span> <text:span>N </text:span> <text:span text:style-name="xitem_.en_definition_sense_senses_entry_letData">tree the bark of which is used for making stringbags.</text:span><text:span text:style-name="xitem_.tpi_definition_sense_senses_entry_letData"> wanpela kain diwai-ol i yusim skin bilong en long wokim bilum.</text:span> <text:span text:style-name="example_examples_sense_senses_entry_letData">Ġenanil dahaam in vahek yi. </text:span><text:span text:style-name="translation_translations_examples_sense_senses_entry_letData">Peel the bark off the <text:span text:style-name="span_.bzh_translation_translations_examples_sense_senses_entry_letData">dahaam</text:span> to use for making string bag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ah  </text:span><text:span text:style-name="pronunciation_pronunciations_entry_letData">[ⁿda.ˈʁaʁ]</text:span> <text:span text:style-name="crossreftype_crossrefs_entry_letData">cf: </text:span><text:span text:style-name="crossref_crossreftargets_crossrefs_entry_letData">dahah-belon</text:span>. <text:span>N </text:span> <text:span text:style-name="xitem_.en_definition_sense_senses_entry_letData">the generic name for an edible green of which a number of different varieties are grown, edible plants of the Hibiscus family.</text:span><text:span text:style-name="xitem_.tpi_definition_sense_senses_entry_letData"> aibika.</text:span> <text:span text:style-name="example_examples_sense_senses_entry_letData">Dahah sagaḳ jojeng nivesa rot. </text:span><text:span text:style-name="translation_translations_examples_sense_senses_entry_letData">That <text:span text:style-name="span_.bzh_translation_translations_examples_sense_senses_entry_letData">dahah</text:span> is really a good vegetable. </text:span> <text:span text:style-name="lexreftype_xitem_relations_sense_senses_entry_letData">gen: </text:span><text:span text:style-name="sensecrossref_lexreftargets_xitem_relations_sense_senses_entry_letData">dahah-belon</text:span><text:span text:style-name="lexreftype_xitem_relations_sense_senses_entry_letData">; spec: </text:span>. <text:span>Malvaceae, Hibiscus manihot L.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belon  </text:span><text:span text:style-name="pronunciation_pronunciations_entry_letData">[ⁿda.ˈʁaʁ ᵐbə.ˈl̪on]</text:span> <text:span text:style-name="crossreftype_crossrefs_entry_letData">cf: </text:span><text:span text:style-name="crossref_crossreftargets_crossrefs_entry_letData">dahah</text:span>. <text:span>Nc </text:span> <text:span text:style-name="xitem_.en_definition_sense_senses_entry_letData">a large-leafed edible green vegetable; a variety of <text:span text:style-name="span_.bzh_xitem_.en_definition_sense_senses_entry_letData">dahah</text:span>.</text:span><text:span text:style-name="xitem_.tpi_definition_sense_senses_entry_letData"> wanpela kain aibika.</text:span> <text:span text:style-name="example_examples_sense_senses_entry_letData">Dahah belon yiḳ jojeng ti. </text:span><text:span text:style-name="span_.bzh_translation_translations_examples_sense_senses_entry_letData">Dahah belon</text:span><text:span text:style-name="translation_translations_examples_sense_senses_entry_letData"> is an edible green. </text:span> <text:span text:style-name="lexreftype_relations_sense_senses_entry_letData">spec: </text:span><text:span text:style-name="sensecrossref_lexreftargets_relations_sense_senses_entry_letData">dahah</text:span>. <text:span>Abelmoschus manihot sp.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u  </text:span><text:span text:style-name="pronunciation_pronunciations_entry_letData">[ⁿda.ˈʁa.ʁu]</text:span> <text:span>N </text:span> <text:span text:style-name="xitem_.en_definition_sense_senses_entry_letData">one of the clans or <text:span text:style-name="span_.bzh_xitem_.en_definition_sense_senses_entry_letData">degwa</text:span> from Mapos 2 village.</text:span><text:span text:style-name="xitem_.tpi_definition_sense_senses_entry_letData"> wanpela lain bilong Mapos 2.</text:span> <text:span text:style-name="example_examples_sense_senses_entry_letData">Mapos 2 degwaj ti yam vu Dahahu. </text:span><text:span text:style-name="translation_translations_examples_sense_senses_entry_letData">One of the Mapos 2 <text:span text:style-name="span_.bzh_translation_translations_examples_sense_senses_entry_letData">degwa</text:span> comes from Dahahu. </text:span> <text:span>(sem. domains: 4.1.9.1 - </text:span><text:span text:style-name="semanticdomainname_.en_semanticdomains_sense_senses_entry_letData">Related by birth</text:span>.) </text:p>
        <text:p text:style-name="entry_letData"><text:span text:style-name="headword_entry_letData">dahid  </text:span><text:span text:style-name="pronunciation_pronunciations_entry_letData">[ⁿda.ˈʁi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ëvun go dahid. </text:span><text:span text:style-name="translation_translations_examples_sense_senses_entry_letData">They are planting <text:span text:style-name="span_.bzh_translation_translations_examples_sense_senses_entry_letData">dahid</text:span> yams.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his  </text:span><text:span text:style-name="pronunciation_pronunciations_entry_letData">[ˈⁿda.ʁit͡ʃ]</text:span> <text:span>Adj </text:span> <text:span text:style-name="xitem_.en_definition_sense_senses_entry_letData">closed, complete.</text:span><text:span text:style-name="xitem_.tpi_definition_sense_senses_entry_letData"> pas, i no gat hul.</text:span> <text:span text:style-name="example_examples_sense_senses_entry_letData">Vonġ metu dahis ggökin. </text:span><text:span text:style-name="translation_translations_examples_sense_senses_entry_letData">She closed it off again. </text:span> <text:span>(sem. domains: 7.3.6 - </text:span><text:span text:style-name="semanticdomainname_.en_semanticdomains_sense_senses_entry_letData">Open</text:span>.) <text:span text:style-name="LexEntryTypepublishStemComplexFormTypeReverseAbbrPub_.en_complexformtype_complexformrefs_entry_letData">Id.</text:span> <text:span text:style-name="complexformform_complexformrefs_entry_letData">dahis ti </text:span> </text:p>
        <text:p text:style-name="entry_letData"><text:span text:style-name="headword_entry_letData">dahis ti  </text:span><text:span text:style-name="pronunciation_pronunciations_entry_letData">[ˈⁿda.ʁit͡ʃ ti]</text:span> <text:span>(id. of </text:span> <text:span text:style-name="LexEntrypublishStemComponentTargetMLHeadWordPub_entryrefcomponent_primaryrefs_entry_letData">dahis</text:span>) <text:span text:style-name="xitem_.en_definition_sense_senses_entry_letData">twenty, from the fingers and toes of a complete person.</text:span><text:span text:style-name="xitem_.tpi_definition_sense_senses_entry_letData"> tupela ten.</text:span> <text:span text:style-name="example_examples_sense_senses_entry_letData">dahis luu. </text:span><text:span text:style-name="translation_translations_examples_sense_senses_entry_letData">forty. </text:span> <text:span text:style-name="xsensenumber_sense_senses_entry_letData">  2) </text:span><text:span text:style-name="xitem_.en_definition_sense_senses_entry_letData">two kina--from one pound; the original Australian currency had 20 shillings in the pound.</text:span><text:span text:style-name="xitem_.tpi_definition_sense_senses_entry_letData"> tu kina.</text:span> <text:span text:style-name="example_examples_sense_senses_entry_letData">Monë dahis luu. </text:span><text:span text:style-name="translation_translations_examples_sense_senses_entry_letData">K4. </text:span> <text:span>(sem. domains: 6.8.6 - </text:span><text:span text:style-name="semanticdomainname_.en_xitem_semanticdomains_sense_senses_entry_letData">Money</text:span><text:span>, 8.1.1.1 - </text:span><text:span text:style-name="semanticdomainname_.en_xitem_semanticdomains_sense_senses_entry_letData">Cardinal numbers</text:span>.) </text:p>
        <text:p text:style-name="entry_letData"><text:span text:style-name="headword_entry_letData">dahisoong  </text:span><text:span text:style-name="pronunciation_pronunciations_entry_letData">[ⁿda.ʁi.t͡ʃoːŋ]</text:span> <text:span>N </text:span> <text:span text:style-name="xitem_.en_definition_sense_senses_entry_letData">eighth son, the eighth male issue of a woman-this is very rarely heard, for obvious reasons.</text:span><text:span text:style-name="xitem_.tpi_definition_sense_senses_entry_letData"> namba et pikinini man.</text:span> <text:span text:style-name="example_examples_sense_senses_entry_letData">Avëh nġahiseḳë su dëḳo naluj medetöḳ ya dahisoong rë. </text:span><text:span text:style-name="translation_translations_examples_sense_senses_entry_letData">There aren't many women who bear eight sons. </text:span> <text:span text:style-name="lexreftype_relations_sense_senses_entry_letData">Nmc: </text:span><text:span text:style-name="sensecrossref_lexreftargets_relations_sense_senses_entry_letData">dahisoong</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hoov  </text:span><text:span text:style-name="pronunciation_pronunciations_entry_letData">[ⁿda.ˈʁoːβ]</text:span> <text:span>N </text:span> <text:span text:style-name="xitem_.en_definition_sense_senses_entry_letData">woody tuber-a variety of <text:span text:style-name="span_.bzh_xitem_.en_definition_sense_senses_entry_letData">ḳevileḳ,</text:span> which is like yam but woody.</text:span><text:span text:style-name="xitem_.tpi_definition_sense_senses_entry_letData"> mami.</text:span> <text:span text:style-name="example_examples_sense_senses_entry_letData">Sevun dahoov loḳ damun. </text:span><text:span text:style-name="translation_translations_examples_sense_senses_entry_letData">I planted the <text:span text:style-name="span_.bzh_translation_translations_examples_sense_senses_entry_letData">dahoov</text:span> in the anthill. </text:span> <text:span text:style-name="lexreftype_xitem_relations_sense_senses_entry_letData">spec: </text:span><text:span text:style-name="lexreftype_xitem_relations_sense_senses_entry_letData">; spec: </text:span><text:span text:style-name="sensecrossref_xitem_lexreftargets_xitem_relations_sense_senses_entry_letData">dahuk</text:span><text:span text:style-name="sensecrossref_xitem_lexreftargets_xitem_relations_sense_senses_entry_letData">, danġaat</text:span>. <text:span>(sem. domains: 1.5.5 - </text:span><text:span text:style-name="semanticdomainname_.en_semanticdomains_sense_senses_entry_letData">Parts of a plant</text:span>.) </text:p>
        <text:p text:style-name="entry_letData"><text:span text:style-name="headword_entry_letData">dahuk  </text:span><text:span text:style-name="pronunciation_pronunciations_entry_letData">[ⁿda.ˈʁuk]</text:span> <text:span>N </text:span> <text:span text:style-name="xitem_.en_definition_sense_senses_entry_letData">variety of taro yellow in colour.</text:span><text:span text:style-name="xitem_.tpi_definition_sense_senses_entry_letData"> wanpela kain taro.</text:span> <text:span text:style-name="example_examples_sense_senses_entry_letData">Alam böp wirek hir bik ti arë nebë dahuk, mala nisanġsanġ. </text:span><text:span text:style-name="translation_translations_examples_sense_senses_entry_letData">People before had a taro whose name was <text:span text:style-name="span_.bzh_translation_translations_examples_sense_senses_entry_letData">dahuk</text:span>, a yellow on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 <text:span>(sem. domains: 5.2 - </text:span><text:span text:style-name="semanticdomainname_.en_semanticdomains_sense_senses_entry_letData">Food</text:span>.) </text:p>
        <text:p text:style-name="entry_letData"><text:span text:style-name="headword_entry_letData">dahun  </text:span><text:span text:style-name="pronunciation_pronunciations_entry_letData">[ⁿda.ˈʁun]</text:span> <text:span>V1 </text:span> <text:span text:style-name="xsensenumber_sense_senses_entry_letData">1) </text:span><text:span text:style-name="xitem_.en_definition_sense_senses_entry_letData">cover,fill in.</text:span><text:span text:style-name="xitem_.tpi_definition_sense_senses_entry_letData"> karamapim long graun.</text:span> <text:span text:style-name="example_examples_sense_senses_entry_letData">Sa nedahun yah in go. </text:span><text:span text:style-name="translation_translations_examples_sense_senses_entry_letData">I covered the yam over again. </text:span> <text:span>(sem. domains: 7.3.7 - </text:span><text:span text:style-name="semanticdomainname_.en_semanticdomains_sense_senses_entry_letData">Cover</text:span>.) <text:span text:style-name="xsensenumber_sense_senses_entry_letData">  2) </text:span><text:span text:style-name="xitem_.en_definition_sense_senses_entry_letData">hide.</text:span><text:span text:style-name="xitem_.tpi_definition_sense_senses_entry_letData"> haitim.</text:span> <text:span text:style-name="example_examples_sense_senses_entry_letData">Delah ġaġek vun. </text:span><text:span text:style-name="translation_translations_examples_sense_senses_entry_letData">They kept the matter secret. </text:span> <text:span>(sem. domains: 3.2.3.1 - </text:span><text:span text:style-name="semanticdomainname_.en_xitem_semanticdomains_sense_senses_entry_letData">Known, unknown</text:span><text:span>, 3.2.3.3 - </text:span><text:span text:style-name="semanticdomainname_.en_xitem_semanticdomains_sense_senses_entry_letData">Secret</text:span><text:span>, 5.3 - </text:span><text:span text:style-name="semanticdomainname_.en_xitem_semanticdomains_sense_senses_entry_letData">Clothing</text:span>.) <text:span text:style-name="xsensenumber_sense_senses_entry_letData">  3) </text:span><text:span text:style-name="xitem_.en_definition_sense_senses_entry_letData">forgive.</text:span><text:span text:style-name="xitem_.tpi_definition_sense_senses_entry_letData"> daunim.</text:span> <text:span text:style-name="example_examples_sense_senses_entry_letData">Hil dahun mehönon hir nġaa nipaya na. </text:span><text:span text:style-name="translation_translations_examples_sense_senses_entry_letData">We should forgive people's sins. </text:span> <text:span>(sem. domains: 4.8.4.7 - </text:span><text:span text:style-name="semanticdomainname_.en_semanticdomains_sense_senses_entry_letData">Forgive</text:span>.) </text:p>
        <text:p text:style-name="entry_letData"><text:span text:style-name="headword_entry_letData">dali  </text:span><text:span text:style-name="pronunciation_pronunciations_entry_letData">[ˈⁿda.l̪i]</text:span> <text:span>N </text:span> <text:span text:style-name="xitem_.en_definition_sense_senses_entry_letData">forbidden.</text:span><text:span text:style-name="xitem_.tpi_definition_sense_senses_entry_letData"> tambuim.</text:span> <text:span text:style-name="example_examples_sense_senses_entry_letData">Dali ggërin om su rëḳ nam gelë hil rë. </text:span><text:span text:style-name="translation_translations_examples_sense_senses_entry_letData">A vow prevents him so he won't come to see us. </text:span> </text:p>
        <text:p text:style-name="entry_letData"><text:span text:style-name="headword_entry_letData">dalibeng  </text:span><text:span text:style-name="pronunciation_pronunciations_entry_letData">[ⁿda.ˈl̪iᵐb.əŋ ]</text:span> <text:span>N </text:span> <text:span text:style-name="xitem_.en_definition_sense_senses_entry_letData">Variety of tree the bark of which was chewed by women along with <text:span text:style-name="span_.bzh_xitem_.en_definition_sense_senses_entry_letData">monmon</text:span> bark. This made their mouths red and was used to make them attractive to men. It was the women's equivalent of the <text:span text:style-name="span_.bzh_xitem_.en_definition_sense_senses_entry_letData">naböö</text:span> used by men to attract women.</text:span><text:span text:style-name="xitem_.tpi_definition_sense_senses_entry_letData"> wanpela kain diwai.</text:span> <text:span text:style-name="example_examples_sense_senses_entry_letData">Avëh dëëgga dalibeng los monmon nebë bebumeng. </text:span><text:span text:style-name="translation_translations_examples_sense_senses_entry_letData">Women chew <text:span text:style-name="span_.bzh_translation_translations_examples_sense_senses_entry_letData">dalibeng</text:span> with <text:span text:style-name="span_.bzh_translation_translations_examples_sense_senses_entry_letData">monmon</text:span> like betel.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uphorbiaceae, Breynia cernua (Decne) Muell. Arg. </text:span><text:span>(sem. domains: 1.5.1 - </text:span><text:span text:style-name="semanticdomainname_.en_semanticdomains_sense_senses_entry_letData">Tree</text:span>.) </text:p>
        <text:p text:style-name="entry_letData"><text:span text:style-name="headword_entry_letData">dalödin  </text:span><text:span text:style-name="pronunciation_pronunciations_entry_letData">[ⁿda.ˈl̪ɔⁿd.in]</text:span> <text:span>V1 </text:span> <text:span text:style-name="xitem_.en_definition_sense_senses_entry_letData">bounce around, sway about-as the end of a long slender object being carried over the shoulder.</text:span><text:span text:style-name="xitem_.tpi_definition_sense_senses_entry_letData"> i longpela na i no strong.</text:span> <text:span text:style-name="example_examples_sense_senses_entry_letData">Kerë löv rëḳ ading om nedalödin. </text:span><text:span text:style-name="translation_translations_examples_sense_senses_entry_letData">He carried a stick of sugarcane, but it was long and swayed about (as he walked). </text:span> <text:span>(sem. domains: 7.2.2.8 - </text:span><text:span text:style-name="semanticdomainname_.en_xitem_semanticdomains_sense_senses_entry_letData">Move back and forth</text:span><text:span>, 7.3.1.3 - </text:span><text:span text:style-name="semanticdomainname_.en_xitem_semanticdomains_sense_senses_entry_letData">Shake</text:span>.) </text:p>
        <text:p text:style-name="entry_letData"><text:span text:style-name="headword_entry_letData">damun  </text:span><text:span text:style-name="pronunciation_pronunciations_entry_letData">[ⁿda.ˈmun]</text:span> <text:span>N </text:span> <text:span text:style-name="xsensenumber_sense_senses_entry_letData">1) </text:span><text:span text:style-name="xitem_.en_definition_sense_senses_entry_letData"> a variety of ants which build anthills.</text:span><text:span text:style-name="xitem_.tpi_definition_sense_senses_entry_letData"> wanpela kain anis.</text:span> <text:span text:style-name="example_examples_sense_senses_entry_letData">Damun ruḳ loḳ heek babu. </text:span><text:span text:style-name="translation_translations_examples_sense_senses_entry_letData">The ants built their mound up at the front of the fence. </text:span> <text:span text:style-name="xsensenumber_sense_senses_entry_letData">  2) </text:span><text:span text:style-name="xitem_.en_definition_sense_senses_entry_letData">anthill-the mounds made by ants.</text:span><text:span text:style-name="xitem_.tpi_definition_sense_senses_entry_letData"> haus maunten bilong anis.</text:span> <text:span text:style-name="example_xitem_examples_sense_senses_entry_letData">Yoo ḳo nalu loḳ damun. </text:span><text:span text:style-name="translation_translations_xitem_examples_sense_senses_entry_letData">The python laid its eggs in the anthill.. </text:span>  <text:span text:style-name="example_xitem_examples_sense_senses_entry_letData">Lev damun gehuk amego loḳ. </text:span><text:span text:style-name="translation_translations_xitem_examples_sense_senses_entry_letData">She dug into the ant's nest and planted the tapioca in it. </text:span> <text:span>(sem. domains: 1.2.1.1 - </text:span><text:span text:style-name="semanticdomainname_.en_semanticdomains_sense_senses_entry_letData">Mountain</text:span>.) </text:p>
        <text:p text:style-name="entry_letData"><text:span text:style-name="headword_entry_letData">danaad  </text:span><text:span text:style-name="pronunciation_pronunciations_entry_letData">[ⁿda.ˈnaːⁿd]</text:span> <text:span>N </text:span> <text:span text:style-name="xitem_.en_definition_sense_senses_entry_letData">axe.</text:span><text:span text:style-name="xitem_.tpi_definition_sense_senses_entry_letData"> akis.</text:span> <text:span text:style-name="example_examples_sense_senses_entry_letData">Alam böp la wirek denër ḳoov bë danaad. </text:span><text:span text:style-name="translation_translations_examples_sense_senses_entry_letData">Some people used to call axes <text:span text:style-name="span_.bzh_translation_translations_examples_sense_senses_entry_letData">danaad.</text:span> </text:span> <text:span>(sem. domains: 6.2.8 - </text:span><text:span text:style-name="semanticdomainname_.en_semanticdomains_sense_senses_entry_letData">Agricultural tool</text:span>.) </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text:p></draw:text-box></draw:frame><text:span text:style-name="headword_entry_letData">danidek  </text:span><text:span text:style-name="pronunciation_pronunciations_entry_letData">[ⁿda.ˈniⁿd.ək]</text:span> <text:span>N </text:span> <text:span text:style-name="xitem_.en_definition_sense_senses_entry_letData">wasp.</text:span><text:span text:style-name="xitem_.tpi_definition_sense_senses_entry_letData"> ninik.</text:span> <text:span text:style-name="example_examples_sense_senses_entry_letData">Ketul ġelönġ raḳ danidek. </text:span><text:span text:style-name="translation_translations_examples_sense_senses_entry_letData">He crushed the stone onto the wasp. </text:span> <text:span text:style-name="lexreftype_relations_sense_senses_entry_letData">spec: </text:span><text:span text:style-name="sensecrossref_lexreftargets_relations_sense_senses_entry_letData">deġödahë</text:span>. <text:span>(sem. domains: 1.6.1.7 - </text:span><text:span text:style-name="semanticdomainname_.en_semanticdomains_sense_senses_entry_letData">Insect</text:span>.) </text:p>
        <text:p text:style-name="entry_letData"><text:span text:style-name="headword_entry_letData">danġaat  </text:span><text:span text:style-name="pronunciation_pronunciations_entry_letData">[ⁿda.ˈɴaːt]</text:span> <text:span>N </text:span> <text:span text:style-name="xitem_.en_definition_sense_senses_entry_letData">a wild inedible variety of banana similar to ted which grows in the grasslands.</text:span><text:span text:style-name="xitem_.tpi_definition_sense_senses_entry_letData"> wanpela kain wail banana bilong ples kunai.</text:span> <text:span text:style-name="example_examples_sense_senses_entry_letData">Ketöv danġaat metunġ loḳ ya numeng. </text:span><text:span text:style-name="translation_translations_examples_sense_senses_entry_letData">He cut the <text:span text:style-name="span_.bzh_translation_translations_examples_sense_senses_entry_letData">danġaat</text:span> bananas and put them in the garden hous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text:span text:style-name="sensecrossref_lexreftargets_xitem_relations_sense_senses_entry_letData">duv</text:span>. <text:span>Musa sp. </text:span><text:span>(sem. domains: 1.5.3 - </text:span><text:span text:style-name="semanticdomainname_.en_semanticdomains_sense_senses_entry_letData">Grass, herb, vine</text:span>.) </text:p>
        <text:p text:style-name="entry_letData"><text:span text:style-name="headword_entry_letData">danġadanġ  </text:span><text:span text:style-name="pronunciation_pronunciations_entry_letData">[ˈⁿdaɴ.a.ⁿdaɴ]</text:span> <text:span>N </text:span> <text:span text:style-name="xitem_.en_definition_sense_senses_entry_letData">A breastplate made of shell and worn around the neck as decoration while dancing; it consists of several large milk-white cowrie shells fixed in a circle around a woven centrepiece and is decorated with parrot feathers.</text:span><text:span text:style-name="xitem_.tpi_definition_sense_senses_entry_letData"> girigiri.</text:span> <text:span text:style-name="example_examples_sense_senses_entry_letData">Nevanuh danġadanġ loḳ newa. </text:span><text:span text:style-name="translation_translations_examples_sense_senses_entry_letData">He was wearing a <text:span text:style-name="span_.bzh_translation_translations_examples_sense_senses_entry_letData">dangadang</text:span> on his breast. </text:span> <text:span>(sem. domains: 4.8.3.7 - </text:span><text:span text:style-name="semanticdomainname_.en_semanticdomains_sense_senses_entry_letData">Weapon, shoot</text:span>.) </text:p>
        <text:p text:style-name="entry_letData"><text:span text:style-name="headword_entry_letData">danġed<text:span text:style-name="xhomographnumber_headword_entry_letData">1</text:span>  </text:span><text:span text:style-name="pronunciation_pronunciations_entry_letData">[ⁿda.ˈɴɛ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nġed og go niwëëk rot. </text:span><text:span text:style-name="translation_translations_examples_sense_senses_entry_letData">The <text:span text:style-name="span_.bzh_translation_translations_examples_sense_senses_entry_letData">danġed</text:span> is a very strong yam. </text:span> <text:span text:style-name="lexreftype_relations_sense_senses_entry_letData">gen: </text:span><text:span text:style-name="sensecrossref_lexreftargets_relations_sense_senses_entry_letData">dagwem<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nġed<text:span text:style-name="xhomographnumber_headword_entry_letData">2</text:span>  </text:span><text:span text:style-name="pronunciation_pronunciations_entry_letData">[ⁿda.ˈɴɛⁿd]</text:span> <text:span>N </text:span> <text:span text:style-name="xitem_.en_definition_sense_senses_entry_letData">small dove-like bird, these are caught using bird nets and are a small variety of <text:span text:style-name="span_.bzh_xitem_.en_definition_sense_senses_entry_letData">ḳuuḳ</text:span>.</text:span><text:span text:style-name="xitem_.tpi_definition_sense_senses_entry_letData"> wanpela kain pisin.</text:span> <text:span text:style-name="example_examples_sense_senses_entry_letData">Hurmahen devanëh danġed raḳ tepum. </text:span><text:span text:style-name="translation_translations_examples_sense_senses_entry_letData">The children shot the <text:span text:style-name="span_.bzh_translation_translations_examples_sense_senses_entry_letData">danġed</text:span> with a blunt-ended arrow.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nġödenġ  </text:span><text:span text:style-name="pronunciation_pronunciations_entry_letData">[ⁿda.ˈɴɔⁿd.əɴ]</text:span> <text:span>V1 </text:span> <text:span text:style-name="xitem_.en_definition_sense_senses_entry_letData">groan, moan, grunt.</text:span><text:span text:style-name="xitem_.tpi_definition_sense_senses_entry_letData"> krai bilong manmeri i karim pen.</text:span> <text:span text:style-name="example_xitem_examples_sense_senses_entry_letData">Ggëp nedanġödenġ in niraḳ. </text:span><text:span text:style-name="translation_translations_xitem_examples_sense_senses_entry_letData">He lay moaning because he was sick. </text:span>  <text:span text:style-name="example_xitem_examples_sense_senses_entry_letData">Danġödenġ nebë bööḳ. </text:span><text:span text:style-name="translation_translations_xitem_examples_sense_senses_entry_letData">He grunted like a pig. </text:span> <text:span>(sem. domains: 2.6.6.4 - </text:span><text:span text:style-name="semanticdomainname_.en_xitem_semanticdomains_sense_senses_entry_letData">Mourn</text:span><text:span>, 3.5.6.4 - </text:span><text:span text:style-name="semanticdomainname_.en_xitem_semanticdomains_sense_senses_entry_letData">Laugh</text:span><text:span>, 3.5.6.5 - </text:span><text:span text:style-name="semanticdomainname_.en_xitem_semanticdomains_sense_senses_entry_letData">Cry, tear</text:span><text:span>, 4.2.8 - </text:span><text:span text:style-name="semanticdomainname_.en_xitem_semanticdomains_sense_senses_entry_letData">Humor</text:span><text:span>, 4.2.8.1 - </text:span><text:span text:style-name="semanticdomainname_.en_xitem_semanticdomains_sense_senses_entry_letData">Serious</text:span>.) </text:p>
        <text:p text:style-name="entry_letData"><text:span text:style-name="headword_entry_letData">daröd  </text:span><text:span text:style-name="pronunciation_pronunciations_entry_letData">[ⁿda.ˈɾɔⁿd]</text:span> <text:span>N </text:span> <text:span text:style-name="xitem_.en_definition_sense_senses_entry_letData">a bush which has orange berries.</text:span><text:span text:style-name="xitem_.tpi_definition_sense_senses_entry_letData"> wanpela kain liklik bus gras i gat yelopela pikinini bilong en.</text:span> <text:span text:style-name="example_examples_sense_senses_entry_letData">Vepul daröd meḳo meya begganġnë. </text:span><text:span text:style-name="translation_translations_examples_sense_senses_entry_letData">She pulled out the <text:span text:style-name="span_.bzh_translation_translations_examples_sense_senses_entry_letData">daröd</text:span> and took it to the village. </text:span> <text:span text:style-name="lexreftype_relations_sense_senses_entry_letData">gen: </text:span><text:span text:style-name="sensecrossref_lexreftargets_relations_sense_senses_entry_letData">daduġ</text:span>. <text:span>(sem. domains: 1.5.1 - </text:span><text:span text:style-name="semanticdomainname_.en_semanticdomains_sense_senses_entry_letData">Tree</text:span>.) </text:p>
        <text:p text:style-name="entry_letData"><text:span text:style-name="headword_entry_letData">daröö  </text:span><text:span text:style-name="pronunciation_pronunciations_entry_letData">[ⁿda.ˈɾɔː]</text:span> <text:span>N </text:span> <text:span text:style-name="xitem_.en_definition_sense_senses_entry_letData">variety of tree used for yam stakes.</text:span><text:span text:style-name="xitem_.tpi_definition_sense_senses_entry_letData"> wanpela kain diwai.</text:span> <text:span text:style-name="example_examples_sense_senses_entry_letData">Ġebuv daröö in yiḳ riing. </text:span><text:span text:style-name="translation_translations_examples_sense_senses_entry_letData">Cut the <text:span text:style-name="span_.bzh_translation_translations_examples_sense_senses_entry_letData">daröö</text:span> because it is used for yam stak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tëëk  </text:span><text:span text:style-name="pronunciation_pronunciations_entry_letData">[ⁿda.ˈteːk]</text:span> <text:span>N </text:span> <text:span text:style-name="xitem_.en_definition_sense_senses_entry_letData">spirit, bush spirit, a variety of small bush spirit said to live in cloud in the bush. It, or they, have been seen by a number of different people, and their appearance described.</text:span><text:span text:style-name="xitem_.tpi_definition_sense_senses_entry_letData"> bus tewel.</text:span> <text:span text:style-name="example_examples_sense_senses_entry_letData">Datëëk neya loḳ beggob. </text:span><text:span text:style-name="translation_translations_examples_sense_senses_entry_letData">The <text:span text:style-name="span_.bzh_translation_translations_examples_sense_senses_entry_letData">datëëk</text:span> spirit moves around in a cloud. </text:span> <text:span>(sem. domains: 1.5.3 - </text:span><text:span text:style-name="semanticdomainname_.en_xitem_semanticdomains_sense_senses_entry_letData">Grass, herb, vine</text:span><text:span>, 4.9.2 - </text:span><text:span text:style-name="semanticdomainname_.en_xitem_semanticdomains_sense_senses_entry_letData">Supernatural being</text:span>.) </text:p>
        <text:p text:style-name="entry_letData"><text:span text:style-name="headword_entry_letData">datëv  </text:span><text:span text:style-name="pronunciation_pronunciations_entry_letData">[ⁿda.ˈteβ]</text:span> <text:span>N </text:span> <text:span text:style-name="xitem_.en_definition_sense_senses_entry_letData">A variety of tree with white flowers used for firewood and yamstakes. Children play with the fruit because it explodes when struck. They are struck in a pea-shooter like gadget.</text:span><text:span text:style-name="xitem_.tpi_definition_sense_senses_entry_letData"> wanpela kain diwai.</text:span> <text:span text:style-name="example_examples_sense_senses_entry_letData">Datëv kweḳ anon veroo. </text:span><text:span text:style-name="translation_translations_examples_sense_senses_entry_letData">The <text:span text:style-name="span_.bzh_translation_translations_examples_sense_senses_entry_letData">datëv</text:span> has white flower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ricaceae, vaccinium albicans var. pseudopsammogenes Sleum </text:span><text:span>(sem. domains: 1.5.1 - </text:span><text:span text:style-name="semanticdomainname_.en_semanticdomains_sense_senses_entry_letData">Tree</text:span>.) </text:p>
        <text:p text:style-name="entry_letData"><text:span text:style-name="headword_entry_letData">davës  </text:span><text:span text:style-name="pronunciation_pronunciations_entry_letData">[ⁿda.ˈβet͡ʃ]</text:span> <text:span>N </text:span> <text:span text:style-name="xitem_.en_definition_sense_senses_entry_letData">lightning.</text:span><text:span text:style-name="xitem_.tpi_definition_sense_senses_entry_letData"> laitning.</text:span> <text:span text:style-name="example_xitem_examples_sense_senses_entry_letData">Beggob böp vonġ medavës vër. </text:span><text:span text:style-name="translation_translations_xitem_examples_sense_senses_entry_letData">The big clouds caused the lightning to flash. </text:span>  <text:span text:style-name="example_xitem_examples_sense_senses_entry_letData">Yesu duḳ nom og niḳapiik rëḳ bër jaḳ nyëġ nabë davës. </text:span><text:span text:style-name="translation_translations_xitem_examples_sense_senses_entry_letData">When Jesus returns, his glory will be seen everywhere like lightning. </text:span> <text:span>(sem. domains: 1.1.3.6 - </text:span><text:span text:style-name="semanticdomainname_.en_semanticdomains_sense_senses_entry_letData">Lightning, thunder</text:span>.) </text:p>
        <text:p text:style-name="entry_letData"><text:span text:style-name="headword_entry_letData">david  </text:span><text:span text:style-name="pronunciation_pronunciations_entry_letData">[ⁿda.ˈβiⁿd]</text:span> <text:span>N </text:span> <text:span text:style-name="xitem_.en_definition_sense_senses_entry_letData">pole, fishing rod, a bamboo pole used as a fishing rod, or as the support to which the bird nets are fastened.</text:span><text:span text:style-name="xitem_.tpi_definition_sense_senses_entry_letData"> mambu bilong pulim pis na hangimapim umben bilong kisim pisin.</text:span> <text:span text:style-name="example_examples_sense_senses_entry_letData">Yiḳ david sën dëseyu gwaaḳ raḳ medëdadii ġël raḳ ga dëvarah leḳ soḳ yi raḳ. </text:span><text:span text:style-name="translation_translations_examples_sense_senses_entry_letData">They tie hooks onto <text:span text:style-name="span_.bzh_translation_translations_examples_sense_senses_entry_letData">david</text:span> and they catch fish and they hang bird nets on them. </text:span> <text:span>(sem. domains: 6.4.5.3 - </text:span><text:span text:style-name="semanticdomainname_.en_xitem_semanticdomains_sense_senses_entry_letData">Fishing equipment</text:span><text:span>, 6.7.8 - </text:span><text:span text:style-name="semanticdomainname_.en_xitem_semanticdomains_sense_senses_entry_letData">Parts of tools</text:span><text:span>, 8.6 - </text:span><text:span text:style-name="semanticdomainname_.en_xitem_semanticdomains_sense_senses_entry_letData">Parts of things</text:span>.) </text:p>
        <text:p text:style-name="entry_letData"><text:span text:style-name="headword_entry_letData">de-  </text:span><text:span text:style-name="pronunciation_pronunciations_entry_letData">[ⁿdə]</text:span> <text:span>V </text:span><text:span text:style-name="slotname_.en_slots_grammaticalinfo_sense_senses_entry_letData">: Subject Person</text:span> <text:span text:style-name="xitem_.en_definition_sense_senses_entry_letData">they, third person plural pronoun as prefixed to verbs.</text:span><text:span text:style-name="xitem_.tpi_definition_sense_senses_entry_letData"> ol.</text:span> <text:span text:style-name="example_xitem_examples_sense_senses_entry_letData">Deḳo ḳupeḳ pin medeyah medeya bej. </text:span><text:span text:style-name="translation_translations_xitem_examples_sense_senses_entry_letData">They took all the cargo and went back to their homes. </text:span> </text:p>
        <text:p text:style-name="entry_letData"><text:span text:style-name="headword_entry_letData">debu<text:span text:style-name="xhomographnumber_headword_entry_letData">1</text:span>  </text:span><text:span text:style-name="pronunciation_pronunciations_entry_letData">[ⁿdə.ˈᵐbu]</text:span> <text:span>V1 </text:span> <text:span text:style-name="xitem_.en_definition_sense_senses_entry_letData">break, crumble-usually of food in order to share it with someone else.</text:span><text:span text:style-name="xitem_.tpi_definition_sense_senses_entry_letData"> brukim kaikai bilong givim long narapela man.</text:span> <text:span text:style-name="example_xitem_examples_sense_senses_entry_letData">Sëḳ debu rabönġ vahi vu honġ. </text:span><text:span text:style-name="translation_translations_xitem_examples_sense_senses_entry_letData">I'll break the sweetpotato and give you a bit. </text:span>  <text:span text:style-name="example_xitem_examples_sense_senses_entry_letData">Raḳ nedo semen lom debu. </text:span><text:span text:style-name="translation_translations_xitem_examples_sense_senses_entry_letData">He sat on the cement and it crumbled. </text:span> <text:span>(sem. domains: 2.5.3 - </text:span><text:span text:style-name="semanticdomainname_.en_xitem_semanticdomains_sense_senses_entry_letData">Injure</text:span><text:span>, 4.5.4.2 - </text:span><text:span text:style-name="semanticdomainname_.en_xitem_semanticdomains_sense_senses_entry_letData">Disobey</text:span><text:span>, 7.8.1 - </text:span><text:span text:style-name="semanticdomainname_.en_xitem_semanticdomains_sense_senses_entry_letData">Break</text:span><text:span>, 7.9.1 - </text:span><text:span text:style-name="semanticdomainname_.en_xitem_semanticdomains_sense_senses_entry_letData">Damage</text:span>.) </text:p>
        <text:p text:style-name="entry_letData"><text:span text:style-name="headword_entry_letData">debu<text:span text:style-name="xhomographnumber_headword_entry_letData">2</text:span>  </text:span><text:span text:style-name="pronunciation_pronunciations_entry_letData">[ⁿdə.ˈᵐbu]</text:span> <text:span>N </text:span> <text:span text:style-name="xitem_.en_definition_sense_senses_entry_letData">the grass used for thatching a house.</text:span><text:span text:style-name="xitem_.tpi_definition_sense_senses_entry_letData"> kunai bilong wokim haus.</text:span> <text:span text:style-name="example_examples_sense_senses_entry_letData">Dënër sëh sën hil nariv begganġ raḳ lo arë ngwë nebë debu. </text:span><text:span text:style-name="translation_translations_examples_sense_senses_entry_letData">They grass we thatch houses with is also known by another name, <text:span text:style-name="span_.bzh_translation_translations_examples_sense_senses_entry_letData">debu.</text:span> </text:span> <text:span>(sem. domains: 1.5.3 - </text:span><text:span text:style-name="semanticdomainname_.en_semanticdomains_sense_senses_entry_letData">Grass, herb, vine</text:span>.) </text:p>
        <text:p text:style-name="entry_letData"><text:span text:style-name="headword_entry_letData">debulin  </text:span><text:span text:style-name="pronunciation_pronunciations_entry_letData">[ⁿdə.ˈᵐbul̪.in]</text:span> <text:span>V1 </text:span> <text:span text:style-name="xitem_.en_definition_sense_senses_entry_letData">repair, sew up, tie together as of a torn stringbag, or a tear.</text:span><text:span text:style-name="xitem_.tpi_definition_sense_senses_entry_letData"> stretim, samapim bilum i bruk.</text:span> <text:span text:style-name="example_examples_sense_senses_entry_letData">Debulin vahek yah in mun lov. </text:span><text:span text:style-name="translation_translations_examples_sense_senses_entry_letData">She pulled the loose ends of the stringbag together where the rats had chewed it and tied them. </text:span> </text:p>
        <text:p text:style-name="entry_letData"><text:span text:style-name="headword_entry_letData">dedod  </text:span><text:span text:style-name="pronunciation_pronunciations_entry_letData">[ⁿdə.ˈⁿdoⁿd]</text:span> </text:p>
        <text:p text:style-name="entry_letData"><text:span text:style-name="headword_entry_letData">dedonġ  </text:span><text:span text:style-name="pronunciation_pronunciations_entry_letData">[ⁿdə.ˈⁿdoɴ]</text:span> <text:span>N </text:span> <text:span text:style-name="xitem_.en_definition_sense_senses_entry_letData">kind of tree.</text:span><text:span text:style-name="xitem_.tpi_definition_sense_senses_entry_letData"> wanpela kain diwai.</text:span> <text:span text:style-name="example_examples_sense_senses_entry_letData">Devuv dedonġ ya in neggök nos. </text:span><text:span text:style-name="translation_translations_examples_sense_senses_entry_letData">They cut the <text:span text:style-name="span_.bzh_translation_translations_examples_sense_senses_entry_letData">dedong</text:span> down because it was overshadowing the food (in the garde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edödin  </text:span><text:span text:style-name="pronunciation_pronunciations_entry_letData">[ⁿdə.ˈⁿdɔⁿd.in]</text:span> <text:span>V1 </text:span> <text:span text:style-name="xitem_.en_definition_sense_senses_entry_letData">riddled with holes-as of food eaten by grubs.</text:span><text:span text:style-name="xitem_.tpi_definition_sense_senses_entry_letData"> binatang wokim planti hul long kaikai.</text:span> <text:span text:style-name="example_xitem_examples_sense_senses_entry_letData">Pabup dedödin loḳ go. </text:span><text:span text:style-name="translation_translations_xitem_examples_sense_senses_entry_letData">The <text:span text:style-name="span_.bzh_translation_translations_xitem_examples_sense_senses_entry_letData">pabup</text:span> ate its way all through the yam. </text:span>  <text:span text:style-name="example_xitem_examples_sense_senses_entry_letData">Nġaa dedödin loḳ sa nġaa benipaya raḳ. </text:span><text:span text:style-name="translation_translations_xitem_examples_sense_senses_entry_letData">Something has chewed holes in my things and ruined them. </text:span> </text:p>
        <text:p text:style-name="entry_letData"><text:span text:style-name="headword_entry_letData">dedöggin  </text:span><text:span text:style-name="pronunciation_pronunciations_entry_letData">[ⁿdə.ˈⁿdɔɣ.in]</text:span> <text:span>N </text:span> <text:span text:style-name="xitem_.en_definition_sense_senses_entry_letData">type of thorny vine-it is used to delimit the hearth or fireplace.</text:span><text:span text:style-name="xitem_.tpi_definition_sense_senses_entry_letData"> wanpela kain rop i kain olsem diwai.</text:span> <text:span text:style-name="example_examples_sense_senses_entry_letData">Dedöggin kip loḳ aperek degwa. </text:span><text:span text:style-name="translation_translations_examples_sense_senses_entry_letData">The <text:span text:style-name="span_.bzh_translation_translations_examples_sense_senses_entry_letData">dedöggin</text:span> vine came up at the foot of the pandanus palm. </text:span> <text:span text:style-name="lexreftype_xitem_relations_sense_senses_entry_letData">gen: </text:span><text:span text:style-name="sensecrossref_lexreftargets_xitem_relations_sense_senses_entry_letData">daġaheng</text:span><text:span text:style-name="lexreftype_xitem_relations_sense_senses_entry_letData">; spec: </text:span>. <text:span>(sem. domains: 1.5.3 - </text:span><text:span text:style-name="semanticdomainname_.en_semanticdomains_sense_senses_entry_letData">Grass, herb, vine</text:span>.) </text:p>
        <text:p text:style-name="entry_letData"><text:span text:style-name="headword_entry_letData">dedul  </text:span><text:span text:style-name="pronunciation_pronunciations_entry_letData">[ⁿdə.ˈⁿdul̪]</text:span> <text:span>N </text:span> <text:span text:style-name="xitem_.en_definition_sense_senses_entry_letData">a white, yellowish or reddish scum which appears on water in muddy areas, and is said to cause itching and sores if walked in.</text:span><text:span text:style-name="xitem_.tpi_definition_sense_senses_entry_letData"> ros wara.</text:span> <text:span text:style-name="example_examples_sense_senses_entry_letData">Devahu ġelönġ luḳ dedul in nedo loḳ aggata. </text:span><text:span text:style-name="translation_translations_examples_sense_senses_entry_letData">They have placed (stepping) stones in the scummy water because it is right on the path. </text:span> <text:span>(sem. domains: 5.6.1 - </text:span><text:span text:style-name="semanticdomainname_.en_semanticdomains_sense_senses_entry_letData">Clean, dirty</text:span>.) </text:p>
        <text:p text:style-name="entry_letData"><text:span text:style-name="headword_entry_letData">dedum  </text:span><text:span text:style-name="pronunciation_pronunciations_entry_letData">[ⁿdə.ˈⁿdum]</text:span> <text:span>N </text:span> <text:span text:style-name="xitem_.en_definition_sense_senses_entry_letData">large black spider.</text:span><text:span text:style-name="xitem_.tpi_definition_sense_senses_entry_letData"> wanpela kain spaida.</text:span> <text:span text:style-name="example_examples_sense_senses_entry_letData">Sesis dedum raḳ ḳoov yu. </text:span><text:span text:style-name="translation_translations_examples_sense_senses_entry_letData">I killed the spider with the head of the axe.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edun  </text:span><text:span text:style-name="pronunciation_pronunciations_entry_letData">[ⁿdə.ˈⁿdun]</text:span> <text:span>N(inal) </text:span> <text:span text:style-name="xitem_.en_definition_sense_senses_entry_letData">noise, drone, sound.</text:span><text:span text:style-name="xitem_.tpi_definition_sense_senses_entry_letData"> nois.</text:span> <text:span text:style-name="example_xitem_examples_sense_senses_entry_letData">Dedun ḳo nyëġ. </text:span><text:span text:style-name="translation_translations_xitem_examples_sense_senses_entry_letData">The noise was heard throughout the whole place. </text:span>  <text:span text:style-name="example_xitem_examples_sense_senses_entry_letData">Ġevonġ dedum rot om ġena dob. </text:span><text:span text:style-name="translation_translations_xitem_examples_sense_senses_entry_letData">You are making a lot of noise, so go outside. </text:span>  <text:span text:style-name="example_xitem_examples_sense_senses_entry_letData">Barus vonġ dedun meneyam. </text:span><text:span text:style-name="translation_translations_xitem_examples_sense_senses_entry_letData">The aeroplane is droning as it comes. </text:span> <text:span>(sem. domains: 2.3.2.3 - </text:span><text:span text:style-name="semanticdomainname_.en_semanticdomains_sense_senses_entry_letData">Types of sounds</text:span>.) </text:p>
        <text:p text:style-name="entry_letData"><text:span text:style-name="headword_entry_letData">dee  </text:span><text:span text:style-name="pronunciation_pronunciations_entry_letData">[ⁿdɛː]</text:span> <text:span>N </text:span> <text:span text:style-name="xitem_.en_definition_sense_senses_entry_letData">variety of reed.</text:span><text:span text:style-name="xitem_.tpi_definition_sense_senses_entry_letData">  wel pitpit.</text:span> <text:span text:style-name="example_xitem_examples_sense_senses_entry_letData">Keyëh dee metaggi buk. </text:span><text:span text:style-name="translation_translations_xitem_examples_sense_senses_entry_letData">She broke some <text:span text:style-name="span_.bzh_translation_translations_xitem_examples_sense_senses_entry_letData">dee</text:span> and lit it to show the way at night. </text:span>  <text:span text:style-name="example_xitem_examples_sense_senses_entry_letData">Keping begganġ raḳ dee. </text:span><text:span text:style-name="translation_translations_xitem_examples_sense_senses_entry_letData">He covered the walls of the house with <text:span text:style-name="span_.bzh_translation_translations_xitem_examples_sense_senses_entry_letData">dee.</text:span> </text:span> <text:span text:style-name="lexreftype_relations_sense_senses_entry_letData">spec: </text:span>. <text:span>Gramineae, Miscanthus flirudulus </text:span><text:span>(sem. domains: 1.5.3 - </text:span><text:span text:style-name="semanticdomainname_.en_semanticdomains_sense_senses_entry_letData">Grass, herb, vine</text:span>.) </text:p>
        <text:p text:style-name="entry_letData"><text:span text:style-name="headword_entry_letData">deek  </text:span><text:span text:style-name="pronunciation_pronunciations_entry_letData">[ⁿdɛːk]</text:span> </text:p>
        <text:p text:style-name="entry_letData"><text:span text:style-name="headword_entry_letData">degën  </text:span><text:span text:style-name="pronunciation_pronunciations_entry_letData">[ⁿdə.ˈᵑɡen]</text:span> <text:span>N </text:span> <text:span text:style-name="xitem_.en_definition_sense_senses_entry_letData">sideways, on edge.</text:span><text:span text:style-name="xitem_.tpi_definition_sense_senses_entry_letData"> long sait.</text:span> <text:span text:style-name="example_xitem_examples_sense_senses_entry_letData">Neggëp raḳ nenga degën. </text:span><text:span text:style-name="translation_translations_xitem_examples_sense_senses_entry_letData">It was lying on edge. </text:span>  <text:span text:style-name="example_xitem_examples_sense_senses_entry_letData">Neya degën degën lom vës. </text:span><text:span text:style-name="translation_translations_xitem_examples_sense_senses_entry_letData">He walked sideways and fell over. </text:span>  <text:span text:style-name="example_xitem_examples_sense_senses_entry_letData">Debë meneggëp degën. </text:span><text:span text:style-name="translation_translations_xitem_examples_sense_senses_entry_letData">They laid it down on its edge. </text:span> <text:span>(sem. domains: 6.5.4.2 - </text:span><text:span text:style-name="semanticdomainname_.en_xitem_semanticdomains_sense_senses_entry_letData">Boundary</text:span><text:span>, 7.3.6.3 - </text:span><text:span text:style-name="semanticdomainname_.en_xitem_semanticdomains_sense_senses_entry_letData">Limit</text:span><text:span>, 8.5.1.3 - </text:span><text:span text:style-name="semanticdomainname_.en_xitem_semanticdomains_sense_senses_entry_letData">On</text:span>.) </text:p>
        <text:p text:style-name="entry_letData"><text:span text:style-name="headword_entry_letData">degi  </text:span><text:span text:style-name="pronunciation_pronunciations_entry_letData">[ⁿdə.ˈᵑɡi]</text:span> <text:span>N </text:span> <text:span text:style-name="xitem_.en_definition_sense_senses_entry_letData">purlin.</text:span><text:span text:style-name="xitem_.tpi_definition_sense_senses_entry_letData"> bros bilong haus.</text:span> <text:span text:style-name="example_examples_sense_senses_entry_letData">Degi ma in begganġ babu om su niwëëk rë. </text:span><text:span text:style-name="translation_translations_examples_sense_senses_entry_letData">There was no purlin in the frame of the house, so it wasn't strong. </text:span> <text:span text:style-name="lexreftype_relations_sense_senses_entry_letData">Part: </text:span>. </text:p>
        <text:p text:style-name="entry_letData"><text:span text:style-name="headword_entry_letData">degu  </text:span><text:span text:style-name="pronunciation_pronunciations_entry_letData">[ⁿdə.ˈᵑɡu]</text:span> <text:span>N </text:span> <text:span text:style-name="xitem_.en_definition_sense_senses_entry_letData">variety of yam.</text:span><text:span text:style-name="xitem_.tpi_definition_sense_senses_entry_letData"> wanpela kain yam.</text:span> <text:span text:style-name="example_examples_sense_senses_entry_letData">Nevesi degu raḳ nengwah mu. </text:span><text:span text:style-name="translation_translations_examples_sense_senses_entry_letData">He only roasted the <text:span text:style-name="span_.bzh_translation_translations_examples_sense_senses_entry_letData">degu</text:span> on the fire.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ġinengin  </text:span><text:span text:style-name="pronunciation_pronunciations_entry_letData">[ⁿdə.ˈᵑɢin.əŋ.in]</text:span> <text:span>V1 </text:span> <text:span text:style-name="xsensenumber_sense_senses_entry_letData">1) </text:span><text:span text:style-name="xitem_.en_definition_sense_senses_entry_letData"> press down, press together, hold down, crush.</text:span><text:span text:style-name="span_.en_xitem_.tpi_definition_sense_senses_entry_letData"> daunim</text:span><text:span text:style-name="xitem_.tpi_definition_sense_senses_entry_letData"> strong.</text:span> <text:span text:style-name="example_xitem_examples_sense_senses_entry_letData">Deġinengin bahë pesuv. </text:span><text:span text:style-name="translation_translations_xitem_examples_sense_senses_entry_letData">It crushed him and his insides spurted out. </text:span>  <text:span text:style-name="example_xitem_examples_sense_senses_entry_letData">Begganġ tamanġ bedeġinengin bööḳ. </text:span><text:span text:style-name="translation_translations_xitem_examples_sense_senses_entry_letData">The house collapsed and squashed the pig.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xsensenumber_sense_senses_entry_letData">  2) </text:span><text:span text:style-name="xitem_.en_definition_sense_senses_entry_letData">oppress, burden, persecute.</text:span><text:span text:style-name="xitem_.tpi_definition_sense_senses_entry_letData"> givim hevi long</text:span> <text:span text:style-name="example_examples_sense_senses_entry_letData">Su rëḳ dedeġinengin nġaa maggin jaḳ sa rë </text:span><text:span text:style-name="translation_translations_examples_sense_senses_entry_letData">They won't persecute me </text:span> <text:span>(sem. domains: 4.4.2 - </text:span><text:span text:style-name="semanticdomainname_.en_xitem_semanticdomains_sense_senses_entry_letData">Trouble</text:span><text:span>, 4.7.9.6 - </text:span><text:span text:style-name="semanticdomainname_.en_xitem_semanticdomains_sense_senses_entry_letData">Oppress</text:span><text:span>, 6.8.1.3 - </text:span><text:span text:style-name="semanticdomainname_.en_xitem_semanticdomains_sense_senses_entry_letData">Poor</text:span>.) </text:p>
        <text:p text:style-name="entry_letData"><text:span text:style-name="headword_entry_letData">deġo  </text:span><text:span text:style-name="pronunciation_pronunciations_entry_letData">[ⁿdə.ˈᵑɢo]</text:span> <text:span>V1 </text:span> <text:span text:style-name="xsensenumber_sense_senses_entry_letData">1) </text:span><text:span text:style-name="xitem_.en_definition_sense_senses_entry_letData">split, break in two, for example, to break a small piece of food in two to share with someone else.</text:span><text:span text:style-name="xitem_.tpi_definition_sense_senses_entry_letData"> brukim hap hap.</text:span> <text:span text:style-name="example_xitem_examples_sense_senses_entry_letData">Deġo nema. </text:span><text:span text:style-name="translation_translations_xitem_examples_sense_senses_entry_letData">It was too big for him to grasp. </text:span>  <text:span text:style-name="example_xitem_examples_sense_senses_entry_letData">Sa deġo go raḳ luu. </text:span><text:span text:style-name="translation_translations_xitem_examples_sense_senses_entry_letData">I broke the yam in two. </text:span> <text:span>(sem. domains: 7.8.4 - </text:span><text:span text:style-name="semanticdomainname_.en_semanticdomains_sense_senses_entry_letData">Tear, rip</text:span>.) <text:span text:style-name="xsensenumber_sense_senses_entry_letData">  2) </text:span><text:span text:style-name="xitem_.en_definition_sense_senses_entry_letData">to have a headache.</text:span><text:span text:style-name="xitem_.tpi_definition_sense_senses_entry_letData"> het pen</text:span> <text:span text:style-name="example_examples_sense_senses_entry_letData">Sa yuġ deġo </text:span><text:span text:style-name="translation_translations_examples_sense_senses_entry_letData">My head is splitting (I have a bad headache) </text:span> <text:span>(sem. domains: 2.5.1 - </text:span><text:span text:style-name="semanticdomainname_.en_xitem_semanticdomains_sense_senses_entry_letData">Sick</text:span><text:span>, 2.5.2 - </text:span><text:span text:style-name="semanticdomainname_.en_xitem_semanticdomains_sense_senses_entry_letData">Disease</text:span>.) </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text:p></draw:text-box></draw:frame><text:span text:style-name="headword_entry_letData">deġödahë  </text:span><text:span text:style-name="pronunciation_pronunciations_entry_letData">[ⁿdə.ˈᵑɢɔⁿd.a.ʁe]</text:span> <text:span>N </text:span> <text:span text:style-name="xitem_.en_definition_sense_senses_entry_letData">praying mantis.</text:span><text:span text:style-name="xitem_.tpi_definition_sense_senses_entry_letData"> wanpela kain binatang.</text:span> <text:span text:style-name="example_examples_sense_senses_entry_letData">Negga deġödahë in nivesa. </text:span><text:span text:style-name="translation_translations_examples_sense_senses_entry_letData">He was eating praying mantis because it tasted good. </text:span> <text:span text:style-name="lexreftype_relations_sense_senses_entry_letData">gen: </text:span><text:span text:style-name="sensecrossref_lexreftargets_relations_sense_senses_entry_letData">danidek</text:span>. <text:span>(sem. domains: 1.6.1.7 - </text:span><text:span text:style-name="semanticdomainname_.en_semanticdomains_sense_senses_entry_letData">Insect</text:span>.) </text:p>
        <text:p text:style-name="entry_letData"><text:span text:style-name="headword_entry_letData">deggédek  </text:span><text:span text:style-name="pronunciation_pronunciations_entry_letData">[ⁿdə.ˈɣɛⁿd.ək]</text:span> <text:span>N </text:span> <text:span text:style-name="xitem_.en_definition_sense_senses_entry_letData">a strong hard quick-growing tree useful for posts and firewood. The leaves used to be used to wrap corpses.</text:span><text:span text:style-name="xitem_.tpi_definition_sense_senses_entry_letData"> wanpela strongpela diwai.</text:span> <text:span text:style-name="example_examples_sense_senses_entry_letData">Deggedek keyëh in ḳeḳul loḳ. </text:span><text:span text:style-name="translation_translations_examples_sense_senses_entry_letData">The <text:span text:style-name="span_.bzh_translation_translations_examples_sense_senses_entry_letData">deggedek</text:span> tree broke because it was infested with <text:span text:style-name="span_.bzh_translation_translations_examples_sense_senses_entry_letData">ḳeḳul.</text:spa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apindaceae, Dodonaea viscosa Jacq </text:span><text:span>(sem. domains: 1.5.1 - </text:span><text:span text:style-name="semanticdomainname_.en_semanticdomains_sense_senses_entry_letData">Tree</text:span>.) </text:p>
        <text:p text:style-name="entry_letData"><text:span text:style-name="headword_entry_letData">deggideng  </text:span><text:span text:style-name="pronunciation_pronunciations_entry_letData">[ⁿdə.ˈɣiⁿd.əŋ]</text:span> <text:span>N </text:span> <text:span text:style-name="xsensenumber_sense_senses_entry_letData">1) </text:span><text:span text:style-name="xitem_.en_definition_sense_senses_entry_letData">sprouts, suckers, new shoots from the stump of a tree which has been cut down.</text:span><text:span text:style-name="xitem_.tpi_definition_sense_senses_entry_letData"> planti kru i kamap.</text:span> <text:span text:style-name="example_examples_sense_senses_entry_letData">Deggideng raḳ in bo doḳ nah. </text:span><text:span text:style-name="translation_translations_examples_sense_senses_entry_letData">Sprouts appeared to indicate that (the tree) would grow again. </text:span> <text:span text:style-name="xsensenumber_sense_senses_entry_letData">  2) </text:span><text:span text:style-name="xitem_.en_definition_sense_senses_entry_letData">gooseflesh, goose bumps.</text:span><text:span text:style-name="xitem_.tpi_definition_sense_senses_entry_letData"> skin gras i sanap.</text:span> <text:span text:style-name="example_examples_sense_senses_entry_letData">Seha mori lemon lob vong besa niġ deggideng. </text:span><text:span text:style-name="translation_translations_examples_sense_senses_entry_letData">I ate a lemon and it made my flesh come up in goose bumps. </text:span> </text:p>
        <text:p text:style-name="entry_letData"><text:span text:style-name="headword_entry_letData">deggis  </text:span><text:span text:style-name="pronunciation_pronunciations_entry_letData">[ⁿdə.ˈɣit͡ʃ]</text:span> <text:span>N </text:span> <text:span text:style-name="xsensenumber_sense_senses_entry_letData">1) </text:span><text:span text:style-name="xitem_.en_definition_sense_senses_entry_letData">digits, fingers. The fingers each have names.</text:span><text:span text:style-name="xitem_.tpi_definition_sense_senses_entry_letData"> pinga bilong han.</text:span> <text:span text:style-name="example_examples_sense_senses_entry_letData">Tetev raḳ nema deggis. </text:span><text:span text:style-name="translation_translations_examples_sense_senses_entry_letData">He poked it with his finger. </text:span> <text:span text:style-name="lexreftype_relations_sense_senses_entry_letData">spec: </text:span>. <text:span>(sem. domains: 2.3.5 - </text:span><text:span text:style-name="semanticdomainname_.en_xitem_semanticdomains_sense_senses_entry_letData">Sense of touch</text:span><text:span>, 7.3.4.1 - </text:span><text:span text:style-name="semanticdomainname_.en_xitem_semanticdomains_sense_senses_entry_letData">Touch</text:span>.) <text:span text:style-name="xsensenumber_sense_senses_entry_letData">  2) </text:span><text:span text:style-name="xitem_.en_definition_sense_senses_entry_letData">toes--usually in combination with <text:span text:style-name="span_.bzh_xitem_.en_definition_sense_senses_entry_letData">vaha</text:span> 'leg/foot' to distinguish it from fingers.</text:span><text:span text:style-name="xitem_.tpi_definition_sense_senses_entry_letData"> pinga bilong lek.</text:span> <text:span text:style-name="example_examples_sense_senses_entry_letData">Mehönon los reggu pin vahaj deggis neggëp yoh vu sir. </text:span><text:span text:style-name="translation_translations_examples_sense_senses_entry_letData">People and all animals have toes. </text:span> </text:p>
        <text:p text:style-name="entry_letData"><text:span text:style-name="headword_entry_letData">deggun  </text:span><text:span text:style-name="pronunciation_pronunciations_entry_letData">[ⁿdə.ˈɣun]</text:span> <text:span>N </text:span> <text:span text:style-name="xitem_.en_definition_sense_senses_entry_letData">variety of sugar.</text:span><text:span text:style-name="xitem_.tpi_definition_sense_senses_entry_letData"> wanpela kain suga.</text:span> <text:span text:style-name="example_examples_sense_senses_entry_letData">Avëh ti nehuk deggun. </text:span><text:span text:style-name="translation_translations_examples_sense_senses_entry_letData">A woman was planting <text:span text:style-name="span_.bzh_translation_translations_examples_sense_senses_entry_letData">deggun.</text:span>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gwa  </text:span><text:span text:style-name="pronunciation_pronunciations_entry_letData">[ⁿdə.ˈᵑɡʷa]</text:span> <text:span>N(inal) </text:span> <text:span text:style-name="xsensenumber_sense_senses_entry_letData">1) </text:span><text:span text:style-name="xitem_.en_definition_sense_senses_entry_letData">base, bottom, root.</text:span><text:span text:style-name="xitem_.tpi_definition_sense_senses_entry_letData"> as, aninit.</text:span> <text:span text:style-name="example_examples_sense_senses_entry_letData">Tunġ keröng loḳ ḳele degwa. </text:span><text:span text:style-name="translation_translations_examples_sense_senses_entry_letData">He put the box at the foot of the tree. </text:span> <text:span>(sem. domains: 4.5.6.2 - </text:span><text:span text:style-name="semanticdomainname_.en_xitem_semanticdomains_sense_senses_entry_letData">Low status</text:span><text:span>, 9.6.2.4 - </text:span><text:span text:style-name="semanticdomainname_.en_xitem_semanticdomains_sense_senses_entry_letData">Basis</text:span>.) <text:span text:style-name="xsensenumber_sense_senses_entry_letData">  2) </text:span><text:span text:style-name="xitem_.en_definition_sense_senses_entry_letData">the cause or significance of something, the reason for or behind something, or the source of something.</text:span><text:span text:style-name="xitem_.tpi_definition_sense_senses_entry_letData"> as.</text:span> <text:span text:style-name="example_xitem_examples_sense_senses_entry_letData">Degwa neggëp vu honġ. </text:span><text:span text:style-name="translation_translations_xitem_examples_sense_senses_entry_letData">The responsibility lies with you. </text:span>  <text:span text:style-name="example_xitem_examples_sense_senses_entry_letData">Tateḳin ġaġek degwa vu sir. </text:span><text:span text:style-name="translation_translations_xitem_examples_sense_senses_entry_letData">He explained the significance of what was said to them. </text:span> <text:span>(sem. domains: 3.1 - </text:span><text:span text:style-name="semanticdomainname_.en_xitem_semanticdomains_sense_senses_entry_letData">Soul, spirit</text:span><text:span>, 9.6.2.5 - </text:span><text:span text:style-name="semanticdomainname_.en_xitem_semanticdomains_sense_senses_entry_letData">Cause</text:span><text:span>, 9.6.2.5.1 - </text:span><text:span text:style-name="semanticdomainname_.en_xitem_semanticdomains_sense_senses_entry_letData">Reason</text:span>.) <text:span text:style-name="xsensenumber_sense_senses_entry_letData">  3) </text:span><text:span text:style-name="xitem_.en_definition_sense_senses_entry_letData">clan .</text:span><text:span text:style-name="xitem_.tpi_definition_sense_senses_entry_letData"> lain.</text:span> <text:span text:style-name="example_examples_sense_senses_entry_letData">Nabë alam degwa ti debasuh sir na yu luu bedengis sir, og alam degwa ti saga su rëḳ demedo rë. </text:span><text:span text:style-name="translation_translations_examples_sense_senses_entry_letData">If a clan is divided and fighting among themselves, then that clan will not remain. </text:span> <text:span>(sem. domains: 4.1.9.1 - </text:span><text:span text:style-name="semanticdomainname_.en_semanticdomains_sense_senses_entry_letData">Related by birth</text:span>.) <text:span text:style-name="LexEntryTypepublishStemComplexFormTypeReverseAbbrPub_.en_complexformtype_xitem_complexformrefs_entry_letData">Der.</text:span> <text:span text:style-name="complexformform_xitem_complexformrefs_entry_letData">degwaseḳë </text:span><text:span text:style-name="LexEntryTypepublishStemComplexFormTypeReverseAbbrPub_.en_complexformtype_xitem_complexformrefs_entry_letData"> Der.</text:span> <text:span text:style-name="complexformform_xitem_complexformrefs_entry_letData">degwata </text:span><text:span text:style-name="LexEntryTypepublishStemComplexFormTypeReverseAbbrPub_.en_complexformtype_xitem_complexformrefs_entry_letData"> Id.</text:span> <text:span text:style-name="complexformform_xitem_complexformrefs_entry_letData">degwata los degwata </text:span> </text:p>
        <text:p text:style-name="entry_letData"><text:span text:style-name="headword_entry_letData">degwaseḳë  </text:span><text:span text:style-name="pronunciation_pronunciations_entry_letData">[ⁿdə.ˈᵑɡʷa.t͡ʃə.qe]</text:span> <text:span>(der. of </text:span> <text:span text:style-name="LexEntrypublishStemComponentTargetMLHeadWordPub_entryrefcomponent_primaryrefs_entry_letData">degwa</text:span>) <text:span>Nc </text:span> <text:span text:style-name="xitem_.en_definition_sense_senses_entry_letData">base, foundation, the basic reason behind something; the bottom of something.</text:span><text:span text:style-name="xitem_.tpi_definition_sense_senses_entry_letData"> as tru</text:span> <text:span text:style-name="example_xitem_examples_sense_senses_entry_letData">Yesu tu degwaseḳë nebë ġelönġ niwëëk sën begganġ nyëḳetu yi. </text:span><text:span text:style-name="translation_translations_xitem_examples_sense_senses_entry_letData">Jesus became the foundation like the strong stone which forms the cornerstone of a house. </text:span>  <text:span text:style-name="example_xitem_examples_sense_senses_entry_letData">Ġaġek sën su ayej rë lo, og su rëḳ dejaḳ ni los degwaseḳë rë. </text:span><text:span text:style-name="translation_translations_xitem_examples_sense_senses_entry_letData">This was not their language, so they wouldn't be able to understand it fully. </text:span> <text:span>(sem. domains: 3.1 - </text:span><text:span text:style-name="semanticdomainname_.en_xitem_semanticdomains_sense_senses_entry_letData">Soul, spirit</text:span><text:span>, 6.5.2 - </text:span><text:span text:style-name="semanticdomainname_.en_xitem_semanticdomains_sense_senses_entry_letData">Parts of a building</text:span><text:span>, 8.3.5.1 - </text:span><text:span text:style-name="semanticdomainname_.en_xitem_semanticdomains_sense_senses_entry_letData">Nature, character</text:span><text:span>, 9.6.2.5 - </text:span><text:span text:style-name="semanticdomainname_.en_xitem_semanticdomains_sense_senses_entry_letData">Cause</text:span><text:span>, 9.6.2.5.1 - </text:span><text:span text:style-name="semanticdomainname_.en_xitem_semanticdomains_sense_senses_entry_letData">Reason</text:span>.) </text:p>
        <text:p text:style-name="entry_letData"><text:span text:style-name="headword_entry_letData">degwata  </text:span><text:span text:style-name="pronunciation_pronunciations_entry_letData">[ⁿdə.ˈᵑɡʷa.ta]</text:span> <text:span>(der. of </text:span> <text:span text:style-name="LexEntrypublishStemComponentTargetMLHeadWordPub_entryrefcomponent_primaryrefs_entry_letData">degwa</text:span>) <text:span>Adv </text:span> <text:span text:style-name="xitem_.en_definition_sense_senses_entry_letData">forever, always, ever after.</text:span><text:span text:style-name="xitem_.tpi_definition_sense_senses_entry_letData"> oltaim.</text:span> <text:span text:style-name="example_xitem_examples_sense_senses_entry_letData">Ġemedo malatumsën degwata. </text:span><text:span text:style-name="translation_translations_xitem_examples_sense_senses_entry_letData">You will live for ever. </text:span>  <text:span text:style-name="example_xitem_examples_sense_senses_entry_letData">Lob luho dekedi raḳ ba, lööho denedo saga degwata los degwata. </text:span><text:span text:style-name="translation_translations_xitem_examples_sense_senses_entry_letData">Then the two of them got up and the three of them lived there ever after. </text:span> <text:span>(sem. domains: 8.4.2 - </text:span><text:span text:style-name="semanticdomainname_.en_semanticdomains_sense_senses_entry_letData">Take time</text:span>.) </text:p>
        <text:p text:style-name="entry_letData"><text:span text:style-name="headword_entry_letData">degwata los degwata  </text:span><text:span text:style-name="pronunciation_pronunciations_entry_letData">[ⁿdə.ˈᵑɡʷa.ta l̪ot͡ʃ ⁿdə.ˈᵑɡʷa.ta]</text:span> <text:span>(id. of </text:span> <text:span text:style-name="LexEntrypublishStemComponentTargetMLHeadWordPub_entryrefcomponent_primaryrefs_entry_letData">degwa</text:span>) <text:span text:style-name="xitem_.en_definition_sense_senses_entry_letData">forever and ever.</text:span><text:span text:style-name="xitem_.tpi_definition_sense_senses_entry_letData"> oltaim oltaim.</text:span> <text:span text:style-name="example_examples_sense_senses_entry_letData">Arëm og böpata rot kesuu nġaa pin neggëp degwata los degwata. </text:span><text:span text:style-name="translation_translations_examples_sense_senses_entry_letData">Your name is exceedingly great surpassing everything else and remaining for ever and ever. </text:span> <text:span>(sem. domains: 8.4.2 - </text:span><text:span text:style-name="semanticdomainname_.en_semanticdomains_sense_senses_entry_letData">Take time</text:span>.) </text:p>
        <text:p text:style-name="entry_letData"><text:span text:style-name="headword_entry_letData">dehud  </text:span><text:span text:style-name="pronunciation_pronunciations_entry_letData">[ⁿdə.ˈʁuⁿd]</text:span> <text:span>N </text:span> <text:span text:style-name="xitem_.en_definition_sense_senses_entry_letData">type of bird-probably the Orange-fronted hanging Lorilet.</text:span><text:span text:style-name="xitem_.tpi_definition_sense_senses_entry_letData"> wanpela kain liklik pisin.</text:span> <text:span text:style-name="example_examples_sense_senses_entry_letData">Dehud negga lul anon. </text:span><text:span text:style-name="translation_translations_examples_sense_senses_entry_letData">The <text:span text:style-name="span_.bzh_translation_translations_examples_sense_senses_entry_letData">dehud</text:span> was eating the <text:span text:style-name="span_.bzh_translation_translations_examples_sense_senses_entry_letData">lul</text:span> berrie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ob  </text:span><text:span text:style-name="pronunciation_pronunciations_entry_letData">[ⁿdoᵐb]</text:span> <text:span>N </text:span> <text:span text:style-name="xsensenumber_sense_senses_entry_letData">1) </text:span><text:span text:style-name="xitem_.en_definition_sense_senses_entry_letData">ground, earth, dirt.</text:span><text:span text:style-name="xitem_.tpi_definition_sense_senses_entry_letData"> graun.</text:span> <text:span text:style-name="example_xitem_examples_sense_senses_entry_letData">Dob loḳ sa malaġ. </text:span><text:span text:style-name="translation_translations_xitem_examples_sense_senses_entry_letData">I got a bit of dirt in my eye. </text:span>  <text:span text:style-name="example_xitem_examples_sense_senses_entry_letData">To nedo raḳ dob. </text:span><text:span text:style-name="translation_translations_xitem_examples_sense_senses_entry_letData">He sat on the ground. </text:span> <text:span>(sem. domains: 1.2.1 - </text:span><text:span text:style-name="semanticdomainname_.en_semanticdomains_sense_senses_entry_letData">Land</text:span>.) <text:span text:style-name="xsensenumber_sense_senses_entry_letData">  2) </text:span><text:span text:style-name="xitem_.en_definition_sense_senses_entry_letData">country, or an area of ground belonging to some particular people or group.</text:span><text:span text:style-name="xitem_.tpi_definition_sense_senses_entry_letData"> graun.</text:span> <text:span text:style-name="example_examples_sense_senses_entry_letData">Gweḳo hurmahen luho ata jaḳ meġenah Israel hir dob. </text:span><text:span text:style-name="translation_translations_examples_sense_senses_entry_letData">Take the child and his mother and go back to Israel. </text:span> <text:span>(sem. domains: 1.2.1.6 - </text:span><text:span text:style-name="semanticdomainname_.en_xitem_semanticdomains_sense_senses_entry_letData">Forest, grassland, desert</text:span><text:span>, 4.6.7 - </text:span><text:span text:style-name="semanticdomainname_.en_xitem_semanticdomains_sense_senses_entry_letData">Region</text:span>.) <text:span text:style-name="xsensenumber_sense_senses_entry_letData">  3) </text:span><text:span text:style-name="xitem_.en_definition_sense_senses_entry_letData">the Earth.</text:span><text:span text:style-name="xitem_.tpi_definition_sense_senses_entry_letData"> graun.</text:span> <text:span text:style-name="example_examples_sense_senses_entry_letData">Ham nebë dob sënë yi ranġah. </text:span><text:span text:style-name="translation_translations_examples_sense_senses_entry_letData">You are like the light of this world. </text:span> <text:span text:style-name="LexEntryTypepublishStemComplexFormTypeReverseAbbrPub_.en_complexformtype_xitem_complexformrefs_entry_letData">Comp.</text:span> <text:span text:style-name="complexformform_xitem_complexformrefs_entry_letData">dob ahë </text:span><text:span text:style-name="LexEntryTypepublishStemComplexFormTypeReverseAbbrPub_.en_complexformtype_xitem_complexformrefs_entry_letData"> Id.</text:span> <text:span text:style-name="complexformform_xitem_complexformrefs_entry_letData">dobahë </text:span><text:span text:style-name="LexEntryTypepublishStemComplexFormTypeReverseAbbrPub_.en_complexformtype_xitem_complexformrefs_entry_letData"> Id.</text:span> <text:span text:style-name="complexformform_xitem_complexformrefs_entry_letData">dob-ḳenu </text:span><text:span text:style-name="LexEntryTypepublishStemComplexFormTypeReverseAbbrPub_.en_complexformtype_xitem_complexformrefs_entry_letData"> Der.</text:span> <text:span text:style-name="complexformform_xitem_complexformrefs_entry_letData">dobnë </text:span> </text:p>
        <text:p text:style-name="entry_letData"><text:span text:style-name="headword_entry_letData">dob ahë  </text:span><text:span text:style-name="pronunciation_pronunciations_entry_letData">[ⁿdoᵐb ˈa.ʁe]</text:span> <text:span>(comp. of </text:span> <text:span text:style-name="LexEntrypublishStemComponentTargetMLHeadWordPub_entryrefcomponent_primaryrefs_entry_letData">dob</text:span>) <text:span text:style-name="xitem_.en_definition_sense_senses_entry_letData">dirt, ground, earth that is removed from a hole etc.</text:span><text:span text:style-name="xitem_.tpi_definition_sense_senses_entry_letData"> pipia graun.</text:span> <text:span text:style-name="example_xitem_examples_sense_senses_entry_letData">Dob ahë pediiin beluḳ nos. </text:span><text:span text:style-name="translation_translations_xitem_examples_sense_senses_entry_letData">The dirt was kicked up into the food. </text:span>  <text:span text:style-name="example_xitem_examples_sense_senses_entry_letData">Lev söv lob të dob ahë yam vavunë. </text:span><text:span text:style-name="translation_translations_xitem_examples_sense_senses_entry_letData">He dug a hole and threw the dirt out. </text:span> <text:span>(sem. domains: 1.2.2.1 - </text:span><text:span text:style-name="semanticdomainname_.en_xitem_semanticdomains_sense_senses_entry_letData">Soil, dirt</text:span><text:span>, 1.2.2.2 - </text:span><text:span text:style-name="semanticdomainname_.en_xitem_semanticdomains_sense_senses_entry_letData">Rock</text:span>.) </text:p>
        <text:p text:style-name="entry_letData"><text:span text:style-name="headword_entry_letData">dob-ḳenu  </text:span><text:span text:style-name="pronunciation_pronunciations_entry_letData">[ⁿdoᵐb qə.ˈnu]</text:span> <text:span>(id. of </text:span> <text:span text:style-name="LexEntrypublishStemComponentTargetMLHeadWordPub_entryrefcomponent_primaryrefs_entry_letData">dob</text:span>) <text:span>Nc </text:span> <text:span text:style-name="xitem_.en_definition_sense_senses_entry_letData">map.</text:span><text:span text:style-name="xitem_.tpi_definition_sense_senses_entry_letData"> mep, piksa bilong hap graun.</text:span> <text:span text:style-name="example_examples_sense_senses_entry_letData">Dob-ḳenu neggëp raḳ barus vavunë. </text:span><text:span text:style-name="translation_translations_examples_sense_senses_entry_letData">There are maps in aeroplanes. </text:span> </text:p>
        <text:p text:style-name="entry_letData"><text:span text:style-name="headword_entry_letData">dobahë  </text:span><text:span text:style-name="pronunciation_pronunciations_entry_letData">[ˈⁿdoᵐb.a.ʁe]</text:span> <text:span>(id. of </text:span> <text:span text:style-name="LexEntrypublishStemComponentTargetMLHeadWordPub_entryrefcomponent_primaryrefs_entry_letData">dob</text:span>) <text:span>Nc </text:span> <text:span text:style-name="xitem_.en_definition_sense_senses_entry_letData">ancestors, progenitors, forefathers.</text:span><text:span text:style-name="xitem_.tpi_definition_sense_senses_entry_letData"> tumbuna bilong bipo tru.</text:span> <text:span text:style-name="example_examples_sense_senses_entry_letData">Sa dobahë Ahëġeyin nedo Jog wirek. </text:span><text:span text:style-name="translation_translations_examples_sense_senses_entry_letData">My ancestor <text:span text:style-name="span_.bzh_translation_translations_examples_sense_senses_entry_letData">Ahëġeyin</text:span> lived at <text:span text:style-name="span_.bzh_translation_translations_examples_sense_senses_entry_letData">Jog</text:span> long ago. </text:span> <text:span text:style-name="lexreftype_relations_sense_senses_entry_letData">Sim: </text:span>. </text:p>
        <text:p text:style-name="entry_letData"><text:span text:style-name="headword_entry_letData">doblu  </text:span><text:span text:style-name="pronunciation_pronunciations_entry_letData">[ˈⁿdoᵐb.l̪u]</text:span> <text:span>N </text:span> <text:span text:style-name="xitem_.en_definition_sense_senses_entry_letData">cricket-commonly known as the mole cricket.</text:span><text:span text:style-name="xitem_.tpi_definition_sense_senses_entry_letData"> wanpela kain binatang.</text:span> <text:span text:style-name="example_examples_sense_senses_entry_letData">Doblu nesu in nyëġ vanġ nivesa. </text:span><text:span text:style-name="translation_translations_examples_sense_senses_entry_letData">The cricket was singing because the weather was so good. </text:span> <text:span text:style-name="lexreftype_relations_sense_senses_entry_letData">spec: </text:span>. <text:span>(sem. domains: 1.6.1.7 - </text:span><text:span text:style-name="semanticdomainname_.en_xitem_semanticdomains_sense_senses_entry_letData">Insect</text:span><text:span>, 4.2.6 - </text:span><text:span text:style-name="semanticdomainname_.en_xitem_semanticdomains_sense_senses_entry_letData">Entertainment, recreation</text:span>.) </text:p>
        <text:p text:style-name="entry_letData"><text:span text:style-name="headword_entry_letData">dobnë  </text:span><text:span text:style-name="pronunciation_pronunciations_entry_letData">[ˈⁿdoᵐb.ne]</text:span> <text:span>(der. of </text:span> <text:span text:style-name="LexEntrypublishStemComponentTargetMLHeadWordPub_entryrefcomponent_primaryrefs_entry_letData">dob</text:span>) <text:span>Adv </text:span> <text:span text:style-name="xitem_.en_definition_sense_senses_entry_letData">outside, on the ground.</text:span><text:span text:style-name="xitem_.tpi_definition_sense_senses_entry_letData"> autsait.</text:span> <text:span text:style-name="example_examples_sense_senses_entry_letData">Alam pin dëdo dobnë. </text:span><text:span text:style-name="translation_translations_examples_sense_senses_entry_letData">Everyone was outside. </text:span> <text:span>(sem. domains: 8.5.1.2.1 - </text:span><text:span text:style-name="semanticdomainname_.en_xitem_semanticdomains_sense_senses_entry_letData">Around</text:span><text:span>, 8.5.1.4.1 - </text:span><text:span text:style-name="semanticdomainname_.en_xitem_semanticdomains_sense_senses_entry_letData">Out, outside</text:span>.) </text:p>
        <text:p text:style-name="entry_letData"><text:span text:style-name="headword_entry_letData">dod  </text:span><text:span text:style-name="pronunciation_pronunciations_entry_letData">[ⁿdoⁿd]</text:span> <text:span>N </text:span> <text:span text:style-name="xitem_.en_definition_sense_senses_entry_letData">A tree the leaves of which irritate the kin. The sting recurs each time one washes. There are at least two varieties of <text:span text:style-name="span_.bzh_xitem_.en_definition_sense_senses_entry_letData">dod,</text:span> one is a big tree, the other is a smaller variety.</text:span><text:span text:style-name="xitem_.tpi_definition_sense_senses_entry_letData"> wanpela kain diwai salat.</text:span> <text:span text:style-name="example_examples_sense_senses_entry_letData">Dod gga sa vahaġ. </text:span><text:span text:style-name="translation_translations_examples_sense_senses_entry_letData">The <text:span text:style-name="span_.bzh_translation_translations_examples_sense_senses_entry_letData">dod</text:span> stung my leg.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okta  </text:span><text:span text:style-name="pronunciation_pronunciations_entry_letData">[ˈⁿdok.ta]</text:span> <text:span>N </text:span> <text:span text:style-name="xitem_.en_definition_sense_senses_entry_letData">doctor.</text:span><text:span text:style-name="xitem_.tpi_definition_sense_senses_entry_letData"> dokta.</text:span> <text:span text:style-name="example_examples_sense_senses_entry_letData">Dokta teta pegges. </text:span><text:span text:style-name="translation_translations_examples_sense_senses_entry_letData">The doctor bandaged the sore. </text:span> <text:span>(sem. domains: 2.5.7 - </text:span><text:span text:style-name="semanticdomainname_.en_semanticdomains_sense_senses_entry_letData">Treat disease</text:span>.) </text:p>
        <text:p text:style-name="entry_letData"><text:span text:style-name="headword_entry_letData">domeng  </text:span><text:span text:style-name="pronunciation_pronunciations_entry_letData">[ˈⁿdom.əŋ]</text:span> <text:span>N </text:span> <text:span text:style-name="xitem_.en_definition_sense_senses_entry_letData">leech.</text:span><text:span text:style-name="xitem_.tpi_definition_sense_senses_entry_letData"> liklik snek i save pulim blut bilong man.</text:span> <text:span text:style-name="example_examples_sense_senses_entry_letData">Domeng gga tatovaha vaha. </text:span><text:span text:style-name="translation_translations_examples_sense_senses_entry_letData">The leech fastened itself to the teacher's leg.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öleng  </text:span><text:span text:style-name="pronunciation_pronunciations_entry_letData">[ˈⁿdɔl̪.əŋ]</text:span> <text:span>N </text:span> <text:span text:style-name="xsensenumber_sense_senses_entry_letData">1) </text:span><text:span text:style-name="xitem_.en_definition_sense_senses_entry_letData">kind of tree with edible nuts.</text:span><text:span text:style-name="xitem_.tpi_definition_sense_senses_entry_letData"> diwai siis.</text:span> <text:span text:style-name="example_examples_sense_senses_entry_letData">Ḳele döleng og dëgga anon gedërekö seḳë loḳ soḳ. </text:span><text:span text:style-name="translation_translations_examples_sense_senses_entry_letData">They eat the nuts of the tree and hang the shells on their headdress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 text:style-name="xsensenumber_sense_senses_entry_letData">  2) </text:span><text:span text:style-name="xitem_.en_definition_sense_senses_entry_letData">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sense_senses_entry_letData"> pikinini diwai siis.</text:span> <text:span text:style-name="example_examples_sense_senses_entry_letData">Negga döleng anon los dii ris. </text:span><text:span text:style-name="translation_translations_examples_sense_senses_entry_letData">He ate the <text:span text:style-name="span_.bzh_translation_translations_examples_sense_senses_entry_letData">döleng</text:span> nuts with <text:span text:style-name="span_.bzh_translation_translations_examples_sense_senses_entry_letData">dii</text:span> leaves. </text:span> </text:p>
        <text:p text:style-name="entry_letData"><text:span text:style-name="headword_entry_letData">dönġ  </text:span><text:span text:style-name="pronunciation_pronunciations_entry_letData">[ⁿdɔɴ]</text:span> </text:p>
        <text:p text:style-name="entry_letData"><text:span text:style-name="headword_entry_letData">dönġ-hus  </text:span><text:span text:style-name="pronunciation_pronunciations_entry_letData">[ⁿdɔɴ ʁut͡ʃ]</text:span> <text:span>Nc </text:span> <text:span text:style-name="xitem_.en_definition_sense_senses_entry_letData">variety of tree-this tree is not burned because it would attract the bush spirits who would be angry and attack one.</text:span><text:span text:style-name="xitem_.tpi_definition_sense_senses_entry_letData"> wanpela kain diwai.</text:span> <text:span text:style-name="example_examples_sense_senses_entry_letData">Sevuv dönġ-hus in jeyanġ go jaḳ. </text:span><text:span text:style-name="translation_translations_examples_sense_senses_entry_letData">I cut a <text:span text:style-name="span_.bzh_translation_translations_examples_sense_senses_entry_letData">döng-hus</text:span> to stake yam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öök döök  </text:span><text:span text:style-name="pronunciation_pronunciations_entry_letData">[ⁿdɔːk ⁿdɔːk]</text:span> <text:span>(redup. of </text:span> ) <text:span text:style-name="xitem_.en_definition_sense_senses_entry_letData">eternally, forever.</text:span><text:span text:style-name="xitem_.tpi_definition_sense_senses_entry_letData"> oltaim oltaim.</text:span> <text:span text:style-name="example_examples_sense_senses_entry_letData">Anutu rëḳ gevonġ behil medo döök döök. </text:span><text:span text:style-name="translation_translations_examples_sense_senses_entry_letData">God will cause us to live forever. </text:span> <text:span>(sem. domains: 8.4.2 - </text:span><text:span text:style-name="semanticdomainname_.en_semanticdomains_sense_senses_entry_letData">Take time</text:span>.) </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1 </text:span><text:span text:style-name="span_.bzh_pictureLabel_.en_pictureCaption_pictureRight_entry_letData">Avëh du vahek</text:span></text:p></draw:text-box></draw:frame><text:span text:style-name="headword_entry_letData">du<text:span text:style-name="xhomographnumber_headword_entry_letData">1</text:span>  </text:span><text:span text:style-name="pronunciation_pronunciations_entry_letData">[ⁿdu]</text:span> <text:span>V2 </text:span> <text:span text:style-name="xsensenumber_sense_senses_entry_letData">1) </text:span><text:span text:style-name="xitem_.en_definition_sense_senses_entry_letData">to carry on the head hanging down the back-usually of a stringbag, but also of a raincoat or even an umbrella.</text:span><text:span text:style-name="xitem_.tpi_definition_sense_senses_entry_letData"> hangimapim long het na karim.</text:span> <text:span text:style-name="example_examples_sense_senses_entry_letData">Du vahek raḳ yu. </text:span><text:span text:style-name="translation_translations_examples_sense_senses_entry_letData">She carried the stringbag on her head. </text:span> <text:span>(sem. domains: 2.1 - </text:span><text:span text:style-name="semanticdomainname_.en_xitem_semanticdomains_sense_senses_entry_letData">Body</text:span><text:span>, 7.3.1 - </text:span><text:span text:style-name="semanticdomainname_.en_xitem_semanticdomains_sense_senses_entry_letData">Carry</text:span><text:span>, 8.5.1.3 - </text:span><text:span text:style-name="semanticdomainname_.en_xitem_semanticdomains_sense_senses_entry_letData">On</text:span><text:span>, 9.1.2 - </text:span><text:span text:style-name="semanticdomainname_.en_xitem_semanticdomains_sense_senses_entry_letData">Do</text:span>.) <text:span text:style-name="xsensenumber_sense_senses_entry_letData">  2) </text:span><text:span text:style-name="xitem_.en_definition_sense_senses_entry_letData">to press down, be loaded down, carried away, push.</text:span><text:span text:style-name="xitem_.tpi_definition_sense_senses_entry_letData"> pusim.</text:span> <text:span text:style-name="example_xitem_examples_sense_senses_entry_letData">Du raḳ kweben beya mevës. </text:span><text:span text:style-name="translation_translations_xitem_examples_sense_senses_entry_letData">He hit him with his thigh and knocked him over. </text:span>  <text:span text:style-name="example_xitem_examples_sense_senses_entry_letData">Rot ngwë ya lob du. </text:span><text:span text:style-name="translation_translations_xitem_examples_sense_senses_entry_letData">He pushed another over and carried him with him.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LexEntryTypepublishStemComplexFormTypeReverseAbbrPub_.en_complexformtype_complexformrefs_entry_letData">ClExp</text:span> <text:span text:style-name="complexformform_complexformrefs_entry_letData">du raḳ beġö </text:span> </text:p>
        <text:p text:style-name="entry_letData"><text:span text:style-name="headword_entry_letData">du<text:span text:style-name="xhomographnumber_headword_entry_letData">2</text:span>  </text:span><text:span text:style-name="pronunciation_pronunciations_entry_letData">[ⁿdu]</text:span> <text:span>N </text:span> <text:span text:style-name="xitem_.en_definition_sense_senses_entry_letData">a lagoon of brackish water close to the sea.</text:span><text:span text:style-name="xitem_.tpi_definition_sense_senses_entry_letData"> raunwara i stap klostu long nambis.</text:span> <text:span text:style-name="example_examples_sense_senses_entry_letData">Nġaggee sën nedo loonë bemala ḳöḳ lo arë nebë du. </text:span><text:span text:style-name="translation_translations_examples_sense_senses_entry_letData">A lagoon close to the sea and reddish coloured is called a <text:span text:style-name="span_.bzh_translation_translations_examples_sense_senses_entry_letData">du.</text:span> </text:span> <text:span>(sem. domains: 1.3.1 - </text:span><text:span text:style-name="semanticdomainname_.en_semanticdomains_sense_senses_entry_letData">Bodies of water</text:span>.) </text:p>
        <text:p text:style-name="entry_letData"><text:span text:style-name="headword_entry_letData">du raḳ beġö  </text:span><text:span text:style-name="pronunciation_pronunciations_entry_letData">[ⁿdu ɾaq ᵐbə.ˈᵑɢɔ]</text:span> <text:span>(clExp. of </text:span> <text:span text:style-name="LexEntrypublishStemComponentTargetMLHeadWordPub_entryrefcomponent_primaryrefs_entry_letData">du<text:span text:style-name="xhomographnumber_LexEntrypublishStemComponentTargetMLHeadWordPub_entryrefcomponent_primaryrefs_entry_letData">1</text:span></text:span>) <text:span text:style-name="xitem_.en_definition_sense_senses_entry_letData">to avenge, to carry on with a fight.</text:span><text:span text:style-name="xitem_.tpi_definition_sense_senses_entry_letData"> bekim pait.</text:span> <text:span text:style-name="example_examples_sense_senses_entry_letData">Desis mehöti lob yi alam dedu raḳ beġö in yi. </text:span><text:span text:style-name="translation_translations_examples_sense_senses_entry_letData">They killed someone and his people carried on the fight to avenge him. </text:span> <text:span>(sem. domains: 4.8.2.5 - </text:span><text:span text:style-name="semanticdomainname_.en_semanticdomains_sense_senses_entry_letData">Revenge</text:span>.) </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1 </text:span><text:span text:style-name="span_.bzh_pictureLabel_.en_pictureCaption_pictureRight_entry_letData">dub</text:span></text:p></draw:text-box></draw:frame><text:span text:style-name="headword_entry_letData">dub  </text:span><text:span text:style-name="pronunciation_pronunciations_entry_letData">[ⁿduᵐb]</text:span> <text:span>N </text:span> <text:span text:style-name="xsensenumber_sense_senses_entry_letData">1) </text:span><text:span text:style-name="xitem_.en_definition_sense_senses_entry_letData">men's house.</text:span><text:span text:style-name="xitem_.tpi_definition_sense_senses_entry_letData"> haus man.</text:span> <text:span text:style-name="example_examples_sense_senses_entry_letData">Delev dub in maluh degëp jaḳ. </text:span><text:span text:style-name="translation_translations_examples_sense_senses_entry_letData">They built a men's house for the men to sleep in. </text:span> <text:span text:style-name="lexreftype_relations_sense_senses_entry_letData">spec: </text:span><text:span text:style-name="sensecrossref_xitem_lexreftargets_relations_sense_senses_entry_letData">dub-ḳapiya</text:span><text:span text:style-name="sensecrossref_xitem_lexreftargets_relations_sense_senses_entry_letData">, dub-soda-yi</text:span>. <text:span>(sem. domains: 6.5.1 - </text:span><text:span text:style-name="semanticdomainname_.en_semanticdomains_sense_senses_entry_letData">Building</text:span>.) <text:span text:style-name="xsensenumber_sense_senses_entry_letData">  2) </text:span><text:span text:style-name="xitem_.en_definition_sense_senses_entry_letData">school.</text:span><text:span text:style-name="xitem_.tpi_definition_sense_senses_entry_letData"> skul.</text:span> <text:span text:style-name="example_examples_sense_senses_entry_letData">Hurmahen dëluk dub. </text:span><text:span text:style-name="translation_translations_examples_sense_senses_entry_letData">Children go to school. </text:span> <text:span text:style-name="LexEntryTypepublishStemComplexFormTypeReverseAbbrPub_.en_complexformtype_xitem_complexformrefs_entry_letData">Id.</text:span> <text:span text:style-name="complexformform_xitem_complexformrefs_entry_letData">dub-agga </text:span><text:span text:style-name="LexEntryTypepublishStemComplexFormTypeReverseAbbrPub_.en_complexformtype_xitem_complexformrefs_entry_letData"> Comp.</text:span> <text:span text:style-name="complexformform_xitem_complexformrefs_entry_letData">dub-ḳapiya </text:span><text:span text:style-name="LexEntryTypepublishStemComplexFormTypeReverseAbbrPub_.en_complexformtype_xitem_complexformrefs_entry_letData"> Kt. phr.</text:span> <text:span text:style-name="complexformform_xitem_complexformrefs_entry_letData">dub-soda-yi </text:span><text:span text:style-name="LexEntryTypepublishStemComplexFormTypeReverseAbbrPub_.en_complexformtype_xitem_complexformrefs_entry_letData"> Kt. phr.</text:span> <text:span text:style-name="complexformform_xitem_complexformrefs_entry_letData">dub-supinsën-yi </text:span><text:span text:style-name="LexEntryTypepublishStemComplexFormTypeReverseAbbrPub_.en_complexformtype_xitem_complexformrefs_entry_letData"> Kt. phr.</text:span> <text:span text:style-name="complexformform_xitem_complexformrefs_entry_letData">dub-vabuung </text:span><text:span text:style-name="LexEntryTypepublishStemComplexFormTypeReverseAbbrPub_.en_complexformtype_xitem_complexformrefs_entry_letData"> Kt. phr.</text:span> <text:span text:style-name="complexformform_xitem_complexformrefs_entry_letData">dub-vabuung-böp </text:span> </text:p>
        <text:p text:style-name="entry_letData"><text:span text:style-name="headword_entry_letData">dub-agga  </text:span><text:span text:style-name="pronunciation_pronunciations_entry_letData">[ⁿduᵐb ˈa.ɣa]</text:span> <text:span>(id. of </text:span> <text:span text:style-name="LexEntrypublishStemComponentTargetMLHeadWordPub_entryrefcomponent_primaryrefs_entry_letData">dub</text:span>) <text:span>Nc </text:span> <text:span text:style-name="xitem_.en_definition_sense_senses_entry_letData">important man; clan leader,-the one who builds a men's house; the one who is the head of a men's house and therefore responsible for looking after the group.</text:span><text:span text:style-name="xitem_.tpi_definition_sense_senses_entry_letData"> biknem man.</text:span> <text:span text:style-name="example_examples_sense_senses_entry_letData">Detahi nos raḳ dub agga. </text:span><text:span text:style-name="translation_translations_examples_sense_senses_entry_letData">They called the names of the leaders of the men's houses by each pile of food (so they could collect them and distribute it to their people). </text:span> <text:span>(sem. domains: 4.1.9.1 - </text:span><text:span text:style-name="semanticdomainname_.en_xitem_semanticdomains_sense_senses_entry_letData">Related by birth</text:span><text:span>, 4.5.3.1 - </text:span><text:span text:style-name="semanticdomainname_.en_xitem_semanticdomains_sense_senses_entry_letData">Lead</text:span>.) </text:p>
        <text:p text:style-name="entry_letData"><text:span text:style-name="headword_entry_letData">dub-ḳapiya  </text:span><text:span text:style-name="pronunciation_pronunciations_entry_letData">[ⁿduᵐb qa.ˈpi.ya]</text:span> <text:span>(comp. of </text:span> <text:span text:style-name="LexEntrypublishStemComponentTargetMLHeadWordPub_entryrefcomponent_primaryrefs_entry_letData">dub</text:span>) <text:span>Nc </text:span> <text:span text:style-name="xitem_.en_definition_sense_senses_entry_letData">school .</text:span><text:span text:style-name="xitem_.tpi_definition_sense_senses_entry_letData"> haus skul.</text:span> <text:span text:style-name="example_examples_sense_senses_entry_letData">Hur mahen deluḳ dub-ḳapiya. </text:span><text:span text:style-name="translation_translations_examples_sense_senses_entry_letData">The children went to school.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3.6 - </text:span><text:span text:style-name="semanticdomainname_.en_semanticdomains_sense_senses_entry_letData">Teach</text:span>.) </text:p>
        <text:p text:style-name="entry_letData"><text:span text:style-name="headword_entry_letData">dub-soda-yi  </text:span><text:span text:style-name="pronunciation_pronunciations_entry_letData">[ⁿduᵐb ˈt͡ʃo.ⁿda yi]</text:span> <text:span>(kt. phr. of </text:span> <text:span text:style-name="LexEntrypublishStemComponentTargetMLHeadWordPub_entryrefcomponent_primaryrefs_entry_letData">dub</text:span>) <text:span>Nc </text:span> <text:span text:style-name="xitem_.en_definition_sense_senses_entry_letData">church. The modifier is not always used if the meaning is clear from context .</text:span><text:span text:style-name="xitem_.tpi_definition_sense_senses_entry_letData"> haus lotu.</text:span> <text:span text:style-name="example_examples_sense_senses_entry_letData">Hil adev dub-soda-yi ti in ġalë soda doḳ. </text:span><text:span text:style-name="translation_translations_examples_sense_senses_entry_letData">Let us build a church in order to hold Sunday services.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supinsën-yi  </text:span><text:span text:style-name="pronunciation_pronunciations_entry_letData">[ⁿduᵐb ˈt͡ʃup.in.t͡ʃen yi]</text:span> <text:span>(kt. phr. of </text:span> <text:span text:style-name="LexEntrypublishStemComponentTargetMLHeadWordPub_entryrefcomponent_primaryrefs_entry_letData">dub</text:span>) <text:span>Nc </text:span> <text:span text:style-name="xitem_.en_definition_sense_senses_entry_letData">meeting house, synagogue.</text:span><text:span text:style-name="xitem_.tpi_definition_sense_senses_entry_letData"> haus miting.</text:span> <text:span text:style-name="example_examples_sense_senses_entry_letData">Yesu nër ġaġek vu alam loḳ dub-supinsën-yi. </text:span><text:span text:style-name="translation_translations_examples_sense_senses_entry_letData">Jesus spoke to people in the synagogues. </text:span> <text:span>(sem. domains: 6.5.1 - </text:span><text:span text:style-name="semanticdomainname_.en_xitem_semanticdomains_sense_senses_entry_letData">Building</text:span><text:span>, 7.8 - </text:span><text:span text:style-name="semanticdomainname_.en_xitem_semanticdomains_sense_senses_entry_letData">Divide into pieces</text:span>.) </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text:p></draw:text-box></draw:frame><text:span text:style-name="headword_entry_letData">dub-vabuung  </text:span><text:span text:style-name="pronunciation_pronunciations_entry_letData">[ⁿduᵐb βa.ˈᵐbuːŋ]</text:span> <text:span>(kt. phr. of </text:span> <text:span text:style-name="LexEntrypublishStemComponentTargetMLHeadWordPub_entryrefcomponent_primaryrefs_entry_letData">dub</text:span>) <text:span>Nc </text:span> <text:span text:style-name="xitem_.en_definition_sense_senses_entry_letData">church, synagogue.</text:span><text:span text:style-name="xitem_.tpi_definition_sense_senses_entry_letData"> haus lotu, sios.</text:span> <text:span text:style-name="example_xitem_examples_sense_senses_entry_letData">Losho yi alam deluḳ ya dub-vabuung. </text:span><text:span text:style-name="translation_translations_xitem_examples_sense_senses_entry_letData">He and his people went into the church. </text:span>  <text:span text:style-name="example_xitem_examples_sense_senses_entry_letData">Devuneḳ in dub vabuung in soda böp. </text:span><text:span text:style-name="translation_translations_xitem_examples_sense_senses_entry_letData">They decorated the church because it was an important Sunday. </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vabuung-böp  </text:span><text:span text:style-name="pronunciation_pronunciations_entry_letData">[ⁿduᵐb βa.ˈᵐbuːŋ ᵐbɔp]</text:span> <text:span>(kt. phr. of </text:span> <text:span text:style-name="LexEntrypublishStemComponentTargetMLHeadWordPub_entryrefcomponent_primaryrefs_entry_letData">dub</text:span>) <text:span>Nc </text:span> <text:span text:style-name="xitem_.en_definition_sense_senses_entry_letData">temple. The term used in the New Testament for the temple in Jerusalem as opposed to the synagogues.</text:span><text:span text:style-name="xitem_.tpi_definition_sense_senses_entry_letData"> tempel.</text:span> <text:span text:style-name="example_xitem_examples_sense_senses_entry_letData">Angër ngwë vu dub-vabuung-böp sën nedo yaġek lo meluḳ yam. </text:span><text:span text:style-name="translation_translations_xitem_examples_sense_senses_entry_letData">Another angel from the temple which is in heaven appeared. </text:span>  <text:span text:style-name="example_xitem_examples_sense_senses_entry_letData">Yesu loḳ ya dub-vabuung-böp ayo betii alam pin sën denedo loḳ medenebaġo nġaa. </text:span><text:span text:style-name="translation_translations_xitem_examples_sense_senses_entry_letData">Jesus went into the temple and chased the people who were there selling things. </text:span> <text:span>(sem. domains: 6.5.1 - </text:span><text:span text:style-name="semanticdomainname_.en_semanticdomains_sense_senses_entry_letData">Building</text:span>.) </text:p>
        <text:p text:style-name="entry_letData"><text:span text:style-name="headword_entry_letData">dubdub  </text:span><text:span text:style-name="pronunciation_pronunciations_entry_letData">[ⁿduᵐb.ⁿduᵐb]</text:span> <text:span>N </text:span> <text:span text:style-name="xitem_.en_definition_sense_senses_entry_letData">mirror.</text:span><text:span text:style-name="xitem_.tpi_definition_sense_senses_entry_letData"> glas bilong lukim pes.</text:span> <text:span text:style-name="example_examples_sense_senses_entry_letData">Saga nebë mehöti nelë mala loḳ dubdub loḳ pevis bekwa virekin ggökin. </text:span><text:span text:style-name="translation_translations_examples_sense_senses_entry_letData">That's like a person who sees his face in a mirror but quickly forgets it again. </text:span> <text:span>(sem. domains: 2.3.1.9 - </text:span><text:span text:style-name="semanticdomainname_.en_xitem_semanticdomains_sense_senses_entry_letData">Something used to see</text:span><text:span>, 6.7 - </text:span><text:span text:style-name="semanticdomainname_.en_xitem_semanticdomains_sense_senses_entry_letData">Tool</text:span>.) </text:p>
        <text:p text:style-name="entry_letData"><text:span text:style-name="headword_entry_letData">dudeḳ  </text:span><text:span text:style-name="pronunciation_pronunciations_entry_letData">[ˈⁿduⁿd.əq]</text:span> <text:span>V1 </text:span> <text:span text:style-name="xitem_.en_definition_sense_senses_entry_letData">bow, bend down, to sit with bowed head, to bow the head from shame, to bow to ginger or to spirit places.</text:span><text:span text:style-name="xitem_.tpi_definition_sense_senses_entry_letData"> daunim het.</text:span> <text:span text:style-name="example_xitem_examples_sense_senses_entry_letData">Vonġ aye raḳ lom dudeḳ menedo. </text:span><text:span text:style-name="translation_translations_xitem_examples_sense_senses_entry_letData">He shouted at him and he bowed his head. </text:span>  <text:span text:style-name="example_xitem_examples_sense_senses_entry_letData">Dudeḳ menedo loḳ ḳele degwa. </text:span><text:span text:style-name="translation_translations_xitem_examples_sense_senses_entry_letData">He was sitting at the foot of the tree with his head bowed. </text:span>  <text:span text:style-name="example_xitem_examples_sense_senses_entry_letData">Maḳ nejom raḳ om sën dudeḳ. </text:span><text:span text:style-name="translation_translations_xitem_examples_sense_senses_entry_letData">She must be praying and that's why her head is bowed. </text:span> <text:span>(sem. domains: 4.8.3.7 - </text:span><text:span text:style-name="semanticdomainname_.en_xitem_semanticdomains_sense_senses_entry_letData">Weapon, shoot</text:span><text:span>, 4.9.5.3 - </text:span><text:span text:style-name="semanticdomainname_.en_xitem_semanticdomains_sense_senses_entry_letData">Worship</text:span><text:span>, 7.2.4.2.1 - </text:span><text:span text:style-name="semanticdomainname_.en_xitem_semanticdomains_sense_senses_entry_letData">Boat</text:span>.) </text:p>
        <text:p text:style-name="entry_letData"><text:span text:style-name="headword_entry_letData">duġ  </text:span><text:span text:style-name="pronunciation_pronunciations_entry_letData">[ⁿduᵑɢ]</text:span> <text:span>V </text:span> <text:span text:style-name="xitem_.en_definition_sense_senses_entry_letData">ignorant, to be ignorant, to not know something.</text:span><text:span text:style-name="xitem_.tpi_definition_sense_senses_entry_letData"> no save.</text:span> <text:span text:style-name="example_xitem_examples_sense_senses_entry_letData">Duġ om maḳ su lë rë. </text:span><text:span text:style-name="translation_translations_xitem_examples_sense_senses_entry_letData">She doesn't know, so she can't have seen it. </text:span>  <text:span text:style-name="example_xitem_examples_sense_senses_entry_letData">Nër bë yi duġ in yö nedo begganġnë. </text:span><text:span text:style-name="translation_translations_xitem_examples_sense_senses_entry_letData">She said she didn't know because she was in the village. </text:span>  <text:span text:style-name="example_xitem_examples_sense_senses_entry_letData">Saḳ duġ! </text:span><text:span text:style-name="translation_translations_xitem_examples_sense_senses_entry_letData">I don't know! </text:span> <text:span>(sem. domains: 3.2.3 - </text:span><text:span text:style-name="semanticdomainname_.en_semanticdomains_sense_senses_entry_letData">Know</text:span>.) <text:span text:style-name="LexEntryTypepublishStemComplexFormTypeReverseAbbrPub_.en_complexformtype_complexformrefs_entry_letData">Der.</text:span> <text:span text:style-name="complexformform_complexformrefs_entry_letData">duġin </text:span> </text:p>
        <text:p text:style-name="entry_letData"><text:span text:style-name="headword_entry_letData">duġin  </text:span><text:span text:style-name="pronunciation_pronunciations_entry_letData">[ˈⁿduᵑɢ.in]</text:span> <text:span>(der. of </text:span> <text:span text:style-name="LexEntrypublishStemComponentTargetMLHeadWordPub_entryrefcomponent_primaryrefs_entry_letData">duġ</text:span>) <text:span>V1 </text:span> <text:span text:style-name="xitem_.en_definition_sense_senses_entry_letData">to be ignorant of, unaware of, to not know.</text:span><text:span text:style-name="xitem_.tpi_definition_sense_senses_entry_letData"> no save.</text:span> <text:span text:style-name="example_xitem_examples_sense_senses_entry_letData">Sa duġin. </text:span><text:span text:style-name="translation_translations_xitem_examples_sense_senses_entry_letData">I don't know. </text:span>  <text:span text:style-name="example_xitem_examples_sense_senses_entry_letData">Honġ duġin meġenekwetul loḳ. </text:span><text:span text:style-name="translation_translations_xitem_examples_sense_senses_entry_letData">You are ignorant and confused. </text:span> <text:span>(sem. domains: 3.2.3 - </text:span><text:span text:style-name="semanticdomainname_.en_xitem_semanticdomains_sense_senses_entry_letData">Know</text:span><text:span>, 9.1.1.1 - </text:span><text:span text:style-name="semanticdomainname_.en_xitem_semanticdomains_sense_senses_entry_letData">Exist</text:span>.) </text:p>
        <text:p text:style-name="entry_letData"><text:span text:style-name="headword_entry_letData">duh  </text:span><text:span text:style-name="pronunciation_pronunciations_entry_letData">[ⁿduʁ]</text:span> <text:span>N </text:span> <text:span text:style-name="xitem_.en_definition_sense_senses_entry_letData">a very hard stone used for cutting, carving spears, tools,etc.</text:span><text:span text:style-name="xitem_.tpi_definition_sense_senses_entry_letData"> sap ston.</text:span> <text:span text:style-name="example_xitem_examples_sense_senses_entry_letData">Veröp duh in gerah raro jaḳ ggagenġ. </text:span><text:span text:style-name="translation_translations_xitem_examples_sense_senses_entry_letData">He broke off (a piece of) <text:span text:style-name="span_.bzh_translation_translations_xitem_examples_sense_senses_entry_letData">duh</text:span> in order to carve decoration on the drum. </text:span>  <text:span text:style-name="example_xitem_examples_sense_senses_entry_letData">Kër senöġ raḳ duh. </text:span><text:span text:style-name="translation_translations_xitem_examples_sense_senses_entry_letData">He shaved his whiskers with (a piece of) <text:span text:style-name="span_.bzh_translation_translations_xitem_examples_sense_senses_entry_letData">duh.</text:span> </text:span> <text:span text:style-name="lexreftype_relations_sense_senses_entry_letData">gen: </text:span><text:span text:style-name="sensecrossref_lexreftargets_relations_sense_senses_entry_letData">dadah-reek</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4.2 - </text:span><text:span text:style-name="semanticdomainname_.en_xitem_semanticdomains_sense_senses_entry_letData">Trouble</text:span>.) </text:p>
        <text:p text:style-name="entry_letData"><text:span text:style-name="headword_entry_letData">dum  </text:span><text:span text:style-name="pronunciation_pronunciations_entry_letData">[ⁿdum]</text:span> <text:span>N </text:span> <text:span text:style-name="xsensenumber_sense_senses_entry_letData">1) </text:span><text:span text:style-name="xitem_.en_definition_sense_senses_entry_letData">to make or follow a way through the bush in order to ambush someone or to catch an animal, a small track like an animal run used for this purpose.</text:span><text:span text:style-name="xitem_.tpi_definition_sense_senses_entry_letData"> liklik rot ol i wokim aninit long bus olsem rot bilong pik bilong was long paitim na kilim man.</text:span> <text:span text:style-name="example_examples_sense_senses_entry_letData">Devo dum ggevek vos ġebinë. </text:span><text:span text:style-name="translation_translations_examples_sense_senses_entry_letData">They made a track through underneath the bush (to set an ambush). </text:span> <text:span>(sem. domains: 6.5.4.1 - </text:span><text:span text:style-name="semanticdomainname_.en_semanticdomains_sense_senses_entry_letData">Road</text:span>.) <text:span text:style-name="xsensenumber_sense_senses_entry_letData">  2) </text:span><text:span text:style-name="xitem_.en_definition_sense_senses_entry_letData">ambush.</text:span><text:span text:style-name="xitem_.tpi_definition_sense_senses_entry_letData"> sambai long.</text:span> <text:span text:style-name="example_examples_sense_senses_entry_letData">Alam Mapos detunġ dum in bë dengis Ḳahil ti sagu in verup ya go vë Humeḳ. </text:span><text:span text:style-name="translation_translations_examples_sense_senses_entry_letData">The Mapos people set an ambush for that Manga man because he went to Humek to get seed yams. </text:span> <text:span>(sem. domains: 4.8.2.3.1 - </text:span><text:span text:style-name="semanticdomainname_.en_semanticdomains_sense_senses_entry_letData">Ambush</text:span>.) </text:p>
        <text:p text:style-name="entry_letData"><text:span text:style-name="headword_entry_letData">dun  </text:span><text:span text:style-name="pronunciation_pronunciations_entry_letData">[ⁿdun]</text:span> <text:span>N </text:span> <text:span text:style-name="xitem_.en_definition_sense_senses_entry_letData">shoot, sucker-of bananas, sugarcane, etc.</text:span><text:span text:style-name="xitem_.tpi_definition_sense_senses_entry_letData"> kru bilong banana, suga, samting.</text:span> <text:span text:style-name="example_xitem_examples_sense_senses_entry_letData">Dun om su niwëëk rë. </text:span><text:span text:style-name="translation_translations_xitem_examples_sense_senses_entry_letData">It's just a shoot and therefore not strong. </text:span>  <text:span text:style-name="example_xitem_examples_sense_senses_entry_letData">Ngur löv dun rëḳ ni ngat. </text:span><text:span text:style-name="translation_translations_xitem_examples_sense_senses_entry_letData">He chewed a sugarcane shoot, but it was tasteless. </text:span> <text:span>(sem. domains: 7.3.4.7 - </text:span><text:span text:style-name="semanticdomainname_.en_semanticdomains_sense_senses_entry_letData">Extend</text:span>.) </text:p>
        <text:p text:style-name="entry_letData"><text:span text:style-name="headword_entry_letData">dus  </text:span><text:span text:style-name="pronunciation_pronunciations_entry_letData">[ⁿdut͡ʃ]</text:span> <text:span text:style-name="xsensenumber_sense_senses_entry_letData">1) </text:span><text:span>Adj </text:span> <text:span text:style-name="xitem_.en_definition_sense_senses_entry_letData">short.</text:span><text:span text:style-name="xitem_.tpi_definition_sense_senses_entry_letData"> sotpela.</text:span> <text:span text:style-name="example_xitem_examples_sense_senses_entry_letData">Të ya dus teka mu. </text:span><text:span text:style-name="translation_translations_xitem_examples_sense_senses_entry_letData">He threw it only a short way away. </text:span>  <text:span text:style-name="example_xitem_examples_sense_senses_entry_letData">Ketöv apel dus. </text:span><text:span text:style-name="translation_translations_xitem_examples_sense_senses_entry_letData">She cut off a short length of bamboo. </text:span> <text:span>(sem. domains: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 <text:span text:style-name="xsensenumber_sense_senses_entry_letData">  2) </text:span><text:span>Adv </text:span> <text:span text:style-name="xitem_.en_definition_sense_senses_entry_letData">near, nearby, close.</text:span><text:span text:style-name="xitem_.tpi_definition_sense_senses_entry_letData"> klostu.</text:span> <text:span text:style-name="example_examples_sense_senses_entry_letData">Dus raḳ in hil ana. </text:span><text:span text:style-name="translation_translations_examples_sense_senses_entry_letData">It is close to the time we should go.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span text:style-name="LexEntryTypepublishStemComplexFormTypeReverseAbbrPub_.en_complexformtype_complexformrefs_entry_letData">Redup.</text:span> <text:span text:style-name="complexformform_complexformrefs_entry_letData">dus dus </text:span> </text:p>
        <text:p text:style-name="entry_letData"><text:span text:style-name="headword_entry_letData">dus dus  </text:span><text:span text:style-name="pronunciation_pronunciations_entry_letData">[ⁿdut͡ʃ ⁿdut͡ʃ]</text:span> <text:span>(redup. of </text:span> <text:span text:style-name="LexEntrypublishStemComponentTargetMLHeadWordPub_entryrefcomponent_primaryrefs_entry_letData">dus</text:span>) <text:span text:style-name="xitem_.en_definition_sense_senses_entry_letData">short, close together-of a number of items.</text:span><text:span text:style-name="xitem_.tpi_definition_sense_senses_entry_letData"> sotpela sotpela.</text:span> <text:span text:style-name="example_xitem_examples_sense_senses_entry_letData">Devonġ ġaġek ya nyëġ dus dus pin. </text:span><text:span text:style-name="translation_translations_xitem_examples_sense_senses_entry_letData">They sent word to all the nearby places. </text:span>  <text:span text:style-name="example_xitem_examples_sense_senses_entry_letData">Nengwah daggen netum, lob vepul dus dus beya meraḳ ya sir ti ti. </text:span><text:span text:style-name="translation_translations_xitem_examples_sense_senses_entry_letData">The tongues of fire burned and broke into small bits that went and rested on each one of them.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7.5.1 - </text:span><text:span text:style-name="semanticdomainname_.en_xitem_semanticdomains_sense_senses_entry_letData">Gather</text:span><text:span>,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1 </text:span><text:span text:style-name="span_.bzh_pictureLabel_.en_pictureCaption_pictureRight_entry_letData">avëh duu tob</text:span></text:p></draw:text-box></draw:frame><text:span text:style-name="headword_entry_letData">duu<text:span text:style-name="xhomographnumber_headword_entry_letData">1</text:span>  </text:span><text:span text:style-name="pronunciation_pronunciations_entry_letData">[ⁿduː]</text:span> <text:span>V1 </text:span> <text:span text:style-name="xsensenumber_sense_senses_entry_letData">1) </text:span><text:span text:style-name="xitem_.en_definition_sense_senses_entry_letData">sew, fasten, tie.</text:span><text:span text:style-name="xitem_.tpi_definition_sense_senses_entry_letData"> samapim, pasim.</text:span> <text:span text:style-name="example_xitem_examples_sense_senses_entry_letData">Duu ahon. </text:span><text:span text:style-name="translation_translations_xitem_examples_sense_senses_entry_letData">He tied it tightly. </text:span>  <text:span text:style-name="example_xitem_examples_sense_senses_entry_letData">Bebuum duu buġ vetii bengö agga. </text:span><text:span text:style-name="translation_translations_xitem_examples_sense_senses_entry_letData">The whiteman tied my grandfather to the trunk of a victory palm. </text:span> <text:span>(sem. domains: 7.3.2.4.1 - </text:span><text:span text:style-name="semanticdomainname_.en_xitem_semanticdomains_sense_senses_entry_letData">Hang</text:span><text:span>, 7.5.2 - </text:span><text:span text:style-name="semanticdomainname_.en_xitem_semanticdomains_sense_senses_entry_letData">Join, attach</text:span>.) <text:span text:style-name="xsensenumber_sense_senses_entry_letData">  2) </text:span><text:span text:style-name="xitem_.en_definition_sense_senses_entry_letData">inject, prick with a needle, to thrust with an instrument held with the point coming from the fingers and thumb like a dart.</text:span><text:span text:style-name="xitem_.tpi_definition_sense_senses_entry_letData"> givim sut.</text:span> <text:span text:style-name="example_examples_sense_senses_entry_letData">Dokta duu sa raḳ rureḳ. </text:span><text:span text:style-name="translation_translations_examples_sense_senses_entry_letData">The doctor gave me an injection with a needle. </text:span> </text:p>
        <text:p text:style-name="entry_letData"><text:span text:style-name="headword_entry_letData">duu<text:span text:style-name="xhomographnumber_headword_entry_letData">2</text:span>  </text:span><text:span text:style-name="pronunciation_pronunciations_entry_letData">[ⁿduː]</text:span> <text:span>N </text:span> <text:span text:style-name="xitem_.en_definition_sense_senses_entry_letData">day after tomorrow.</text:span><text:span text:style-name="xitem_.tpi_definition_sense_senses_entry_letData"> hap tumora.</text:span> <text:span text:style-name="example_examples_sense_senses_entry_letData">Duu rëḳ sena Rae. </text:span><text:span text:style-name="translation_translations_examples_sense_senses_entry_letData">The day after tomorrow I'm going to Lae. </text:span> <text:span text:style-name="lexreftype_relations_sense_senses_entry_letData">Sclr prop: </text:span><text:span text:style-name="sensecrossref_lexreftargets_relations_sense_senses_entry_letData">duu<text:span text:style-name="xhomographnumber_sensecrossref_lexreftargets_relations_sense_senses_entry_letData">2</text:span></text:span>. <text:span>(sem. domains: 8.4.1 - </text:span><text:span text:style-name="semanticdomainname_.en_xitem_semanticdomains_sense_senses_entry_letData">Period of time</text:span><text:span>, 8.4.1.2.2 - </text:span><text:span text:style-name="semanticdomainname_.en_xitem_semanticdomains_sense_senses_entry_letData">Yesterday, today, tomorrow</text:span><text:span>, 8.4.5 - </text:span><text:span text:style-name="semanticdomainname_.en_xitem_semanticdomains_sense_senses_entry_letData">Relative time</text:span><text:span>, 8.5.1.1 - </text:span><text:span text:style-name="semanticdomainname_.en_xitem_semanticdomains_sense_senses_entry_letData">In front of</text:span>.) </text:p>
        <text:p text:style-name="entry_letData"><text:span text:style-name="headword_entry_letData">duum  </text:span><text:span text:style-name="pronunciation_pronunciations_entry_letData">[ⁿduːm]</text:span> <text:span>N </text:span> <text:span text:style-name="xitem_.en_definition_sense_senses_entry_letData">illegitimate child, a child whose father is not known, a bastard.</text:span><text:span text:style-name="xitem_.tpi_definition_sense_senses_entry_letData"> bastet.</text:span> <text:span text:style-name="example_examples_sense_senses_entry_letData">Ḳo nalu duum. </text:span><text:span text:style-name="translation_translations_examples_sense_senses_entry_letData">She bore an illegitimate child. </text:span> <text:span>(sem. domains: 4.1.9.1 - </text:span><text:span text:style-name="semanticdomainname_.en_semanticdomains_sense_senses_entry_letData">Related by birth</text:span>.) </text:p>
        <text:p text:style-name="entry_letData"><text:span text:style-name="headword_entry_letData">duung  </text:span><text:span text:style-name="pronunciation_pronunciations_entry_letData">[ⁿduːm]</text:span> <text:span>N </text:span> <text:span text:style-name="xitem_.en_definition_sense_senses_entry_letData">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sense_senses_entry_letData"> karamap bilong meri man i dai.</text:span> <text:span text:style-name="example_examples_sense_senses_entry_letData">Yeh duung in regga diiḳ. </text:span><text:span text:style-name="translation_translations_examples_sense_senses_entry_letData">She's covered her head with a big stringbag because her husband died. </text:span> </text:p>
        <text:p text:style-name="entry_letData"><text:span text:style-name="headword_entry_letData">duv  </text:span><text:span text:style-name="pronunciation_pronunciations_entry_letData">[ⁿduβ]</text:span> <text:span>N </text:span> <text:span text:style-name="xitem_.en_definition_sense_senses_entry_letData">variety of banana-Musa sp.</text:span><text:span text:style-name="xitem_.tpi_definition_sense_senses_entry_letData"> wanpela kain banana.</text:span> <text:span text:style-name="example_examples_sense_senses_entry_letData">Vud duv anon ading. </text:span><text:span text:style-name="translation_translations_examples_sense_senses_entry_letData">The <text:span text:style-name="span_.bzh_translation_translations_examples_sense_senses_entry_letData">duv</text:span> banana has long fruit. </text:span> <text:span text:style-name="lexreftype_relations_sense_senses_entry_letData">gen: </text:span><text:span text:style-name="sensecrossref_lexreftargets_relations_sense_senses_entry_letData">danġaat</text:span>. <text:span>(sem. domains: 1.5.3 - </text:span><text:span text:style-name="semanticdomainname_.en_semanticdomains_sense_senses_entry_letData">Grass, herb, vine</text:span>.) </text:p>
        <text:p text:style-name="entry_letData"><text:span text:style-name="headword_entry_letData">duvöön  </text:span><text:span text:style-name="pronunciation_pronunciations_entry_letData">[ⁿdu.ˈβɔːn]</text:span> <text:span>N </text:span> <text:span text:style-name="xitem_.en_definition_sense_senses_entry_letData">large variety of cassowary.</text:span><text:span text:style-name="xitem_.tpi_definition_sense_senses_entry_letData"> bikpela muruk.</text:span> <text:span text:style-name="example_examples_sense_senses_entry_letData">Gwib böp arë nebë duvöön. </text:span><text:span text:style-name="translation_translations_examples_sense_senses_entry_letData">There is a large variety of cassowary which is called the <text:span text:style-name="span_.bzh_translation_translations_examples_sense_senses_entry_letData">duvöön.</text:span> </text:span> <text:span text:style-name="lexreftype_xitem_relations_sense_senses_entry_letData">spec: </text:span><text:span text:style-name="lexreftype_xitem_relations_sense_senses_entry_letData">; gen: </text:span><text:span text:style-name="sensecrossref_lexreftargets_xitem_relations_sense_senses_entry_letData">dabeenġ</text:span>. <text:span>(sem. domains: 1.6.1.2 - </text:span><text:span text:style-name="semanticdomainname_.en_semanticdomains_sense_senses_entry_letData">Bird</text:span>.) </text:p>
      </text:section>
      <text:section text:style-name="Sect_letHead" text:name="Sect_letHead">
        <text:p text:style-name="letter_letHead">E e</text:p>
      </text:section>
      <text:section text:style-name="Sect_letData" text:name="Sect_letData">
        <text:p text:style-name="entry_letData"><text:span text:style-name="headword_entry_letData">=e  </text:span><text:span text:style-name="pronunciation_pronunciations_entry_letData">[ɛ]</text:span> <text:span text:style-name="xitem_.en_definition_sense_senses_entry_letData">vocative.</text:span><text:span text:style-name="xitem_.tpi_definition_sense_senses_entry_letData"> o.</text:span> <text:span text:style-name="example_examples_sense_senses_entry_letData">Arig lo-e! </text:span><text:span text:style-name="translation_translations_examples_sense_senses_entry_letData">My brothers! </text:span> </text:p>
        <text:p text:style-name="entry_letData"><text:span text:style-name="headword_entry_letData">-e  </text:span><text:span text:style-name="pronunciation_pronunciations_entry_letData">[ɛ]</text:span> <text:span>Call </text:span> <text:span text:style-name="xitem_.en_definition_sense_senses_entry_letData">eh; exclamation denoting surprise.</text:span><text:span text:style-name="xitem_.tpi_definition_sense_senses_entry_letData"> e.</text:span> <text:span text:style-name="example_xitem_examples_sense_senses_entry_letData">Ham-e! Ham yam-a? </text:span><text:span text:style-name="translation_translations_xitem_examples_sense_senses_entry_letData">It's you eh! You've arrived? </text:span>  <text:span text:style-name="example_xitem_examples_sense_senses_entry_letData">Yam-e! </text:span><text:span text:style-name="translation_translations_xitem_examples_sense_senses_entry_letData">He's come (and he shouldn't have!) </text:span> </text:p>
        <text:p text:style-name="entry_letData"><text:span text:style-name="headword_entry_letData">e!  </text:span><text:span text:style-name="pronunciation_pronunciations_entry_letData">[ɛ]</text:span> <text:span>Interj </text:span> <text:span text:style-name="xitem_.en_definition_sense_senses_entry_letData">ah!-exclamation denoting disgust or disagreement.</text:span><text:span text:style-name="xitem_.tpi_definition_sense_senses_entry_letData"> sakim tok.</text:span> <text:span text:style-name="example_examples_sense_senses_entry_letData">E! Saḳ nado gesesu rëḳ nök rë. </text:span><text:span text:style-name="translation_translations_examples_sense_senses_entry_letData">Ah! I'm not going, I'm going to stay here. </text:span> </text:p>
        <text:p text:style-name="entry_letData"><text:span text:style-name="headword_entry_letData">ee  </text:span><text:span text:style-name="pronunciation_pronunciations_entry_letData">[ɛː]</text:span> <text:span>Interj </text:span> <text:span text:style-name="xitem_.en_definition_sense_senses_entry_letData">hey!; aha! exclamation of discovery.</text:span><text:span text:style-name="xitem_.tpi_definition_sense_senses_entry_letData"> em!</text:span> <text:span text:style-name="example_examples_sense_senses_entry_letData">Ee. Ya verup agu. </text:span><text:span text:style-name="translation_translations_examples_sense_senses_entry_letData">Look! He's come up over there. </text:span> <text:span>(sem. domains: 9.6.3.3 - </text:span><text:span text:style-name="semanticdomainname_.en_semanticdomains_sense_senses_entry_letData">Prompters of attention </text:span>.) </text:p>
        <text:p text:style-name="entry_letData"><text:span text:style-name="headword_entry_letData">eeḳ  </text:span><text:span text:style-name="pronunciation_pronunciations_entry_letData">[ɛːq]</text:span> <text:span>Interj </text:span> <text:span text:style-name="xitem_.en_definition_sense_senses_entry_letData">yuk!; exclamation of disgust, aversion.</text:span><text:span text:style-name="xitem_.tpi_definition_sense_senses_entry_letData"> makim traut.</text:span> <text:span text:style-name="example_examples_sense_senses_entry_letData">Eeḳ! tato nabë hil namuteḳ in nġaa nivë. </text:span><text:span text:style-name="span_.bzh_translation_translations_examples_sense_senses_entry_letData">Eeḳ</text:span><text:span text:style-name="translation_translations_examples_sense_senses_entry_letData"> indicates that we are about to vomit on account of something with a bad smell. </text:span> </text:p>
        <text:p text:style-name="entry_letData"><text:span text:style-name="headword_entry_letData">ekë  </text:span><text:span text:style-name="pronunciation_pronunciations_entry_letData">[ɛ.ˈke]</text:span> <text:span>Interj </text:span> <text:span text:style-name="xitem_.en_definition_sense_senses_entry_letData">Yes!, True!.</text:span><text:span text:style-name="xitem_.tpi_definition_sense_senses_entry_letData"> yes!, tru!</text:span> <text:span text:style-name="example_examples_sense_senses_entry_letData">Ekë! Nedo loḳ agi! </text:span><text:span text:style-name="translation_translations_examples_sense_senses_entry_letData">Oh yes! Here it is! </text:span> </text:p>
        <text:p text:style-name="entry_letData"><text:span text:style-name="headwordminor_entry_letData">=eḳ  </text:span><text:span text:style-name="pronunciationminor_pronunciationsminor_entry_letData">[əq]</text:span> </text:p>
      </text:section>
      <text:section text:style-name="Sect_letHead" text:name="Sect_letHead">
        <text:p text:style-name="letter_letHead">Ë ë</text:p>
      </text:section>
      <text:section text:style-name="Sect_letData" text:name="Sect_letData">
        <text:p text:style-name="entry_letData"><text:span text:style-name="headword_entry_letData">-ë  </text:span><text:span text:style-name="pronunciation_pronunciations_entry_letData">[e]</text:span> <text:span>Loc </text:span> <text:span text:style-name="xitem_.en_definition_sense_senses_entry_letData">this, here; a deictic indicating this, or the one spoken about.</text:span><text:span text:style-name="xitem_.tpi_definition_sense_senses_entry_letData"> ia.</text:span> <text:span text:style-name="example_examples_sense_senses_entry_letData">Yam-ë! </text:span><text:span text:style-name="translation_translations_examples_sense_senses_entry_letData">Come here to me! </text:span> <text:span>(sem. domains: 8.5.1 - </text:span><text:span text:style-name="semanticdomainname_.en_semanticdomains_sense_senses_entry_letData">Here, there</text:span>.) </text:p>
        <text:p text:style-name="entry_letData"><text:span text:style-name="headwordminor_entry_letData">ë-  </text:span><text:span text:style-name="pronunciationminor_pronunciationsminor_entry_letData">[e]</text:span> <text:span text:style-name="LexEntryTypepublishStemMinorEntryTypeAbbreviationPub_.en_entryreftypeminor_primaryrefsminor_entry_letData">sp. var. of </text:span>  </text:p>
        <text:p text:style-name="entry_letData"><text:span text:style-name="headword_entry_letData">ë'ë  </text:span><text:span text:style-name="pronunciation_pronunciations_entry_letData">[ˈeʔ.e]</text:span> <text:span>Interj </text:span> <text:span text:style-name="xitem_.en_definition_sense_senses_entry_letData">Here!.</text:span><text:span text:style-name="xitem_.tpi_definition_sense_senses_entry_letData"> hia!</text:span> <text:span text:style-name="example_examples_sense_senses_entry_letData">Ë'ë! Höm-ë! </text:span><text:span text:style-name="translation_translations_examples_sense_senses_entry_letData">Here! Here's yours! </text:span> </text:p>
        <text:p text:style-name="entry_letData"><text:span text:style-name="headword_entry_letData">ëë  </text:span><text:span text:style-name="pronunciation_pronunciations_entry_letData">[eː]</text:span> <text:span>Interj </text:span> <text:span text:style-name="xitem_.en_definition_sense_senses_entry_letData">yes; agreement with the speaker.</text:span><text:span text:style-name="xitem_.tpi_definition_sense_senses_entry_letData"> yes.</text:span> <text:span text:style-name="example_xitem_examples_sense_senses_entry_letData">Ëë! Ġenam! </text:span><text:span text:style-name="translation_translations_xitem_examples_sense_senses_entry_letData">Yes! Come! </text:span>  <text:span text:style-name="example_xitem_examples_sense_senses_entry_letData">Ëë-ë! Verup deya. </text:span><text:span text:style-name="translation_translations_xitem_examples_sense_senses_entry_letData">Yes! They have come up and gone. </text:span> <text:span>(sem. domains: 9.4.6 - </text:span><text:span text:style-name="semanticdomainname_.en_semanticdomains_sense_senses_entry_letData">Yes</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grammaticalinfo_sense_senses_entry_letData" style:family="text" style:parent-style-name="grammaticalinfo_sense_senses_entry_letData"/>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definition_sense_senses_entry_letData" style:family="text" style:parent-style-name="sense_senses_entry_letData"/>
    <style:style xmlns:style="urn:oasis:names:tc:opendocument:xmlns:style:1.0" style:name="xitem_.en_definition_sense_senses_entry_letData" style:family="text" style:parent-style-name="definitio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xitem_semanticdomains_sense_senses_entry_letData" style:family="text" style:parent-style-name="xitem_semanticdomains_sense_senses_entry_letData"/>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semanticdomainabbr_semanticdomains_sense_senses_entry_letData" style:family="text" style:parent-style-name="semanticdomains_sense_senses_entry_letData"/>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pan_.en_xitem_.tpi_definition_sense_senses_entry_letData" style:family="text" style:parent-style-name="xitem_.tpi_definition_sense_senses_entry_letData">
      <style:text-properties xmlns:fo="urn:oasis:names:tc:opendocument:xmlns:xsl-fo-compatible:1.0" fo:language="en" fo:country="US"/>
    </style:style>
    <style:style xmlns:style="urn:oasis:names:tc:opendocument:xmlns:style:1.0" style:name="scientificname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pictureCaption_pictureRight_entry_letData" style:family="paragraph" style:parent-style-name="pictureRight_entry_letData"/>
    <style:style xmlns:style="urn:oasis:names:tc:opendocument:xmlns:style:1.0" style:name="pictureLabel_.en_pictureCaption_pictureRight_entry_letData" style:family="paragraph" style:parent-style-name="pictureCaption_pictureRight_entry_letData">
      <style:text-properties fo:language="en" fo:country="US"/>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language="en" fo:country="US"/>
    </style:style>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type_complexformrefs_entry_letData" style:family="paragraph" style:parent-style-name="complexformrefs_entry_letData"/>
    <style:style xmlns:style="urn:oasis:names:tc:opendocument:xmlns:style:1.0" style:name="complexformtype_complexformrefs_entry_letData" style:family="text" style:parent-style-name="complexformrefs_entry_letData"/>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tryreftype_primaryrefs_entry_letData" style:family="text" style:parent-style-name="entryreftype_primaryrefs_entry_letData"/>
    <style:style xmlns:style="urn:oasis:names:tc:opendocument:xmlns:style:1.0" style:name="entryrefcomponent_primaryrefs_entry_letData" style:family="paragraph" style:parent-style-name="primaryrefs_entry_letData"/>
    <style:style xmlns:style="urn:oasis:names:tc:opendocument:xmlns:style:1.0" style:name="entryrefcomponent_primaryrefs_entry_letData" style:family="text" style:parent-style-name="primaryref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formtype_xitem_complexformrefs_entry_letData" style:family="paragraph" style:parent-style-name="xitem_complexformrefs_entry_letData"/>
    <style:style xmlns:style="urn:oasis:names:tc:opendocument:xmlns:style:1.0" style:name="complexformtype_xitem_complexformrefs_entry_letData" style:family="text" style:parent-style-name="xitem_complexformrefs_entry_letData"/>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language="en" fo:country="US"/>
    </style:style>
    <style:style xmlns:style="urn:oasis:names:tc:opendocument:xmlns:style:1.0" style:name="pictureSense_pictureCaption_pictureRight_entry_letData" style:family="text" style:parent-style-name="pictureCaption_pictureRight_entry_letData"/>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reftypeminor_primaryrefsminor_entry_letData" style:family="paragraph" style:parent-style-name="primaryrefsminor_entry_letData"/>
    <style:style xmlns:style="urn:oasis:names:tc:opendocument:xmlns:style:1.0" style:name="entryreftypeminor_primaryrefsminor_entry_letData" style:family="text" style:parent-style-name="primaryrefsminor_entry_letData"/>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line-height="26pt" fo:margin-left="9pt" fo:margin-right="9pt" fo:padding-bottom="36pt" fo:border-bottom=".5pt solid #808080"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style:name="letter_letHead" style:family="paragraph" style:parent-style-name="letHead">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family="Charis SIL" style:font-name-complex="Charis SIL" fo:font-size="16pt" style:font-size-complex="16pt"/>
    </style:style>
    <style:style style:name="letData" style:family="paragraph" style:parent-style-name="none">
      <style:paragraph-properties fo:text-align="left"/>
    </style:style>
    <style:style style:name="entry_letData" style:family="paragraph" style:parent-style-name="letData">
      <style:paragraph-properties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fo:font-family="Charis SIL" style:font-name-complex="Charis SIL" fo:font-size="10pt" style:font-size-complex="10pt" fo:background-color="transparent"/>
    </style:style>
    <style:style xmlns:style="urn:oasis:names:tc:opendocument:xmlns:style:1.0" style:name="entry" style:family="paragraph" style:parent-style-name="none">
      <style:paragraph-properties xmlns:fo="urn:oasis:names:tc:opendocument:xmlns:xsl-fo-compatible:1.0"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LexEntrypublishStemComponentTargetMLHeadWordPub_entryrefcomponent_primaryrefs_entry_letData" style:family="text" style:parent-style-name="LexEntrypublishStemComponentTargetMLHeadWordPub_entryrefcomponent_primaryref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 style:family="paragraph" style:parent-style-name="none">
      <style:text-properties xmlns:fo="urn:oasis:names:tc:opendocument:xmlns:xsl-fo-compatible:1.0" fo:font-weight="700" style:font-weight-complex="700" style:text-position="sub" fo:font-size="77%" style:font-size-complex="77%"/>
    </style:style>
    <style:style style:name="sense_senses_entry_letData" style:family="paragraph" style:parent-style-name="senses_entry_letData">
      <style:text-properties fo:font-weight="400" style:font-weight-complex="400" fo:font-family="Charis SIL" style:font-name-complex="Charis SIL" fo:font-size="10pt" style:font-size-complex="10pt"/>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sense" style:family="paragraph" style:parent-style-name="none">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style>
    <style:style xmlns:style="urn:oasis:names:tc:opendocument:xmlns:style:1.0" style:name="xsense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xmlns:style="urn:oasis:names:tc:opendocument:xmlns:style:1.0" style:name="xitem_.tpi_definition_sense_senses_entry_letData" style:family="text" style:parent-style-name="definitio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complexformform_complexformrefs_entry_letData" style:family="text" style:parent-style-name="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_xitem_complexformrefs_entry_letData" style:family="text" style:parent-style-name="xitem_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 style:family="paragraph" style:parent-style-name="none">
      <style:text-properties xmlns:fo="urn:oasis:names:tc:opendocument:xmlns:xsl-fo-compatible:1.0" fo:font-family="Charis SIL" style:font-name-complex="Charis SIL" fo:font-weight="700" style:font-weight-complex="700"/>
    </style:style>
    <style:style style:name="complexformform-after" style:family="text" style:parent-style-name="none">
      <style:text-properties fo:font-family="Charis SIL" style:font-name-complex="Charis SIL" fo:font-weight="700" style:font-weight-complex="700"/>
    </style:style>
    <style:style style:name="complexformrefs-after" style:family="text" style:parent-style-name="none">
      <style:text-properties/>
    </style:style>
    <style:style style:name="xitem_xitem.complexformrefs-before" style:family="text" style:parent-style-name="none">
      <style:text-properties/>
    </style:style>
    <style:style style:name="complexformtype-after" style:family="text" style:parent-style-name="non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crossref-before" style:family="text" style:parent-style-name="none">
      <style:text-properties fo:font-weight="700" style:font-weight-complex="700" fo:font-family="Charis SIL" style:font-name-complex="Charis SIL" fo:font-size="10pt" style:font-size-complex="10pt" fo:background-color="transparent"/>
    </style:style>
    <style:style style:name="crossrefs-after" style:family="text" style:parent-style-name="none">
      <style:text-properties/>
    </style:style>
    <style:style style:name="xitem_xitem.crossrefs-before" style:family="text" style:parent-style-name="none">
      <style:text-properties/>
    </style:style>
    <style:style style:name="xitem_xitem.crossreftargets-before" style:family="text" style:parent-style-name="none">
      <style:text-properties/>
    </style:style>
    <style:style xmlns:style="urn:oasis:names:tc:opendocument:xmlns:style:1.0" style:name="crossreftype_crossrefs_entry_letData" style:family="text" style:parent-style-name="crossref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cross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definition-after" style:family="text" style:parent-style-name="none">
      <style:text-properties/>
    </style:style>
    <style:style style:name="xitem_xitem.definition-before" style:family="text" style:parent-style-name="none">
      <style:text-properties/>
    </style:style>
    <style:style style:name="xitem_xitem.entryrefcomponent-before" style:family="text" style:parent-style-name="none"/>
    <style:style style:name="entryreftype-after" style:family="text" style:parent-style-name="none">
      <style:text-properties/>
    </style:style>
    <style:style style:name="xitem_xitem.entryreftype-before" style:family="text" style:parent-style-name="none">
      <style:text-properties/>
    </style:style>
    <style:style style:name="entryreftypeminor-after" style:family="text" style:parent-style-name="none"/>
    <style:style style:name="xitem_xitem.entryreftypeminor-before" style:family="text" style:parent-style-name="none"/>
    <style:style xmlns:style="urn:oasis:names:tc:opendocument:xmlns:style:1.0" style:name="example_examples_sense_senses_entry_letData" style:family="text" style:parent-style-name="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style:name="example-after" style:family="text" style:parent-style-name="none">
      <style:text-properties fo:font-weight="700" style:font-weight-complex="700" fo:font-family="Charis SIL" style:font-name-complex="Charis SIL" fo:font-size="10pt" style:font-size-complex="10pt" fo:font-style="italic" fo:background-color="transparent"/>
    </style:style>
    <style:style style:name="xitem_xitem.example-before" style:family="text" style:parent-style-name="none">
      <style:text-properties fo:font-weight="700" style:font-weight-complex="700" fo:font-family="Charis SIL" style:font-name-complex="Charis SIL" fo:font-size="10pt" style:font-size-complex="10pt" fo:font-style="italic" fo:background-color="transparent"/>
    </style:style>
    <style:style style:name="examples-after" style:family="text" style:parent-style-name="none">
      <style:text-properties/>
    </style:style>
    <style:style style:name="xitem_xitem.examples-before" style:family="text" style:parent-style-name="none">
      <style:text-properties/>
    </style:style>
    <style:style style:name="grammaticalinfo_sense_senses_entry_letData" style:family="paragraph" style:parent-style-name="sense_senses_entry_letData">
      <style:paragraph-properties fo:background-color="transparent"/>
      <style:text-properties fo:font-style="italic" fo:font-family="Charis SIL" style:font-name-complex="Charis SIL" fo:font-size="10pt" style:font-size-complex="10pt"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style:name="grammaticalinfo-after" style:family="text" style:parent-style-name="none">
      <style:text-properties fo:font-style="italic" fo:font-family="Charis SIL" style:font-name-complex="Charis SIL" fo:font-size="10pt" style:font-size-complex="10pt" fo:background-color="transparent"/>
    </style:style>
    <style:style xmlns:style="urn:oasis:names:tc:opendocument:xmlns:style:1.0" style:name="headword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after" style:family="text" style:parent-style-name="none">
      <style:text-properties fo:font-weight="700" style:font-weight-complex="700" fo:font-family="Charis SIL" style:font-name-complex="Charis SIL" fo:background-color="transparent"/>
    </style:style>
    <style:style style:name="xitem_xitem.headword-before" style:family="text" style:parent-style-name="none">
      <style:text-properties fo:font-weight="700" style:font-weight-complex="700" fo:font-family="Charis SIL" style:font-name-complex="Charis SIL" fo:background-color="transparent"/>
    </style:style>
    <style:style xmlns:style="urn:oasis:names:tc:opendocument:xmlns:style:1.0" style:name="headwordminor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minor"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minor-after" style:family="text" style:parent-style-name="none">
      <style:text-properties fo:font-weight="700" style:font-weight-complex="700" fo:font-family="Charis SIL" style:font-name-complex="Charis SIL" fo:background-color="transparent"/>
    </style:style>
    <style:style style:name="xitem_xitem.headwordminor-before" style:family="text" style:parent-style-name="none">
      <style:text-properties fo:font-weight="700" style:font-weight-complex="700" fo:font-family="Charis SIL" style:font-name-complex="Charis SIL" fo:background-color="transparent"/>
    </style:style>
    <style:style xmlns:style="urn:oasis:names:tc:opendocument:xmlns:style:1.0" style:name="LexEntrypublishStemComponentTargetMLHeadWordPub_entryrefcomponent_primaryrefs_entry_letData" style:family="text" style:parent-style-name="entryrefcomponent_primaryrefs_entry_letData">
      <style:text-properties xmlns:fo="urn:oasis:names:tc:opendocument:xmlns:xsl-fo-compatible:1.0" fo:font-family="Charis SIL" style:font-name-complex="Charis SIL" fo:font-weight="700" style:font-weight-complex="700"/>
    </style:style>
    <style:style xmlns:style="urn:oasis:names:tc:opendocument:xmlns:style:1.0" style:name="LexEntrypublishStemComponentTargetMLHeadWordPub" style:family="paragraph" style:parent-style-name="none">
      <style:text-properties xmlns:fo="urn:oasis:names:tc:opendocument:xmlns:xsl-fo-compatible:1.0" fo:font-family="Charis SIL" style:font-name-complex="Charis SIL" fo:font-weight="700" style:font-weight-complex="700"/>
    </style:style>
    <style:style style:name="xitem_xitem.LexEntrypublishStemComponentTargetMLHeadWordPub-before" style:family="text" style:parent-style-name="none">
      <style:text-properties fo:font-family="Charis SIL" style:font-name-complex="Charis SIL" fo:font-weight="700" style:font-weight-complex="700"/>
    </style:style>
    <style:style style:name="LexEntryTypepublishStemEntryTypeAbbreviationPub-after" style:family="text" style:parent-style-name="none">
      <style:text-properties/>
    </style:style>
    <style:style style:name="LexEntryTypepublishStemMinorEntryTypeAbbreviationPub-after" style:family="text" style:parent-style-name="none"/>
    <style:style style:name="xitem_xitem.lexreftargets-before" style:family="text" style:parent-style-name="none">
      <style:text-properties/>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lex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partofspeech-after" style:family="text" style:parent-style-name="none">
      <style:text-properties/>
    </style:style>
    <style:style style:name="pictureSense-after" style:family="text" style:parent-style-name="none">
      <style:text-properties/>
    </style:style>
    <style:style style:name="primaryrefs-before" style:family="text" style:parent-style-name="none">
      <style:text-properties/>
    </style:style>
    <style:style style:name="primaryrefs-after" style:family="text" style:parent-style-name="none">
      <style:text-properties/>
    </style:style>
    <style:style style:name="xitem_xitem.primaryrefs-before" style:family="text" style:parent-style-name="none">
      <style:text-properties/>
    </style:style>
    <style:style style:name="primaryrefsminor-after" style:family="text" style:parent-style-name="none">
      <style:text-properties/>
    </style:style>
    <style:style style:name="xitem_xitem.primaryrefsminor-before" style:family="text" style:parent-style-name="none">
      <style:text-properties/>
    </style:style>
    <style:style xmlns:style="urn:oasis:names:tc:opendocument:xmlns:style:1.0" style:name="pronunciation_pronunciations_entry_letData" style:family="text" style:parent-style-name="pronunciations_entry_letData">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pronunciation"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size="10pt" style:font-size-complex="10pt" fo:background-color="transparent"/>
    </style:style>
    <style:style style:name="pronunciation-before" style:family="text" style:parent-style-name="none">
      <style:text-properties fo:font-family="Charis SIL" style:font-name-complex="Charis SIL" fo:font-size="10pt" style:font-size-complex="10pt" fo:background-color="transparent"/>
    </style:style>
    <style:style style:name="pronunciation-after" style:family="text" style:parent-style-name="none">
      <style:text-properties fo:font-family="Charis SIL" style:font-name-complex="Charis SIL" fo:font-size="10pt" style:font-size-complex="10pt" fo:background-color="transparent"/>
    </style:style>
    <style:style style:name="xitem_xitem.pronunciation-before" style:family="text" style:parent-style-name="none">
      <style:text-properties fo:font-family="Charis SIL" style:font-name-complex="Charis SIL" fo:font-size="10pt" style:font-size-complex="10pt" fo:background-color="transparent"/>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Doulos SIL" style:font-name-complex="Doulos SIL" fo:font-size="10pt" style:font-size-complex="10pt" fo:background-color="transparent"/>
    </style:style>
    <style:style xmlns:style="urn:oasis:names:tc:opendocument:xmlns:style:1.0" style:name="pronunciationminor" style:family="paragraph" style:parent-style-name="none">
      <style:paragraph-properties xmlns:fo="urn:oasis:names:tc:opendocument:xmlns:xsl-fo-compatible:1.0" fo:background-color="transparent"/>
      <style:text-properties xmlns:fo="urn:oasis:names:tc:opendocument:xmlns:xsl-fo-compatible:1.0" fo:font-family="Doulos SIL" style:font-name-complex="Doulos SIL" fo:font-size="10pt" style:font-size-complex="10pt" fo:background-color="transparent"/>
    </style:style>
    <style:style style:name="pronunciationminor-before" style:family="text" style:parent-style-name="none">
      <style:text-properties fo:font-family="Doulos SIL" style:font-name-complex="Doulos SIL" fo:font-size="10pt" style:font-size-complex="10pt" fo:background-color="transparent"/>
    </style:style>
    <style:style style:name="pronunciationminor-after" style:family="text" style:parent-style-name="none">
      <style:text-properties fo:font-family="Doulos SIL" style:font-name-complex="Doulos SIL" fo:font-size="10pt" style:font-size-complex="10pt" fo:background-color="transparent"/>
    </style:style>
    <style:style style:name="xitem_xitem.pronunciationminor-before" style:family="text" style:parent-style-name="none">
      <style:text-properties fo:font-family="Doulos SIL" style:font-name-complex="Doulos SIL" fo:font-size="10pt" style:font-size-complex="10pt" fo:background-color="transparent"/>
    </style:style>
    <style:style style:name="pronunciations-after" style:family="text" style:parent-style-name="none">
      <style:text-properties/>
    </style:style>
    <style:style style:name="xitem_xitem.pronunciations-before" style:family="text" style:parent-style-name="none">
      <style:text-properties/>
    </style:style>
    <style:style style:name="pronunciationsminor-after" style:family="text" style:parent-style-name="none">
      <style:text-properties/>
    </style:style>
    <style:style style:name="xitem_xitem.pronunciationsminor-before" style:family="text" style:parent-style-name="none">
      <style:text-properties/>
    </style:style>
    <style:style style:name="relations-after" style:family="text" style:parent-style-name="none">
      <style:text-properties/>
    </style:style>
    <style:style style:name="xitem_xitem.relations-before" style:family="text" style:parent-style-name="none">
      <style:text-properties/>
    </style:style>
    <style:style style:name="scientificname-after" style:family="text" style:parent-style-name="none">
      <style:text-properties/>
    </style:style>
    <style:style style:name="semanticdomainabbr-after" style:family="text" style:parent-style-name="none">
      <style:text-properties/>
    </style:style>
    <style:style style:name="semanticdomains-before" style:family="text" style:parent-style-name="none">
      <style:text-properties/>
    </style:style>
    <style:style style:name="semanticdomains-after" style:family="text" style:parent-style-name="none">
      <style:text-properties/>
    </style:style>
    <style:style style:name="xitem_xitem.semanticdomains-before" style:family="text" style:parent-style-name="none">
      <style:text-properties/>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sensecrossref-before" style:family="text" style:parent-style-name="none">
      <style:text-properties fo:font-weight="700" style:font-weight-complex="700" fo:font-family="Charis SIL" style:font-name-complex="Charis SIL" fo:font-size="10pt" style:font-size-complex="10pt" fo:background-color="transparent"/>
    </style:style>
    <style:style style:name="sense_sense.senses-before" style:family="text" style:parent-style-name="none">
      <style:text-properties fo:font-weight="400" style:font-weight-complex="400" fo:font-size="10pt" style:font-size-complex="10pt" fo:font-family="Charis SIL" style:font-name-complex="Charis SIL"/>
    </style:style>
    <style:style style:name="slots-before" style:family="text" style:parent-style-name="none">
      <style:text-properties/>
    </style:style>
    <style:style style:name="xitem_xitem.slots-before" style:family="text" style:parent-style-name="none">
      <style:text-properties/>
    </style:style>
    <style:style style:name="translation-after" style:family="text" style:parent-style-name="none">
      <style:text-properties fo:font-style="italic" fo:font-family="Charis SIL" style:font-name-complex="Charis SIL" fo:font-size="10pt" style:font-size-complex="10pt"/>
    </style:style>
    <style:style style:name="xitem_xitem.translation-before" style:family="text" style:parent-style-name="none">
      <style:text-properties fo:font-style="italic" fo:font-family="Charis SIL" style:font-name-complex="Charis SIL" fo:font-size="10pt" style:font-size-complex="10pt"/>
    </style:style>
    <style:style style:name="complexentrytype-after" style:family="text" style:parent-style-name="none"/>
    <style:style style:name="complexentryform" style:family="paragraph" style:parent-style-name="none">
      <style:text-properties fo:font-weight="700" style:font-weight-complex="700" fo:font-family="Charis SIL" style:font-name-complex="Charis SIL" fo:font-size="10pt" style:font-size-complex="10pt"/>
    </style:style>
    <style:style style:name="entrytypeabbr-after" style:family="text" style:parent-style-name="none"/>
    <style:style style:name="entrytypeabbrminor-after" style:family="text" style:parent-style-name="none"/>
    <style:style style:name="LexEntrypublishStemParaHomographNumber" style:family="paragraph" style:parent-style-name="none">
      <style:text-properties style:text-position="super" fo:font-family="Charis SIL" style:font-name-complex="Charis SIL" fo:font-size="11.2pt" style:font-size-complex="11.2pt"/>
    </style:style>
    <style:style style:name="LexEntrypublishStemParaHomographNumber-after" style:family="text" style:parent-style-name="none">
      <style:text-properties style:text-position="super" fo:font-family="Charis SIL" style:font-name-complex="Charis SIL" fo:font-size="11.2pt" style:font-size-complex="11.2pt"/>
    </style:style>
    <style:style style:name="mainentryref" style:family="paragraph" style:parent-style-name="none">
      <style:text-properties fo:font-weight="700" style:font-weight-complex="700" fo:font-family="Charis SIL" style:font-name-complex="Charis SIL" fo:font-size="10pt" style:font-size-complex="10pt"/>
    </style:style>
    <style:style style:name="xitem_xitem.mainentryref-before" style:family="text" style:parent-style-name="none">
      <style:text-properties fo:font-weight="700" style:font-weight-complex="700" fo:font-family="Charis SIL" style:font-name-complex="Charis SIL" fo:font-size="10pt" style:font-size-complex="10pt"/>
    </style:style>
    <style:style style:name="mainentryrefminor" style:family="paragraph" style:parent-style-name="none">
      <style:text-properties fo:font-weight="700" style:font-weight-complex="700" fo:font-family="Charis SIL" style:font-name-complex="Charis SIL" fo:font-size="10pt" style:font-size-complex="10pt"/>
    </style:style>
    <style:style style:name="xitem_xitem.mainentryrefminor-before" style:family="text" style:parent-style-name="none">
      <style:text-properties fo:font-weight="700" style:font-weight-complex="700" fo:font-family="Charis SIL" style:font-name-complex="Charis SIL" fo:font-size="10pt" style:font-size-complex="10pt"/>
    </style:style>
    <style:style style:name="minorentrycondition-after" style:family="text" style:parent-style-name="none"/>
    <style:style style:name="revData" style:family="paragraph" style:parent-style-name="none">
      <style:paragraph-properties fo:text-align="left"/>
    </style:style>
    <style:style style:name="revEntry" style:family="paragraph" style:parent-style-name="none">
      <style:paragraph-properties fo:line-height="12pt" fo:text-align="left" fo:margin-left="12pt" fo:text-indent="-12pt"/>
      <style:text-properties fo:font-size="10pt" style:font-size-complex="10pt" fo:font-family="Charis SIL" style:font-name-complex="Charis SIL"/>
    </style:style>
    <style:style style:name="revHeader" style:family="paragraph" style:parent-style-name="none">
      <style:paragraph-properties fo:text-align="center" fo:border-bottom=".5pt solid #808080" fo:margin-top="18pt" fo:margin-right="9pt" fo:margin-bottom="18pt" fo:margin-left="9pt"/>
      <style:text-properties fo:font-weight="700" style:font-weight-complex="700" fo:font-family="Charis SIL" style:font-name-complex="Charis SIL" fo:font-size="16pt" style:font-size-complex="16pt"/>
    </style:styl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 style:family="paragraph" style:parent-style-name="none">
      <style:text-properties fo:font-weight="700" style:font-weight-complex="700" fo:font-family="Charis SIL" style:font-name-complex="Charis SIL" fo:font-size="10pt" style:font-size-complex="10pt"/>
    </style:style>
    <style:style style:name="sensemainentryref" style:family="paragraph" style:parent-style-name="none">
      <style:text-properties fo:font-weight="700" style:font-weight-complex="700" fo:font-family="Charis SIL" style:font-name-complex="Charis SIL" fo:font-size="10pt" style:font-size-complex="10pt"/>
    </style:style>
    <style:style style:name="xitem_xitem.sensemainentryref-before" style:family="text" style:parent-style-name="none">
      <style:text-properties fo:font-weight="700" style:font-weight-complex="700" fo:font-family="Charis SIL" style:font-name-complex="Charis SIL" fo:font-size="10pt" style:font-size-complex="10pt"/>
    </style:style>
    <style:style style:name="translation_translations_examples_sense_senses_entry_letData" style:family="paragraph" style:parent-style-name="translations_examples_sense_senses_entry_letData">
      <style:text-properties fo:font-style="italic" fo:font-family="Charis SIL" style:font-name-complex="Charis SIL" fo:font-size="10pt" style:font-size-complex="10pt"/>
    </style:style>
    <style:style xmlns:style="urn:oasis:names:tc:opendocument:xmlns:style:1.0" style:name="translation_translations_examples_sense_senses_entry_letData" style:family="text" style:parent-style-name="translations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paragraph"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text"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 style:family="paragraph" style:parent-style-name="none">
      <style:text-properties xmlns:fo="urn:oasis:names:tc:opendocument:xmlns:xsl-fo-compatible:1.0" fo:font-style="italic" fo:font-family="Charis SIL" style:font-name-complex="Charis SIL" fo:font-size="10pt" style:font-size-complex="10pt"/>
    </style:style>
    <style:style style:name="variantrefcondition-after" style:family="text"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 style:family="paragraph" style:parent-style-name="none">
      <style:text-properties fo:font-weight="700" style:font-weight-complex="700" fo:font-family="Charis SIL" style:font-name-complex="Charis SIL" fo:font-size="10pt" style:font-size-complex="10pt"/>
    </style:style>
    <style:style style:name="xlanguagetag" style:family="paragraph" style:parent-style-name="none">
      <style:text-properties text:display="true"/>
    </style:style>
    <style:style style:name="example-before" style:family="text" style:parent-style-name="none">
      <style:text-properties fo:font-family="Charis SIL" style:font-name-complex="Charis SIL" fo:font-size="10pt" style:font-size-complex="10pt"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translations_examples_sense_senses_entry_letData" style:family="paragraph" style:parent-style-name="translatio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translations_examples_sense_senses_entry_letData" style:family="text" style:parent-style-name="translatio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paragraph"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text"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paragraph"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text"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23</meta:creation-date>
    <dc:creator>Admin</dc:creator>
    <dc:date>2010-12-17T16:15:23</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hanged On Dec-10-2010 for TD-1723(Sorry could not update message in "Update GuideWord" scre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